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Prologue</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dans une famille de réfugiés, au milieu d'une guerre comme celle qui menace de se rejouer aujourd'hui.</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ai jamais pris de notes en me disant que j'écrirai un roman plus tard.</text:p>
      <text:p text:style-name="Preformatted_20_Text"/>
      <text:p text:style-name="Preformatted_20_Text">Simplement, alors qu'ici je suis incapable de vivre en ville, je me sens chez moi à Saint-Pétersbourg. La proximité de la mer Baltique, peut-être, ou les arbres au milieu des immeubles de l'époque stalinienne, décoiffés, fourchus, tout le contraire des platanes martyrisés des trottoirs parisiens.</text:p>
      <text:p text:style-name="Preformatted_20_Text"/>
      <text:p text:style-name="Preformatted_20_Text">E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ces gens que j'ai tant aimés ont accueilli Poutine en sauveur.</text:p>
      <text:p text:style-name="Preformatted_20_Text"/>
      <text:p text:style-name="Preformatted_20_Text">- Mais c'est un ancien du KGB, ça ne vous fait pas un peu flipper ? </text:p>
      <text:p text:style-name="Preformatted_20_Text">- Justement, tant mieux, il a du dossier sur tous les oligarques alors qu'Eltsine les a laissé sdépouiller le pay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immonde prospère était là, mais il est partout. Combien de fois, déjà, un Le Pen au second tour de la présidentielle française ? L'insatisfaction des gens, des petites gens, c'est-à-dire de ceux qui se sentent impuissants. Avec Elstine, les gens étaient devenus propriétaire et avaient vendu leur appartement pour se faire un pécule. La dévaluation a fait <text:soft-page-break/>fondre cette comme la neige au printemps. Dès l'année suivante, je voyais des grand-pères <text:s/>passer la serpillière dans les McDonald's de Moscou. Pour eux soudain, c'était mieux avant n'était pas qu'un slogan nostalgique du parti communiste moribond. Avant, quand un chef faisait régner l'ordre. </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les noces nauséabondes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Et il y a quelques années, mes amis russes me disaient : "le contrat entre lui et nous c'est ça : on veut bien avoir peur de toi si les autres ont peur de nous." Pourtant les premiers symptômes de la gueule de bois étaient déjà là. " Il n'a pas fait ce qu'il aurait fallu, pour l'économie, on tient encore à cause du gaz, du pétrole, et c'est nous qui devrions dominer la nouvelle économie, avec les ingénieurs qu'on a.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 Il n'y a pas de Charlie Hebdo, chez nous." </text:p>
      <text:p text:style-name="Preformatted_20_Text"/>
      <text:p text:style-name="Preformatted_20_Text">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Et il y a un silence qui gonfle jusqu'aux murs qui nous entourent.</text:p>
      <text:p text:style-name="Preformatted_20_Text"/>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é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text:soft-page-break/>Si.</text:p>
      <text:p text:style-name="Preformatted_20_Text"/>
      <text:p text:style-name="Preformatted_20_Text">J'y pense tous les jours. Mais il y a des histoires qui demandent à être écrites. </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 Une Renault, en tout cas, puisque depuis trente ans, il n'achetait plus que ça. Je ne comprendrai que bien plus tard le pourquoi de son attachement à la marque. C'est lui qui conduisait, ça je m'en souviens. De toute façon, il laissait rarement ma mère condui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Sauf que j'avais abordé le sujet cent fois avant et cent fois, il avait cru s'en tirer avec des "on verra plus tard" avec des "ce n'est pas le moment… " Bref, pour une raison que je ne comprenais pas, il refusait de me laisser voir les archives de mon grand-père. Le plus incompréhensible est qu'il ne s'agissait pas de son père, mais de celui de ma mère, le grand-père français, <text:s/>catholique et résistant. </text:p>
      <text:p text:style-name="Preformatted_20_Text"/>
      <text:p text:style-name="Preformatted_20_Text">Quand ma mère m'avait parlé de ces documents que son frère, mon oncle aux légendaires moustaches, avait confié à mon père,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ll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text:s/>Une femme sévère, mais qui peint et qui se marie à ce peintre avec qui elle part sur les traces encore fraîches de Sérusier, Meyer de Haan, Maufra.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text:p>
      <text:p text:style-name="Preformatted_20_Text"/>
      <text:p text:style-name="Preformatted_20_Text">Pendant que les Allemands occupaient cette maison, mon grand-père vivait à Paris, avec sa femme, ses quatre filles, son fils,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étions tous là, dans la voiture, et elle se taitsait. Ma mère, agrégée de <text:soft-page-break/>physique-chimie, qui a osé défier son milieu en soutenant Rocard, chrétien, certes, mais protestant, et de gauche, et ma tante, médecin, longtemps maire adjointe d'une grande ville des Hauts-de-Seine, se taisaient. </text:p>
      <text:p text:style-name="Preformatted_20_Text"/>
      <text:p text:style-name="Preformatted_20_Text">Sur le moment, je me suis dit, que le frère, le mari, le patriarcat, puisque le mot est à la mode, leur imposaient le silence. Mais peut-être, simplement, ont-elles pensé : "quelle insolence, si on dit non, c'est non."</text:p>
      <text:p text:style-name="Preformatted_20_Text"/>
      <text:p text:style-name="Preformatted_20_Text">L'air s'est figé comme la graisse d'une sauce qui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vais trente-cinq ans, il aurait eu le temps de raconter, s'il avait voulu. Le peu qu'il ait raconté, c'était sa légende personnelle, combien il était plus courageux que nous ne l'étions, des leçons édifiantes, mais pas de souvenirs, pas d'histoires, pas d'images. Alors me priver de notre histoire ? La menace tombe à plat. L'atmosphère, de glaciale, à étouffante.</text:p>
      <text:p text:style-name="Preformatted_20_Text"/>
      <text:p text:style-name="Preformatted_20_Text">Je crois que c'est pour ça qu'il s'arrête à la station Total de Ploermel malgré le réservoir à trois-quarts plein. Ma mère et ma tante restent dans la voiture.</text:p>
      <text:p text:style-name="Preformatted_20_Text"/>
      <text:p text:style-name="Preformatted_20_Text">Je prends mes affaires dans le coffre, et je pars tendre le pouce sur la bretelle d'accès à la quatre-voies. Lorsqu'ils sont passés devant moi, ma mère me dit, par la fenêtre ouverte : "Ne fais pas ta tête de mule." Une voiture est arrivée et mon père a dit quelque chose comme "ça lui servira de leçon" et il a démarré.</text:p>
      <text:p text:style-name="Preformatted_20_Text"/>
      <text:p text:style-name="Preformatted_20_Text">Je suis retourné dans la maison d'où nous sommes partis. Une longère que mon père et ma mère ont fait rénover. J'y venais les dimanches soir, y dormir avec mon fils. Comme ça, je pouvais le déposer le lendemain à l'école, plutôt que le dimanche chez sa mère. Je le voyais plus, je la voyais moins. Me retrouver là sans lui m'a fait un pincement au cœur. Il ne m'a pas fallu un quart d'heure pour retrouver le dossier du grand-père. J'étais hystérique. Je feuilletais les pages ronéotypées ou tapées à la machine. Au bout d'une heure, l'enthousiasme était retombé.</text:p>
      <text:p text:style-name="Preformatted_20_Text"/>
      <text:p text:style-name="Preformatted_20_Text">Il n'y avait rien. Aucune révélation. Quelques comptes-rendus dans lesquels mon grand-père résumait les parcours des uns et des autres, sérieusement caviardés, des pages manquaient, et tout ce qu'on pouvait comprendre c'est que les gaullistes avaient tenu mon grand-père pour un homme de confiance.</text:p>
      <text:p text:style-name="Preformatted_20_Text"/>
      <text:p text:style-name="Preformatted_20_Text">J'étais là, conscient qu'après avoir fouillé sans autorisation, je ne pourrai plus dormir là avec mon fils. Bien-sûr, plus tard, on finirait par s'expliquer, mais plus tard, ce serait déjà trop tard. Mon fils se serait habitué à rentrer chez sa mère le dimanche soir. </text:p>
      <text:p text:style-name="Preformatted_20_Text"/>
      <text:p text:style-name="Preformatted_20_Text">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ai refermé le dossier, et avant de le ranger j'ai écrit sur un post-it : "trop tard, j'ai tout lu !"</text:p>
      <text:p text:style-name="Preformatted_20_Text"/>
      <text:p text:style-name="Preformatted_20_Text">Et j'ai ajouté,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oft-page-break/><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ait travaillé dans les chemins de fers pendant un an <text:soft-page-break/>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y avait repris du service. En mille neuf cent quatre, les Japonais avaient attaqué Port-Arthur, sans prendre la peine d'une déclaration de guerre. Le deux janvier, moins d'un an après, Port Arthur capitulait. Quand il en parlait, et ça n'arrivait quasiment jamais, Valéry ne disait jamais "La Russie a capitulé," il disait "Port Arthur." La Russie jusque-là se voyait comme une puissance occidentale conquérant la Sibérie aux dépens des asiatiques et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éry et sa femme Sophie divorcèrent. Vint un moment où il avait fallu décider quoi faire de Vsevo.</text:p>
      <text:p text:style-name="Preformatted_20_Text"/>
      <text:p text:style-name="Preformatted_20_Text">Valéry voulait qu'il intègre le corps des Cadets. La guerre moderne avait besoin que la Flote arrive à temps sur les champs de bataille. Vsevo pourrait aussi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y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text:soft-page-break/></text:p>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y.</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que son père en a fini avec la guerre. Comme si c'était sur lui, maintenant, que reposait l'honneur militaire de la famille. La 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y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y,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text:soft-page-break/>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y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y voudrait prendre la main de son fils, maintenant qu'ils sont descendus du tramway et s'apprêtent à traverser la grande Nevka qui les sépare de l'Académie navale. Mais Vsévo a l'air tellement sérieux, lui qui n'était qu'un enfant l'été 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y : "Vous m'attendrez là pour les formalités, je vais conduire votre fils à l'enrôlement."</text:p>
      <text:p text:style-name="Preformatted_20_Text"/>
      <text:p text:style-name="Preformatted_20_Text">Valéry serre Vsévo dans ses bras, quelques secondes, qu'ils essaient de faire durer, ils s'embrassent, et déjà il faut se séparer. Vsévo se tient devant son père, incline la tête, et son père y trace un signe de croix, une bénédiction suivie d'un baiser, d'une dernière embrassade, et Vsé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y,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de noblesse héréditair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text:soft-page-break/></text:p>
      <text:p text:style-name="Preformatted_20_Text">Valéry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y n'a pas de titre de noblesse et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carrée qui empêche les colonne de grimper jusqu'au ciel. <text:s/>Tout est fait pour qu'on se sente petit. </text:p>
      <text:p text:style-name="Preformatted_20_Text"/>
      <text:p text:style-name="Preformatted_20_Text">Vsévo a l'impression d'avoir compris les trucs d'un magicien, et il sourit. Mais son sourire disparaît quand on appelle enfin son nom, son nom complet, Vsiévolod Valéryévitch Gousseff : Vsiévolode Gousseff, fils de Valéry.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text:p>
      <text:p text:style-name="Preformatted_20_Text">La Russie, le Tsar, le Peuple. </text:p>
      <text:p text:style-name="Preformatted_20_Text">Theos, Cosmos, Anthropos. </text:p>
      <text:p text:style-name="Preformatted_20_Text">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text:soft-page-break/></text:p>
      <text:p text:style-name="Preformatted_20_Text">Derrière Vsé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Est-ce que les enfants lisent encore les histoires de la Comtesse de Ségur ? Elles nous paraissaient à la fois vieillottes et cruelles, et il y avait un vieux général plein de bonté et un peu ridicule qui s'appelait Dourakine. Nous n'avions aucune idée de l'impertinence qu'il avait fallu à l'autrice, née Rostopchina, pour travestir Kourakine en Dourakine, qu'on pourrait traduire par Général Limbecile. L'ambassadeur qui avait tenu tête à Napoléon lui-même, c'était un Kourakine. La famille princière par excellence, la quintessence de la noblesse russe, le boyard si proche de Dieu qu'il n'a pas besoin de courtiser le Tsar. Quand on s’ap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dit Kourakine, c'est parce qu'ils aiment ça, c'est tout.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C'est tout.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text:soft-page-break/></text:p>
      <text:p text:style-name="Preformatted_20_Text">C'est Mikhaïl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é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ait que maintenant que son père s'est remarié, elle ne l'accompagnera pas en Crimée l'été prochain.</text:p>
      <text:p text:style-name="Preformatted_20_Text"/>
      <text:p text:style-name="Preformatted_20_Text">Il serait d'ailleurs resté un cadet anonyme si, après le corps et l'âme, l'Académie n'avait pas aussi travaillé l'esprit. En cours de géométrie, un professeur demande de reproduire des figures à main levée. Pour aller plus vite, Vsé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s petits kiosques où on pouvait acheter tout et n'importe quoi. Bien-sûr on se précipitait sur le folklore, les châles, les matriochkas de bois verni qui, comme les époques, s'emboîtent les unes dans les autres. Mais on <text:soft-page-break/>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Nous avions donc acheté des montres à gousset à l'effigie de Lénine, ou, pour les plus malins,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frappés d'une ancre. Ils n'étaient que décoratifs car le manteau se fermait avec des agrafes, qui assuraient l'étanchéité nécessaire face au froid froid quasi polaire. Nous en avions tous acheté un, mais j'étais le seul à le porter au lycée, à mon retour. </text:p>
      <text:p text:style-name="Preformatted_20_Text"/>
      <text:p text:style-name="Preformatted_20_Text">J'étais sûr d'avoir acquis le manteau de l'amiral Koltchak, sinon du tsar lui-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Vsévolod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de classe.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surtout lors du premier voyage de classe, en mille neuf cent quatre vingt treize, ce n'était pas vraiment une chance. Quand je leur disais que je ne parlais pas très bien et qu'il fallait aller doucement, ils prenaient ça pour de la fausse modestie et je souriais bêtement en attendant d'attraper un mot que je puisse comprendre. </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text:p>
      <text:p text:style-name="Preformatted_20_Text"/>
      <text:p text:style-name="Preformatted_20_Text"><text:soft-page-break/>Je ne sais pas pourquoi je me faisais une gloire de bien tenir l'alcool. J'imagine que j'avais assimilé les valeurs virilistes débiles du vingtième siècle finissant. <text:s/>À dix-sept ans, je n'avais jamais pris une cuite, mais j'avais pu observer mon père, mon oncle, mes cousins : un petit verre de vodka, un verre d'eau. Un petit verre de vodka, un peu de nourriture, un verre d'eau. Et toujours en portant un toast. C'était pour des fêtes religieuses, Noël, ou Pâques, que nous ne fêtions pas à la même date que les autres, les catholiques, qui se rangeaient bêtement à ce traître de calendrier grégorien, hérésie papiste en vigueur depuis seulement quatre cents ans et qui n'avait pour seul avantage que d'être en accord avec les astres, les saisons et la logique élémentaire, alors que les orthodoxes (étymologiquement, les tenants du droit chemin), en pinçaient pour le calendrier julien, qui présentait un décalage de treize jours avec le reste de l'humanité. Les Soviétiques, eux, avaient cédé et s'étaient alignés, comme nos verres, alignés devant nos jambes en tailleur.</text:p>
      <text:p text:style-name="Preformatted_20_Text"/>
      <text:p text:style-name="Preformatted_20_Text">Lorsque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mmes sortis, frissonnants, fous, et fiers d'être fous.</text:p>
      <text:p text:style-name="Preformatted_20_Text"/>
      <text:p text:style-name="Preformatted_20_Text"><text:soft-page-break/>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Près de dix mille personnes participent à la procession. Tout devant, le prêtre de l'académie. Pendant l'année, il n'est pas le personnage le plus respecté des cadets. Aumônier qui se content de faire coïncider le message d'amour du Christ Sauveur et l'enseignement de la guerre, de la mort, qui est la raison d'être de l'école navale. Les cadets le voient surtout comme un surveillant de plus, un super pion auquel il faut se confesser avant la communion et qui peut quand-même vous faire renvoyer s'il vous attrape à boire de l'alcool derrière l'église. Mais aujourd'hui, il avance, en majesté, devant les diacres qui portent les bannières et les icônes. L'air est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évo se demande s'il les envie ou s'il les plaint.</text:p>
      <text:p text:style-name="Preformatted_20_Text"/>
      <text:p text:style-name="Preformatted_20_Text">Il fait partie des premiers de sa promotion, mais se trouver comme ça,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La messe ne sera pas une de ces liturgies que Stoliaroff trouve interminables, mais des bénédictions pour le Tsar, la Russie, Saint-Paul, la Marine, l'évêque, l'archevêque, et cela aussi peut durer des heures. Mais malgré le froid et l'ennui, on veut être vus !</text:p>
      <text:p text:style-name="Preformatted_20_Text"/>
      <text:p text:style-name="Preformatted_20_Text">Le lendemain, Kourakine leur racontera le dîner de gala qui suit. Il arrive toujours à savoir ce qui s'est passé. </text:p>
      <text:p text:style-name="Preformatted_20_Text"/>
      <text:p text:style-name="Preformatted_20_Text">Chaque ministre présent, chaque officier a prononcé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text:soft-page-break/>de Grigori Raspoutine. Le tsar a passé l'année à visiter les hôpitaux de campagne, à se rendre sur les différents fronts et quelques jours avant la fête des cadets, il passe en revue les régiments de Cosaques, à côté de la stavka, le quartier général des armées. </text:p>
      <text:p text:style-name="Preformatted_20_Text"/>
      <text:p text:style-name="Preformatted_20_Text">- Il n'a pas pu venir, raconte Kourakine, parce qu'il a fait déplacer la Stavka à l'Ouest, à Moguilev, au plus proche des combats. </text:p>
      <text:p text:style-name="Preformatted_20_Text">- C'est là que je suis né, dit Vsévo. </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 La cérémonie de mille neuf cent quinze est déjà loin. 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y a repris le service, obsédé par les routes, les ponts, les rails, surtout les rails et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la pluie libératrice était enfin tombé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text:soft-page-break/>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
      <text:p text:style-name="Preformatted_20_Text">Pour Vsé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un paysan que Valéry a nommé intendant du domaine, appelle Vsévo Bartchouk, le fils du barine, le fils du maître. Vsévo ne sait pas si c'est une forme de respect de la tradition ou si c'est une gentille moquerie, mais il sait que si Ioufan l'appelait Vsévolode Valerievitch, il aurait l'impression d'avoir l'âge de son père.</text:p>
      <text:p text:style-name="Preformatted_20_Text"/>
      <text:p text:style-name="Preformatted_20_Text">Valéry a confié Vsévo à Ioufan pour qu'il lui fasse faire le tour du domaine. Peut-être aussi qu'il n'est pas très à l'aise quand son fils et sa nouvelle femme sont ici en même temps. Pourtant Tatiana l'adore. Elle a un fils qui a presque son âge, d'un mariage précédent, et qui voit en Vsévo le grand-frère qu'il rêvait d'avoir. <text:s/>Elle suit Valéry sur le front, comme infirmière, et elle le suis aussi pour cette permission un peu plus longue qui leur permet de se retrouver au domaine. </text:p>
      <text:p text:style-name="Preformatted_20_Text"/>
      <text:p text:style-name="Preformatted_20_Text">- Mais, papa, dit Vsévo, tu pourrais me montrer toi-même . Après tout, c'est toi qui décide ce qui se fait ici, non ? C'est toi qui connais le mieux le domaine ?</text:p>
      <text:p text:style-name="Preformatted_20_Text">- Je ne sais pas si je décide ou si je valide ce que me souffle Ioufan !, dit Valéry. Et puis l'idée n'est pas qu'il t'apprenne, en un été, à administrer tout le domaine, c'est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é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é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text:soft-page-break/></text:p>
      <text:p text:style-name="Preformatted_20_Text">- Mais Dieu a quand même voulu que vous soyez libres, maintenant…</text:p>
      <text:p text:style-name="Preformatted_20_Text"/>
      <text:p text:style-name="Preformatted_20_Text">Ioufan et Vsévo sont arrivés en haut de la colline à laquelle est accroché le domaine. Ioufan reprend son souffle et la beauté du paysage coupe celui de Vsévo. Les vignes alignées comme un velours côtelé alternent avec les vergers d'abricotiers. Des murets laissent deviner les limites des domaines.</text:p>
      <text:p text:style-name="Preformatted_20_Text"/>
      <text:p text:style-name="Preformatted_20_Text">Sur une autre colline, plus haute, un garçon surveille des moutons. Vsé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é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y.</text:p>
      <text:p text:style-name="Preformatted_20_Text"/>
      <text:p text:style-name="Preformatted_20_Text">- Mais Stoliaroff, lui, continue Vsé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y,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text:soft-page-break/></text:p>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Valéry porte une barbe touffue, et des moustaches imposantes, fuselées. Eiffel porte la barbe, Tesla, la moustache, François Briau rien du tout. Mais l'ingénieur Vladimir Choukov porte la barbe, et tout le monde admire ses tours hyperboloïdes qu'on construit partout en Russie, alors pour le moment, il la garde.</text:p>
      <text:p text:style-name="Preformatted_20_Text"/>
      <text:p text:style-name="Preformatted_20_Text">Vsévo commence à se poser la question du rasage. Sa barbe n'est qu'un duvet et elle révélerait sa jeunesse, sa fragilité. Personne ne veut avoir l'air fragile à 15 ans.</text:p>
      <text:p text:style-name="Preformatted_20_Text"/>
      <text:p text:style-name="Preformatted_20_Text">Valéry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é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y.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text:soft-page-break/>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évo et son père à jamais. </text:p>
      <text:p text:style-name="Preformatted_20_Text"/>
      <text:p text:style-name="Preformatted_20_Text"/>
      <text:p text:style-name="Preformatted_20_Text">---</text:p>
      <text:p text:style-name="Preformatted_20_Text"/>
      <text:p text:style-name="Preformatted_20_Text"># 11_Onze Staline depouille un train</text:p>
      <text:p text:style-name="Preformatted_20_Text"/>
      <text:p text:style-name="Preformatted_20_Text">Onze</text:p>
      <text:p text:style-name="Preformatted_20_Text"/>
      <text:p text:style-name="Preformatted_20_Text">Vsévo est dans le train qui le mène à Petrograd.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é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évo finit par se dire que ce n'est pas la peur du combat, ni la peur de se faire tuer, ni le dégoût de tuer qui lui avaient fait quitter l'armée - après tout, les officiers n'y sont pas si souvent confrontés - mais son appétit pour la construction, les ponts, les routes, les chemins de fer. </text:p>
      <text:p text:style-name="Preformatted_20_Text"/>
      <text:p text:style-name="Preformatted_20_Text">Maintenant, le train qui traverse les plaines un peu tristes qui séparent Koursk de Belgorod rappelle à Vsé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é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verre en métal. Elle remplit mon gobelet, mais elle avait raison et je me retrouve avec les mains brûlées. Allez, riez, riez, mais ce n'était pas à cause <text:soft-page-break/>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ils se répartissent le boulot. Nous étions en famille, Sophia et Vsévo étaient restés dans le compartiment. Il <text:s/>y en a un qui attrape un gamin, la mère refuse de lui lâcher la main alors il lui colle un pistolet sur la tempe. </text:p>
      <text:p text:style-name="Preformatted_20_Text"/>
      <text:p text:style-name="Preformatted_20_Text">- Dis, demande son frère, qu'est qu'il avait comme pistolet, ton gars ? Une pétoire de paysan ? </text:p>
      <text:p text:style-name="Preformatted_20_Text">- Non, répond Valéri, un Nagant, qu'il a dû voler à l'un d'entre nous lors d'une attaque précédente. Il les éloigne du mari, qui n'est pas idiot et qui donc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 </text:p>
      <text:p text:style-name="Preformatted_20_Text"/>
      <text:p text:style-name="Preformatted_20_Text">" 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évo arrive à <text:s/>Petrograd, où <text:s/>il retrouve sa mère Sophie sur le quai de la gare. Il devait vivre avec elle à Tsarskoie Selo, le Versailles russe, à quelques kilomètres de Petrograd, pendant les quelques semaines qui le séparent de son retour à l'Académie, mais elle vit désormais dans un appartement à Petrograd.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évo un sentiment de familiarité.</text:p>
      <text:p text:style-name="Preformatted_20_Text">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viaire tenace voulait que les femmes responsables des wagons soit de confession israé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text:soft-page-break/>#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t de cent ans. À la rentrée, Vsévo, comme tous les élèves de sa classe, ne rêve d'une chose, aller se battre contre l'Allemand, le Prussien, le Hongrois, gagner ses galons non plus sur les bancs 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c'est tout.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et c'est tout. Nous arrêtons toujours ceux qui menacent la Sainte Russie et au final, l'Europe nous remercie, parce qu'ils l'ont dévorée avant de s'attaquer à nous.</text:p>
      <text:p text:style-name="Preformatted_20_Text">- Ceux qui reviennent sont ceux qui sont blessés, normal qu'ils soient aigris, dit Vsé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il n'ajoute pas son sempiternel, "c'est tou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é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évo. Les soldats qui reviennent du front gardent les dents serrées, mais leurs mères, leurs sœurs, leurs femmes… Ce sont les femmes qui sont dans la rue.</text:p>
      <text:p text:style-name="Preformatted_20_Text"><text:soft-page-break/>-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évo. Ce serait comme manger le dessert avant le plat de résistance. Et puis moi, je veux de l'amour. </text:p>
      <text:p text:style-name="Preformatted_20_Text">- Et si la guerre finit avant qu'on sorte de l'Académie ? dit Kourakine. On va finir puceaux ?</text:p>
      <text:p text:style-name="Preformatted_20_Text">- S'il faut avoir fait la guerre pour baiser, alors c'est décidé, dit Stoliaroff, je suis contre les socialistes.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une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eviques ont réussi à situer, pour toujours, la Révolution Russe en octobre et non en février. Parce qu'ils ne sont pas là, en février <text:s/>mille neuf cent dix-sept, ou alors pas nombreux, parmi les ouvriers des usines Poutilov qui sont descendus dans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
      <text:p text:style-name="Preformatted_20_Text">Vsévo sait que pour son père, la révolution n'a jamais cessé de couver depuis ce dimanche sanglant de janvier 1905. C'étaient déjà les ouvrier des usines Poutilov qu'un certain Gapone avait fait descendre dans la rue. Et son association de travailleurs, ce n'était rien d'autre qu'un syndicat. Mais il l'avait monté pour ainsi dire à la demande de la police, et puis il était prêtre, pas bolchevique. Et il n'avait pas tort, qui veut voyager loin ménage sa monture, et les Smirnoff, l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e.</text:p>
      <text:p text:style-name="Preformatted_20_Text"/>
      <text:p text:style-name="Preformatted_20_Text">Mais on avait tout réformé à l'envers. Trop vite, et trop peu, et mal. Il aurait fallu remettre à leur place les patrons, et on aurait remis à leur place les ouvriers, de l'ordre, bon sang, et au lieu de ça, on a dû tirer sur la foule. Et comme pour s'en repentir, on a fait ces réformes à la va-vite. Sans ouvertement critiquer le Tsar, Valéry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text:soft-page-break/>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é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 et, pire, les Anglais."</text:p>
      <text:p text:style-name="Preformatted_20_Text"/>
      <text:p text:style-name="Preformatted_20_Text">Ce "on" n'était pas "nous, les Russes", c'était "eux, les industriels."</text:p>
      <text:p text:style-name="Preformatted_20_Text"/>
      <text:p text:style-name="Preformatted_20_Text">" On voudrait que le moral des soldats nous porte vers la victoire alors que pendant la bataille des Carpates on leur a livré des balles qui n'allaient pas dans leur fusil, et <text:s/>?"</text:p>
      <text:p text:style-name="Preformatted_20_Text"/>
      <text:p text:style-name="Preformatted_20_Text">Pour Vsévo, Stoliaroff et Kourakine, l'image de la guerre devient floue. Leur impatience d'aller y faire leurs armes, de montrer leur valeur et d'y apprendre à commander cède la place à une vague angoisse, celle qu'on ressent quand on monte à l'échelle d'un plongeoir, un mélange d'excitation et d'appréhension. Et si ça se passait mal, là-bas ?</text:p>
      <text:p text:style-name="Preformatted_20_Text"/>
      <text:p text:style-name="Preformatted_20_Text">La hiérarchie fait tout pour que l'académie <text:s/>reste une enceinte étanche, pour empêcher que les cadets réalisent à quel point ça se passe mal. Là-bas, au front,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é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é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text:soft-page-break/></text:p>
      <text:p text:style-name="Preformatted_20_Text">C'est fini, on ne traite plus Vsé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text:p>
      <text:p text:style-name="Preformatted_20_Text"/>
      <text:p text:style-name="Preformatted_20_Text">Les soldats les plus loyaux restent au front, mais tous les soldats du front ne comptent pas rester loyaux.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i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évo. </text:p>
      <text:p text:style-name="Preformatted_20_Text">Pourtant, c'est vrai qu'inconsciemment, pour eux tous, le combat, le danger, c'est pour les hommes du rang, et pour les gars comme eux, les sous-officiers, ou des lieutenants, à la limite. Les colonels, comme l'oncle Kourakine, comme le père de Vsévo, ou ses oncles, les généraux, ça dirige depuis l'arrière. </text:p>
      <text:p text:style-name="Preformatted_20_Text"/>
      <text:p text:style-name="Preformatted_20_Text">Et puis Vsé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Vsévo, on ne se démet du pouvoir accordé par Dieu comme on décide de céder les clefs d'une usine, juste parce qu'on est fatigué que les ouvriers soient mécontents. L'oint de Dieu, dit mon père, c'est un honneur et c'est une charge. </text:p>
      <text:p text:style-name="Preformatted_20_Text">- Tu ne comprends pas. Il a demandé leur avis aux généraux de l'état major. Pas un ne l'a dissuadé. Et maintenant, ils se plaignent tous de sa lâcheté, alors qu'il n'a fait que les écouter. </text:p>
      <text:p text:style-name="Preformatted_20_Text">- Et maintenant, on a ce drôle de double pouvoir, dit Vsévo. On ne sait plus qui décide qui. Le gouvernement provisoire ? Le Soviet ? Et jusqu'où ? Quand mon train a fait un arrêt à Koursk, il y avait des bagarres entre les soviets des ouvriers, des paysans, des soldats et les gars du Zemtsvo. </text:p>
      <text:p text:style-name="Preformatted_20_Text">- C'est de la connerie, cette histoires de soviets, dit Stoliaroff. Alexandre II <text:soft-page-break/>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é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 Tu ne sais plus qui défendre ? Demande toi qui combattre ! dit Stoliaroff.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text:soft-page-break/>- Et toi, Vsévo, t'en penses quoi ? dit Kourakine.</text:p>
      <text:p text:style-name="Preformatted_20_Text"/>
      <text:p text:style-name="Preformatted_20_Text">Vsé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ff veut devenir ministre des armées. Mais il parle plus de redresser la discipline dans les rangs que de gagner la guerre contre les puissances centrales. C'est vrai, les marins de Kronstadt sont comme une mer qui gronde, une houle qui se lève et chaque vague menace déferler sur la ville. <text:s/>Maintenant, on change de Douma tous les quatre mois, et le gouvernement est toujours <text:s/>"provisoire." </text:p>
      <text:p text:style-name="Preformatted_20_Text"/>
      <text:p text:style-name="Preformatted_20_Text">- Moi, dit Vsé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aujourd'hui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évo au cœur. Depuis l'abdication du Tsar, l'Empire a perdu son Nord. La Révolution fait tourner la Russie sur elle-même, c'est une force centrifuge qui menace d'éjecter tout ce qui est en périphérie. Du Caucase, déjà, étaient parties des salves de 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é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text:soft-page-break/>Aucun des colons qui ont travaillé dur à cultiver une terre qui n'était pas la leur ne peut comprendre qu'elle cherche à rejeter celui qui l'a rendue fertile. Aucune famille abusive ne peut comprendre celui ou celle qui cherche à la quitter. Vsévo passe sa nuit les yeux ouverts, incapable d'esquiver les questions qui accélèrent son souffle. </text:p>
      <text:p text:style-name="Preformatted_20_Text">Et si l'Ukraine devient indépendante, le domaine de Strayï Krym, la maison de Théodosie, pourra-t-on les garder ? </text:p>
      <text:p text:style-name="Preformatted_20_Text"/>
      <text:p text:style-name="Preformatted_20_Text">Où est son père, à présent ? Sur quel front le colonel du génie a-t-il été envoyé à nouveau ? Et s'il lui arrivait malheur ? Que deviendraient-ils tous ? Il aura sûrement prévu de mettre sa nouvelle femme à l'abri, elle et son fils ? Mais la mère de Vsévo ? Et Vsévo lui-même, avec qui ira-t-il vivre ? </text:p>
      <text:p text:style-name="Preformatted_20_Text"/>
      <text:p text:style-name="Preformatted_20_Text">C'est le clairon, c'est le réveil et Vsévo a l'impression de n'avoir pas dormi. Mais aujourd'hui, on saura au moins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e comme hymne après l'abdication du Tsar. Peut-être pour contrer la popularité montante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évo, le Garde-Marine ( Note Bas de Page : élève officier de dernière année avant de devenir Mitchman, soit sous-lieutenant) attend une instruction, les mains crispées sur la mitrailleuse. "Tout le pouvoir aux soviets." Ils sont moins d'une dizaine d'hommes pour défendre ce bâtiment d'où les jeunes conscrits partent au front. Vsévo a beau être du bon côté de la mitrailleuse, c'est la foule qui semble avoir le dessus, comme un animal trop bête pour comprendre le danger qui l'attend. Elle s'avance. Trop. Vsévo entend un ordre qu'il ne comprend pas bien. Le servant de la mitrailleuse tire une salve de semonce vers le ciel. La foule la plus proche se comprime avec un cri de surprise, suivi de quelques secondes de stupeur.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é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text:soft-page-break/>*"Dans ta sueur, l'avare déchire ta dernière miette de pain."* Des marins attrapent leur couvre-chef et le tiennent à la main. Même lorsqu'ils fuient pour sauver leur vie, il ne faut pas perdre un élément de l'uniforme où ils seront battus à la revue du lendemain. </text:p>
      <text:p text:style-name="Preformatted_20_Text"/>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itant. *" Et l'amour fraternel..."* Certains fuient, d'autres s'avancent, le flux et le reflux : ce sont des gardes rouges. Des milices qui s'organisent toutes seules, par usine, qui ne prennent d'ordre ni des socialistes révolutionnaires ni du gouvernement provisoire. *" Et l'amour fraternel..."* Vsé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évo et s'installe derrière la mitrailleuse. Tout est allé si vite que Vsévo n'a même pas vu mourir le soldat qu'elle remplace derrièr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é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 Varègues ?, et elle ne sait surtout pas où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et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et proportionnel ! Et <text:soft-page-break/>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s juifs, et de tout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Vous imaginez, les gars ? Une assemblée constituante ? Fini le bordel, et on n'aura plus de leçons à recevoir des alliés. On sera l'empire le plus démocratiques ! Plus démocratiques que les français ! Eux, ils ne laissent pas voter les femmes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La terre, ils sont en-dessous, ils creusent le charbon du Donbas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dix ans ? </text:p>
      <text:p text:style-name="Preformatted_20_Text">- Attention, Kourakine, tu parles comme un Bolchevique. Ça va bientôt être notre tour, au front, tu vas te défiler ? </text:p>
      <text:p text:style-name="Preformatted_20_Text">- Arrête ça, Mish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text:p>
      <text:p text:style-name="Preformatted_20_Text"><text:soft-page-break/>Kerenski, lui, pense qu'il arrivera à le piloter : ce n'est qu'un cosaque du Kazakhstan, Kerensk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comme espion militaire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text:soft-page-break/>-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fait des allers et retours pour vérifier que chacun est prêt à repousser cet 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Korniloff, nommé par Kerenski lui-même.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elle recruterait pour l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appelée à la rescouss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métamorphose en espoir, en un chant, des chants, des Marseillaises, des Internationales, puis des slogans et soudain, comme un torrent se déverse le peuple que personne ne contrôle. En Février, la foule, c'est une révolution. </text:p>
      <text:p text:style-name="Preformatted_20_Text"><text:soft-page-break/></text:p>
      <text:p text:style-name="Preformatted_20_Text">En Juillet, déjà, les bolcheviques tentent de lui passer un licol, de tirer sur la bride : il ne faudrait pas qu'un soulèvement mal organisé serve d'excuse pour revenir à l'ordre passé. Il faut laisser la contre-révolution faire le premier mauvais pas. </text:p>
      <text:p text:style-name="Preformatted_20_Text">Le putsch de Korniloff est l'épouvantail dont Lénine et Trotsky rêvaient. Dès le mois d'août, Finis les chants, finis le désordre et l'improvisation. Finis les poing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qui contrôle la Baltique, la Mer du Nord, on leur montrera à ces connards de Prussiens . </text:p>
      <text:p text:style-name="Preformatted_20_Text"/>
      <text:p text:style-name="Preformatted_20_Text">Il est plus facile d'ébranler la loyauté d'un marin dont la solde ne suffit pas à faire vivre s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
      <text:p text:style-name="Preformatted_20_Text">Kerenski se rend ensuite au palais Marinisky. C'est là que siège le "Conseil de la République." L'affaire Korniloff a repoussé la tenue des élections, et c'est ce "pré-parlement" qui tient lieu d'assemblée législative. </text:p>
      <text:p text:style-name="Preformatted_20_Text"/>
      <text:p text:style-name="Preformatted_20_Text">On ordonne aux cadets et aux junkers, leurs aîné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fidè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text:soft-page-break/>jusqu'alors installés. C'est au palais de Smolny qu'on inculquait les bonnes manières aux jeunes filles de l'aristocratie tsariste, symbole humiliant pour rappeler à Lénine et Trotsky qu'ils ne décident pas tout.</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 Ils font peur rien qu'à les voir. </text:p>
      <text:p text:style-name="Preformatted_20_Text">- C'est vrai qu'il en imposent. Viens voir ces barbes, Mikhaïl,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on aura tout vu.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 de Saint-Georges, dit Vsevo. </text:p>
      <text:p text:style-name="Preformatted_20_Text">- Bravo, on nous envoie des invalides de guerre, maintenant. </text:p>
      <text:p text:style-name="Preformatted_20_Text">- N'empêche, Mish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text:soft-page-break/>- Tu crois que c'est encore ceux de Krondstadt ? </text:p>
      <text:p text:style-name="Preformatted_20_Text">- Ceux-là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Misha, t'as un grand-père menuisier, un grand-père minottier, <text:s/>et ils se sont battus pour que tu sois officier, pas pour détruire l'Empire. </text:p>
      <text:p text:style-name="Preformatted_20_Text">- Eh, les gars, vous montez un soviet, ou quoi ? les interpelle un junker. </text:p>
      <text:p text:style-name="Preformatted_20_Text"/>
      <text:p text:style-name="Preformatted_20_Text">Il leur rappelle qu'il faut couvrir la place depuis les fenêtres en façade.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et les soldates se contentent des fusil. <text:s/>Pourtant leur violence surprend les assaillants. Ils se replient vers l'Annexe du palais sous le feu des femmes qui ne rationnent pas leurs munitions. Les rouge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text:soft-page-break/>-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 dit Kourakine. Ah, elle est efficace leur démocratie !</text:p>
      <text:p text:style-name="Preformatted_20_Text"/>
      <text:p text:style-name="Preformatted_20_Text"><text:soft-page-break/>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E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en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ça avait été orchestré. </text:p>
      <text:p text:style-name="Preformatted_20_Text"><text:soft-page-break/></text:p>
      <text:p text:style-name="Preformatted_20_Text">Petit à petit, la foule s'est tassée, densifiée jusqu'à devenir incompressible, à s'insinuer dans les interstices. Est-ce qu'il y a eu un signal ou était-ce un phénomène physique ? Un phénomène naturel de mécanique des fluides ? Une fois dépassée cette limite, les esprits ont basculé et la foule est devenue une meute incontrôlable. Les immenses escaliers ont été pris d'assau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st servi du manche en métal sur lequel il a fixé un drapeau américain pour frapper un représentant des forces de l'ordre mis à terre par la foule. </text:p>
      <text:p text:style-name="Preformatted_20_Text">Certains gardes n'ont pas tiré, à ce moment-là, parce qu'ils étaie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ait le pseudo Qanon. Il leur racontait les soirées pédophiles des illuminatis, les alertait contre ces choses horribles que sont la sécurité sociale, l'égalité raciale, il leur désignait les combats qui rendraient enfin sa grandeur à l'Amérique : lutter contre l'avortement, contre l'homosexualité et aussi contre les livres, ces saloperies utilisées par les profs libertaires des universités libérales qui perturbaient nos enfants innocents en les obligeant à prendre conscience que nos grand-pères possédaient des esclaves, que nos pères n'étaient pas obligés de s'asseoir à côtés des noirs dans le bus et que nos fils avaient le droit d'aimer un garçon ou une fille si ça leur chante. </text:p>
      <text:p text:style-name="Preformatted_20_Text"/>
      <text:p text:style-name="Preformatted_20_Text">Dans sa ferme à troll numérique de Saint-Pétersbourg, Evgueni Prigojine n'en revenai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text:soft-page-break/>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fleuri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Mes parent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text:soft-page-break/>chez ma mère, une harpe, et chez mon père, toujours ce don des Russes de faire apparaître des guitares. </text:p>
      <text:p text:style-name="Preformatted_20_Text"/>
      <text:p text:style-name="Preformatted_20_Text">Mais mon père ne chantait pas la nostalgie des steppes ou les soleils fatigués sur la neige.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joué pour s'extirper de la nostalgie du sien. </text:p>
      <text:p text:style-name="Preformatted_20_Text">Vers douze ou treize ans, j'ai commencé à prendre le train pour aller, seul, à l'église orthodoxe la plus proche de chez nous, alors que mon père n'y mettait pas les pieds. </text:p>
      <text:p text:style-name="Preformatted_20_Text">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de Petersbourg.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text:soft-page-break/>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text:soft-page-break/>deux lignes brisées : l'itinéraire de Vsevolode Valerievitch Goussef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é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 qu'ils dévorent.</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text:soft-page-break/>nom fait rêver. Mais est-ce que c'est vrai ? Est-ce que ce n'est pas de l'agit-prop des Rouges pour tester la loyauté des ex-cadets ?</text:p>
      <text:p text:style-name="Preformatted_20_Text"/>
      <text:p text:style-name="Preformatted_20_Text">Vsévo se retrouve chez sa mère. Sophie est apathique. Parfois on frappe à la porte, on lui demande où est son mari, et quand elle répond que c'est son ex-mari, ou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évo trouve Stoliaroff habillé, déguisé, plutôt, avec une tenue d'ouvrier. </text:p>
      <text:p text:style-name="Preformatted_20_Text">- Tu crois que ça <text:s/>passe ? demande-t-il.</text:p>
      <text:p text:style-name="Preformatted_20_Text">- Tu es décidé ? dit Vsé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é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l'euphorie aux soldats et du soulagements à leurs mères, à leurs femmes, mais Lénine, pour gagner du temps a perdu de l'espace. </text:p>
      <text:p text:style-name="Preformatted_20_Text">L'Ukraine est la Biélorussie deviennent des pays à part entière, les Bolchéviques et les Allemands également persuadés que ces pays finiront sous leur influence.</text:p>
      <text:p text:style-name="Preformatted_20_Text">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é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é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é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évo repousse le bout de papier et s'en va. </text:p>
      <text:p text:style-name="Preformatted_20_Text"><text:soft-page-break/></text:p>
      <text:p text:style-name="Preformatted_20_Text">Ce qui lui donne de l'énergie c'est l'imprimé <text:s/>qu'il reçoit le lendemain, avec cachet de la marine une autorisation de circuler datée du mois de mars 1918. Après un aller-retour rue Znamenskaia, c'est au tour de Vsé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é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a ne répond pas. Bien-sûr qu'il va rejoindre Valéry, bien sûr que c'est aux hommes de se battre. Mais c'est elle qui aurait dû repartir là-bas, après le divorce, parce que son nom de jeune fille résonne mieux dans les plaines du Donbass où ils se sont mariés. Sophia Viktorovna Kostienko. </text:p>
      <text:p text:style-name="Preformatted_20_Text"/>
      <text:p text:style-name="Preformatted_20_Text">L'injustice faite aux femmes s'étend même jusqu'après la mort. Dans l'absence de traces. On m'a dit que Sophia serait morte dans les années vingt,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a aurait voulu ne pas pleurer. Mais elle sait, elle sent, elle, qu'ils ne se reverront pas. Vsévo a le cœur rempli de l'espoir de rejoindre Korniloff ou Alexeeff, l'espoir de renverser Lénine, et, maintenant qu'on a perdu la guerre contre les Allemands, il a le cœur rempli de l'espoir de gagner la guerre contre les bolcheviks. Sophia, elle a le cœur vide. </text:p>
      <text:p text:style-name="Preformatted_20_Text">- Faut pas pleurer, maman, grâce à Dieu, nous serons de retour avant l'été, Korniloff,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la de plus près. </text:p>
      <text:p text:style-name="Preformatted_20_Text">C'est la première blessure révolutionnaire que tu vois ? </text:p>
      <text:p text:style-name="Preformatted_20_Text">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tsa ? Eh, les gars, j'ai un matelot qui boit que du thé, là ! T'as peur de pas marcher <text:soft-page-break/>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évo. Les matelots relâchent leur emprise avec un air de "j'ai rien fait", et Vsé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é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avoir voulu boire avec eux. Le wagon après celui-ci, c'est celui des malles, tu peux peut-être t'y planquer, moi, j'ai du thé à servir." </text:p>
      <text:p text:style-name="Preformatted_20_Text">Entre les deux wagons, pas de kondouktor, pas de provodnik, pas de samovar. Par la porte qu'il vient d'ouvrir, Vsé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évo pourrait sauter du train n'importe où, il est sûr que personne, parmi ce vrai peuple russe ne le livrerait aux diables rouges. Mais si le train n'avance pas beaucoup plus vite qu'un cheval au galop, Vsévo préfère attendre le nœud ferroviaire qui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évo jette son sac, qui rebondit sur le ballast et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xt:soft-page-break/>tempes, qu'il accélère. Ce rythme obsédant, ce rythme. La joue posée dans l'herbe mouillée Vsé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é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Ils arrivent par bande, terrorisent un village, boivent, se servent, obligent les musiciens à jouer et les filles à danser, ils rient, boivent encore, ils pleurent et et dorment chacun leur tout, ayant gardé du front l'habitude des gardes. Mais dans les villages, c'est encore l'attentisme. Est-ce qu'on va vraiment redistribuer la terre ? Mais est-ce qu'on va brûler les églises ? </text:p>
      <text:p text:style-name="Preformatted_20_Text"/>
      <text:p text:style-name="Preformatted_20_Text">Quand Vsévo arrive à Staryï Krym, il s'assied au fond du jardin et regarde la faible lumière derrière les fenêtres. Comment s'assurer que c'est bien son père et sa femme Tatiana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é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évo ! Avec ton uniforme, je t'ai pris pour un déserteu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es a fait stocker quand ils étaient au front, pour éviter les pillages que les bolcheviks appellent des réquisitions. L'ironie de l'histoire c'est qu'elle les a envoyés à la maison Ipatieff, où le tsar et sa famille sont maintenant séquestrés. </text:p>
      <text:p text:style-name="Preformatted_20_Text">La maison des étés dorés de l'enfance s'est transformée en caserne. Valéry l'ingénieur a laissé la place au colonel Gousseff qui impose une discipline militaire. Lever, prière, gymnastique briefing répartition des tâches. Au moins, le soir, on retrouve l'ambiance d'une famille bourgeoise, Valéry peint, son invité joue de la guitare, Tatiana lit. C'est elle qui assure l'intendance. </text:p>
      <text:p text:style-name="Preformatted_20_Text">- Tu as raté ton frère alexeï, il es reparti à Sébastopol aujourd'hui. </text:p>
      <text:p text:style-name="Preformatted_20_Text">Alexeï, le fils de Tatiana et de son premier mari. Ils ont à peu près le même âge mais ne se ressemblent pas. Autant Vsévo est sérieux et tourmenté, autant Alexeï est bavard et vantard. </text:p>
      <text:p text:style-name="Preformatted_20_Text">Valéry reçoit discrètement d'autres officiers. Ils posent des calques sur des cartes avec des murmures de conspirateurs, et Vsévo, évidemment récupère les corvées civiles du domaine. </text:p>
      <text:p text:style-name="Preformatted_20_Text">Il doit entourer le domaine d'une clôture de fil de fer. Comme si ça pouvait empêcher les villageois de s'emparer du vignoble si le soviet local les y autorisait. Et Ioufan, est-ce qu'il nous voit comme des ennemis, maintenant ? Un mois que Vsé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é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y fait un geste qui signifie "c'est bon", puis il referme la carte dépliée sur l'unique table qui n'a pas été envoyée à la maison Ipatiev. Il sort deux <text:soft-page-break/>fusils d'une horloge, le militaire avec qui il parlait tend la main :</text:p>
      <text:p text:style-name="Preformatted_20_Text">- Non, dit Valéry, toi tu rejoins ton régiment, tu transmets ce qu'on a convenu.</text:p>
      <text:p text:style-name="Preformatted_20_Text"/>
      <text:p text:style-name="Preformatted_20_Text">Il laisse à Tatiana un des fusils, tend l'autre à Vsévo et se contente de son pistolet. </text:p>
      <text:p text:style-name="Preformatted_20_Text"/>
      <text:p text:style-name="Preformatted_20_Text">Du haut du vignoble, on aperçoit cinq jeunes hommes qui remontent la colline en longeant la vigne, ne se cachant même plus. On entend même des rires. Malgré sa silhouette imposante, Valéry avance rapidement et silencieusement. Il rampe pour traverser un an à un les rangs de vigne puis il s'immobilise, désormais invisible. Vsé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y a dit : " Au signal, tu tires en l'air, et s'ils ne tirent pas vers toi, <text:s text:c="2"/>tu cours de l'autre côté du chemin et tu tires à nouveau." Au signal, mais quel signal ? Mais Valéry rampait déjà. </text:p>
      <text:p text:style-name="Preformatted_20_Text">Une détonation, Vsé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évo se lève et tient le groupe en joue. Des déserteurs, blouses de paysans sur p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évo ne tirera pas et ils détalent courbés entre deux rangs de vigne. </text:p>
      <text:p text:style-name="Preformatted_20_Text">Après la surprise, Vsé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y s'approche de la bobine de fil de fer laissée par Vsévo, il s'avance dans les vignes et choisit un poteau assez haut pour y attacher un des fusils des déserteurs. Vsévo l'imite quelques mètres plus loin. </text:p>
      <text:p text:style-name="Preformatted_20_Text">- Si on doit fuir en urgence, on ne sera jamais désarmés. </text:p>
      <text:p text:style-name="Preformatted_20_Text">Dans la même phrase, le danger et la riposte, le poison et l'antidote. </text:p>
      <text:p text:style-name="Preformatted_20_Text">Le lendemain Valéry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é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text:soft-page-break/></text:p>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Sans avoir été invités pour la cuite,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l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pour prendre nos enfants dans nos bras. </text:p>
      <text:p text:style-name="Preformatted_20_Text"/>
      <text:p text:style-name="Preformatted_20_Text">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text:p text:style-name="Preformatted_20_Text">- Mais tu as bien une sauvegarde quelque part ? Sur ton google ? dit ma mère. Je vais te chercher une clé USB.</text:p>
      <text:p text:style-name="Preformatted_20_Text"/>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éry Iakovlevitch Goussef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text:soft-page-break/>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le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e porte capitonnée, des éléments ponctuels où l'on peut espérer que le réel et le récit coïncident. Comme cet autre document notarié, daté d'octobre 1918 : Valéry autorise son fils à s'engager dans "l'armée russe", levée par les généraux Alexeev et Korniloff. Vsé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évo retrouve Stoliaroff. Ils avaient rêvé de batailles rangées, de coups de canon tirés depuis de puissants destroyers, du prestige des épaulettes dorées de leurs pères, et on leur fournissait des uniformes des uniformes de toile kaki.</text:p>
      <text:p text:style-name="Preformatted_20_Text">- Regarde ça, dit Vsévo. À part la couleur, on dirait les bleus de chauffe des Gardes Rouges de l'usine Poutiloff. </text:p>
      <text:p text:style-name="Preformatted_20_Text">- Parle moins fort, dit Stoliaroff, il faut que je t'explique. </text:p>
      <text:p text:style-name="Preformatted_20_Text">Micha Stoliaroff est arrivé avec quelques mois d'avance sur Vsévo. Il les a vus arriver, lui, les volontaires en retraite de la première campagne du Kouban. </text:p>
      <text:p text:style-name="Preformatted_20_Text"/>
      <text:p text:style-name="Preformatted_20_Text">"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f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text:soft-page-break/>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en parlant des Allemands qui chassaient les bolcheviques : le cœur a mal, mais la peau se réjouit."</text:p>
      <text:p text:style-name="Preformatted_20_Text"/>
      <text:p text:style-name="Preformatted_20_Text">À Novorossisk, l'armée des volontaires devient véritablement une armée. Stoliaroff et Vsévo attendent de recevoir une affectation pour la campagne qui reprend. </text:p>
      <text:p text:style-name="Preformatted_20_Text">- Dis-donc, demande l'officier qui s'en occupe, Gousseff, Vsé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évo ne sait pas s'il parle du nom de son père ou de celui du train, qui fait référence à un grand-prince de Moscou du quatorzième siècle. De toute façon, plutôt qu'un nom,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 Il n'a pas de blindage, il n'a même pas de murs, on ne va pas grimper sur cette plateforme, quand-même ?, dit Stoliaroff.</text:p>
      <text:p text:style-name="Preformatted_20_Text">- À mon avis, Misha, dit Vsévo, c'est un wagon martyr. Si les Rouges ont miné la voie, c'est lui qui sautera, pas la locomotive. </text:p>
      <text:p text:style-name="Preformatted_20_Text">- T'es un malin, Cadet !, dit un officier derrière eux.</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évo. </text:p>
      <text:p text:style-name="Preformatted_20_Text">-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text:soft-page-break/>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évo et Misha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évo sent sur son épaule la main crispée de Stoliaroff. Le bruit des balles sur le blindage ressemble au bruit de la grêle sur le toit d'une isba : le bruit du danger, de la mort imminente. Et pour Vsévo, c'est le signal de la dissociation. Quand on se met à tirer, Stoliaroff resserre un peu plus sa main sur l'épaule de son camarade, ses doigts semblent traverser l'uniforme jusqu'à la clavicule <text:s/>crispée de Vsé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et pour les Volontaires, il faut tenir. Normalement, un autre train suit, sans blindage mais avec des renforts d'infanterie, et même un wagon à bestiaux pour de la cavalerie. Il faut passer le refuge et freiner, mais dans les wagons du train rouge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est-ce qu'il ne freine pas, ce...</text:p>
      <text:p text:style-name="Preformatted_20_Text">Vsévo se retourne. Dans la locomotive, le chauffeur se tient à sa pelle à charbon, éventré, debout mais mort. Stoliaroff est allongé au sol. </text:p>
      <text:p text:style-name="Preformatted_20_Text">- Micha, Micha, lui crie Vsévo. </text:p>
      <text:p text:style-name="Preformatted_20_Text">Stoliaroff relève la tête, il n'a pas l'air trop mort alors Vsé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text:soft-page-break/>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évo regarde sa bouche, il sent sa main sur son épaule, juste là où Micha avait enfoncé ses doigts tout à l'heure. Tout le monde s'intéresse à cette épaule, on dirait. On dirait aussi que le lieutenant le félicite. C'est vrai, Vsévo trouve lui aussi qu'il a su relâcher la pression de la locomotive, ouvrir la porte de la chaudière et actionner le frein, pour une première, ce sont de bons réflexes. Mais Oglobianski parle de fierté, de courage, et qui dit courage dit danger, dit peur et soudain Vsé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arme balistique, et tant pis si personne ne comprend vraiment la différence avec les précédents missiles. Paris à deux minutes de n'importe quel pas de tir poutinien. J'ai consulté quelques sources et mes troubles de l'attention m'ont fait sauter de lien en lien jusqu'à la page Wikipédia de Dnipro. Anciennement Dniepropetrovsk. Plus anciennement encore, Ekaterinoslav.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blanche démarre avec des succès inattendus. Déjà, on traverse le Don en direction de l'Ouest. Comme toujours, Vsévo apprend vite : il peut maintenant occuper n'importe quel poste sur n'importe quel train. Mais le plus souvent Stoliaroff et lui sont affectés à la locomotive. Stoliaroff a une vue perçante, et une capacité stupéfiante à repérer une verste à l'avance le moindre mouvement <text:soft-page-break/>suspect. Vsé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text:p text:style-name="Preformatted_20_Text">*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eviques.*</text:p>
      <text:p text:style-name="Preformatted_20_Text"/>
      <text:p text:style-name="Preformatted_20_Text">Le train est un village qui se déplace. Les postes télégraphiques propagent <text:s/>depuis l'arrière les instructions de l'état-major, et depuis l'avant, les renseignements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illir de l'eau. Stoliaroff sait sur quelles fougères il faut tirer : leurs racines font une tisane amère au gout de réglisse, ce qu'il y a de moins pire quand on n'a plus de thé. </text:p>
      <text:p text:style-name="Preformatted_20_Text">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é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oft-page-break/><text:s/></text:p>
      <text:p text:style-name="Preformatted_20_Text">Cette nuit là, oui, ça change quelque chose. Le feu est éteint et d'abord Stoliaroff pense que c'est le froid qui l'a réveillé, mais il fait trop doux. Alors a-t-il été reveillé par le cri d'une chouette, qu'il entend à nouveau ? D'un côté, puis de l'autre. Mais maintenant qu'il est tout à fait sorti du sommeil, il entend des pas, et peut-être des chuchotements. Un coup de coude à Vsé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é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é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disparu. </text:p>
      <text:p text:style-name="Preformatted_20_Text">- Des Makhnovistes, dit le lieutenant Ogloblionski. Heureusement qu'ils n'ont pas d'autre approvisionnement en munitions que celles qu'ils nous prennent, parce qu'ils connaissent autrement mieux le terrain que les bolche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chef de gare. Et même à Petrograd. </text:p>
      <text:p text:style-name="Preformatted_20_Text">Vsé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 manque d'information, et qu'on a combattu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text:soft-page-break/>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é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é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é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é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évo a aussi entendu ce qu'il ne peut s’empêcher de ressentir aussi : il y a plus de notables, de planqués, pour qui on se bat 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text:soft-page-break/>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é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é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c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i lui-même. Il pointe un doigt rageur vers les deux chauffeurs pour dire qu'ils n'ont pas respecté l’ordre de s'arrêter avant, puis tombe à la renverse : on vient de percuter une première barricade faite de poutres et de traverses. </text:p>
      <text:p text:style-name="Preformatted_20_Text">Un rail est tombé du wagon martyr devant la locomotive, il frotte contre la voie, s'il se coince... Il se coince ! Il se dresse vers le ciel et le wagon l'y envoie, d'où il retombe en perforant la poitrine d'un des soldats rouges qui s'effondre. Certains d'entre eux continuent à tirer, d'autres s'enfuient, d'autres encore, que la peur a rendu bêtes, courent le long des rails au lieu de s'en éloigner et quand la mitrailleuse les fauche, Vsé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 Depuis les wagons monte une clameur victorieuse : l'armée des Volontaires prend pied sur la rive droite du Dniepr !</text:p>
      <text:p text:style-name="Preformatted_20_Text">Stoliaroff y répond pas trois coups de sifflets bref, puis diminue la vapeur, on commence le freinage, le crissement du métal couvre, pour un instant encore l'engueulade dont le lieutenant va les gratifier. </text:p>
      <text:p text:style-name="Preformatted_20_Text">À l'arrêt, Vsé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é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évo. </text:p>
      <text:p text:style-name="Preformatted_20_Text"><text:soft-page-break/>- C'est justement cela, mon lieutenant. Un bloc de marbre, c'est trop lourd pour qu'on le stationne sur un pont comme celui-ci. Le faire traverser à vitesse mesurée ? Oui. Mais y rester ? Un seul tir de canon, même du soixante-seize, et c'est l'effondrement assuré. </text:p>
      <text:p text:style-name="Preformatted_20_Text">- Ah, parce qu'on s'y connaît en pont, alors ? </text:p>
      <text:p text:style-name="Preformatted_20_Text">Vsé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évo et Stoliaroff passent devant le lycée moderne d'Ekaterinoslav. Il y a des 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evique ou un Volontaire. </text:p>
      <text:p text:style-name="Preformatted_20_Text">Dans les stanitsas (villages, ndbp) d'Ukraine, chaque paysan n'est qu'à une réquisition de 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à un préfet, pourvu que les fonctionnaires soient payés.</text:p>
      <text:p text:style-name="Preformatted_20_Text">Ça n'empêche pas les règlements de compte, les dénonciations. Après quelques jours, quand on entend des détonations, ce ne sont plus des combats, juste des exécutions. </text:p>
      <text:p text:style-name="Preformatted_20_Text"><text:soft-page-break/>- Viens, on se casse, dit Stoliaroff. </text:p>
      <text:p text:style-name="Preformatted_20_Text">- Où veux tu qu'on aille, Mikhaïl ? répond Vsévo. </text:p>
      <text:p text:style-name="Preformatted_20_Text">- J'en sais rien, on va à la gare. Voir les trains. J'ai pas envie d'assister à...</text:p>
      <text:p text:style-name="Preformatted_20_Text">Mic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s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évo, gêné...</text:p>
      <text:p text:style-name="Preformatted_20_Text">- Quoi ? On n'est pas assez bien pour vous ? C'est parce qu'on n'est que des fantassins ?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évo se demande si c'est une serveuse ou une prostituée, mais ça n'a pas tellement d'importance. Il boit. Micha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é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évo, hilare, si ça se trouve, c'est mon paternel qui a dessiné les plans !</text:p>
      <text:p text:style-name="Preformatted_20_Text">- Viens, on rentre, on se fait remarquer par des officiers, comme ça demain, si on nous reproche de rater l'appel, on dira qu'on voulait se rendre utile à la 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 Et puis on a besoin de médecins. </text:p>
      <text:p text:style-name="Preformatted_20_Text">- Mais j'ai plus de quarante ans répond le médecin. </text:p>
      <text:p text:style-name="Preformatted_20_Text">- Quarante ans ? Tu parles. Tu crois que je suis né de la dernière averse ? Montre tes papiers, salaud.</text:p>
      <text:p text:style-name="Preformatted_20_Text"><text:soft-page-break/></text:p>
      <text:p text:style-name="Preformatted_20_Text">Avec leur uniforme, Vsévo et Mic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regarde d'un côté de la voie, les yeux tendus vers l'obscurité, les oreilles avides du moindre signe de présence sur les côtés. Mais l'obstacle qu'ils percutent était droit devant eux. Stoliaroff heurte le levier. Vsé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évo se remet de son choc : "Putain, j'ai rien, pas un pistolet, pas même un couteau, on est foutus."</text:p>
      <text:p text:style-name="Preformatted_20_Text">Mais rien ne bouge. Pas même Mikhaïl. Est-ce qu'il est inconscient ? Pas un bruit. </text:p>
      <text:p text:style-name="Preformatted_20_Text">La transpiration plaque la chemise sur la peau. Un bruit de ballast. Un silence. "Ah, merde." Vsévo a crié malgré lui. C'est Micha qui vient de lui toucher l'épaule. </text:p>
      <text:p text:style-name="Preformatted_20_Text">Ils se lèvent, marchent doucement, chuchotent en longeant le train. </text:p>
      <text:p text:style-name="Preformatted_20_Text"><text:soft-page-break/>-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évo. Ou plutôt, il se range derrière les Bolcheviques chaque fois qu'on est sur le point de remporter une bataille, mais les Bolche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s le domaine, que pour un commissaire de Moscou qui leur dit combien de grain faut produire alors qu'il n'a jamais vu une charrue. </text:p>
      <text:p text:style-name="Preformatted_20_Text">Sans se concerter, sans même vraiment le décider, presque par habitude, tout en continuant à parler à voix basse, Vsévolode et Mikhaïl répètent les gestes qu'ils ont fait cent fois. Des gestes si rodés qu'ils ne font presque pas de bruit. Déjà la chaudière monte en température. Chaque pelletée de charbon résonne comme une carotte crue qu'on croquerait au milieu de funérailles : gênante, incongrue, mais pas tonitruante. </text:p>
      <text:p text:style-name="Preformatted_20_Text">L'air moite qui les entoure semble amortir le son de la porte en métal quand ils referment la chaudière. La vapeur qui commence à s'élever se confond avec la brume qui monte du sol qui a chauffé toute la journée. </text:p>
      <text:p text:style-name="Preformatted_20_Text">Pourtant Vsévo garde la tête froide et détache les wagons, si les bolche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é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évo se plaque et se brûle contre la paroi de la chaudière hurlante, mais il reste debout. Il surveille la pression. Personne ne tire, car personne ne semble comprendre ce qui se passe. Vsé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que courbe. Un poste qu'ils avaient croisé sans le voir, et plus miraculeux, sans en être vu, leur fait signe de s'arrêter, mais juste comme on prévient des machinistes idiots : "au-delà de cette limite votre ticket n'est plus valable ! Au-delà de cette limite, c'est la guerre, les gars !"</text:p>
      <text:p text:style-name="Preformatted_20_Text">La locomotive galope vers le soleil qui se lève. Vsévo plisse les yeux, bientôt ils pourront voir se découper les tours de la gare et leurs balustrades ridicules.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text:soft-page-break/></text:p>
      <text:p text:style-name="Preformatted_20_Text"># 36_Trente_six mon poing dans la gueule</text:p>
      <text:p text:style-name="Preformatted_20_Text"/>
      <text:p text:style-name="Preformatted_20_Text">Je ne sais pas précisément ce qui a valu à Vsévo d'être décoré de l'ordre de saint Georges : la prise du pont ? Le train qu'il a subtilisé à l'armée adverse ?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é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s ouvert et me serais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 J'ai appelé ma professeur de lycée. </text:p>
      <text:p text:style-name="Preformatted_20_Text"/>
      <text:p text:style-name="Preformatted_20_Text">D'un an ou deux plus âgée que mon père, elle l'avait croisé dans la cour du collège où il était venu m'inscrire : </text:p>
      <text:p text:style-name="Preformatted_20_Text"/>
      <text:p text:style-name="Preformatted_20_Text">- Boris ? Boris Vsé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non seulement les profs de russe ne seront jamais capable d'enseigner le russe, pas plus que de réussir une Paskha ( Note : Dessert traditionnel de pa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évo. En deux jours nous n'avons transcrit que cinq pages. Des nouvelles banales, des mondanités, et, au détour d'une phrase qui n'annonce rien de spécial : </text:p>
      <text:p text:style-name="Preformatted_20_Text"/>
      <text:p text:style-name="Preformatted_20_Text">" Tu as toujours cette balle que j'avais rapporté du front ? Tu te rappelles comme la mitrailleuse arrosait : tchakatchakatchak !"</text:p>
      <text:p text:style-name="Preformatted_20_Text"/>
      <text:p text:style-name="Preformatted_20_Text">Souvent, il faut faire des pauses : c'est un travail harassant. Et je vois ma professeure fatiguer malgré son énergie hors du commun.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ole de ceux qui prennent un peu du leur pour m'apprendre ce qu'ils savent. </text:p>
      <text:p text:style-name="Preformatted_20_Text"><text:soft-page-break/>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évo a dix-sept ans et cela fait déjà un an qu'il combat au sein de l'armée des Volontaires. </text:p>
      <text:p text:style-name="Preformatted_20_Text"/>
      <text:p text:style-name="Preformatted_20_Text">Mon fils à dix-sept ans. </text:p>
      <text:p text:style-name="Preformatted_20_Text"/>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retrouvé les états de service de Vsévo, mais j'ai cette carte, dessinée à la main par mon oncle. Une ligne verte retrace <text:s/>le parcours de son père. Le départ, en abrégé, "SPbg" pour Saint Petersbourg, et non Petrograd, puis une ligne droite jusqu'à Moscou, puis le sud, le sud, le sud, jusqu'à "STARIY KPYM." Il faut lire Staryï Krym, mais le son r, en cyrillique, s'écrit avec un p, sans doute dérivé du $\rho$ grec, et mon oncle a passé sa vie à naviguer entre les alphabets, cyrilliques et latins, évidemment, mais aussi grec, arabe... Il m'arrive aussi de mélanger les alphabets quand j'écris après avoir exploré les archives familiales. </text:p>
      <text:p text:style-name="Preformatted_20_Text"/>
      <text:p text:style-name="Preformatted_20_Text">De Staryï Krym, la ligne bifurque vers le Kouban, quelque part entre Ekaterinodar et Rostov-sur-le-Don, qu'elle finit par rejoindre avant de continuer vers le nord, vers l'ouest, jusqu'à Ekaterinoslav où nous avons laissé Vsévo. De là, elle ne repart pas vers le nord, vers Moscou, avec le gros des armées blanches dans la contre-offensive <text:s/>qui a bien failli réussir. Non, elle cavale vers l'ouest, entre le Dniepr et le Dniestr, comme une excroissance incongrue, une anomalie. </text:p>
      <text:p text:style-name="Preformatted_20_Text">C'est qu'en histoire, les grand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énikine a cavalé à l'ouest. Lequel, parmi ses multiples ennemis pourchassait-il ? </text:p>
      <text:p text:style-name="Preformatted_20_Text">La paix de Brest Litocsk a laissé l'Ukraine sous influence allemande. Mais leur pantin, Skoropadski a déjà été chassé.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t perdu la guerre, ils ont emporté avec eux l'histoire de l'Empire Tsariste. Les Rouges ont gagné et créé l'Union Soviétique. </text:p>
      <text:p text:style-name="Preformatted_20_Text">Mais les Makhnovistes, comme les communards massacrés par Thiers avant eux, et comme après eux les anarcho-syndicalistes catalans, écrasés en 1938 par les staliniens plus encore que par les franquistes, les makhnovistes ne se battent pas pour un État, qu'il soit Russe ou qu'il soit Ukrainien, ils se battent pour la terre. </text:p>
      <text:p text:style-name="Preformatted_20_Text"/>
      <text:p text:style-name="Preformatted_20_Text">Makhno ne déteste pas le capitalisme, il ne déteste pas un système, certes oppressif mais abstrait, comme le font Marx ou Lénine. Makhno déteste ceux qui <text:soft-page-break/>lui ont donné des coups, le fils du paysan chez qui il travaillait dès sept ans, il déteste des bourgeois bien réels, des policiers, qui l'ont battu dans la vie réelle. Nestor Makhno a trente-et-un an. Ce n'est plus un adolescent, mais c'est quand même un peu jeune pour être à la tête d'une armée qui compte des dizaines de milliers d'hommes, peut-être cent mille. Mais comment savoir, puisqu'ils sont toujours en mouvement et qu'ils passent sans cesse du statut de soldat à celui de paysan ? C'est aussi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et on passe aux travaux pratiques, qu'on appelle expropriation quand on les met en œuvre et terrorisme quand on les subit. Lorsque Makhno s'essaie à la confection de bombes artisanales, c'est dans le plat familial, sans prévenir sa mère. Elle voit le four extérieur exploser projetant des morceaux de vaisselle dans toute al cou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text:p>
      <text:p text:style-name="Preformatted_20_Text"/>
      <text:p text:style-name="Preformatted_20_Text">La prison des Boutyrki est un véritable centre de formation, on y croise tous les prisonnier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En effet,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le desserviront en voulant écrire une légende dorée. Mais c'est la guerre la réalité n'est pas simple. Makhno doit conclure des alliances temporaires, parfois avec les bolcheviques, parfois avec d'autres chefs de guerre dont il ne partage pas le nationalisme ni l'antisémitisme, comme le pseudo-attaman Grigorieff. Quand celui-ci se dira prêt à s'allier à Dénikine pour contrer les bolche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Makhno se saisissait de ses terres pour les redistribuer aux paysans du village, il attribuait à l'ancien propriétaire le même lopin qu'aux autres. </text:p>
      <text:p text:style-name="Preformatted_20_Text">Qu'ils soient riches ou pauvres, <text:s/>qu'ils parlent Russe ou Ukrainien, et le plus souvent tous parlent le sourjyk, un mélange des deux langues que tous les paysans comprennent, qu'ils soient Juifs, ou Grecs, Makhno partage entre tous la terre, le travail et la lutte. </text:p>
      <text:p text:style-name="Preformatted_20_Text"/>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s. </text:p>
      <text:p text:style-name="Preformatted_20_Text">Et c'est à moi, qui, malgré ma reconnaissance atavique pour la France qui a <text:soft-page-break/>recueilli ces premiers apatrides qu'étaient mes grand-parents, suis imperméable à l'idée de patriotisme, moi, qui, malgré mon amour pour cette Russie du 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text:p text:style-name="Preformatted_20_Text"/>
      <text:p text:style-name="Preformatted_20_Text">---</text:p>
      <text:p text:style-name="Preformatted_20_Text"/>
      <text:p text:style-name="Preformatted_20_Text"># 38_Trente_huit_Nom_de_train_le_nom</text:p>
      <text:p text:style-name="Preformatted_20_Text"/>
      <text:p text:style-name="Preformatted_20_Text">- Ils ont capturé l'Invincible ! </text:p>
      <text:p text:style-name="Preformatted_20_Text">- Quoi ? </text:p>
      <text:p text:style-name="Preformatted_20_Text">- Le train blindé, l'Invincible, au sud, ils l'ont pris, avec les hommes et les munitions !</text:p>
      <text:p text:style-name="Preformatted_20_Text">- C'est impossible ! Qui a pu le prendre ? Les Rouges se sont repliés au nord, il paraît qu'ils ont eu vent de la contre offensive que prépare notre Dénikine...</text:p>
      <text:p text:style-name="Preformatted_20_Text">- Va savoir s'il se considère comme un rouge, un vert ou un noir, en tout cas, c'est Makhno qui a capturé le train. </text:p>
      <text:p text:style-name="Preformatted_20_Text">- Comment ça, Makhno ? C'est pas un paysan à cheval avec trois fourches et deux fusils qui a capturé l'Invincible...</text:p>
      <text:p text:style-name="Preformatted_20_Text">- Moi j'y crois pas, c'est de l'agit-prop des cocos pour nous démoraliser. </text:p>
      <text:p text:style-name="Preformatted_20_Text">- Surtout que l'Invicible, c'est autre chose que le Dmitri Donskoï, ou même que notre train à nous. C'est du vrai, du blindé costaud, du cuirassier sur rails... <text:s text:c="29"/>&amp;</text:p>
      <text:p text:style-name="Preformatted_20_Text"/>
      <text:p text:style-name="Preformatted_20_Text">À la stupéfaction succède l'abattement. Le lieutenant Ogloblionsky le confirme aux cadets et aux junkers : Makhno et ses tachankas ont eu raison du fleuron des trains blindés de l'armée de Dénikine. </text:p>
      <text:p text:style-name="Preformatted_20_Text">- Simplement des tachankas ? demande Stoliaroff. Mais comment une charrette tirée par un seul cheval arrête un train blindé ? </text:p>
      <text:p text:style-name="Preformatted_20_Text">- Ils montent une mitrailleuse dessus. Et justement, un seul cheval, ça tourne dans tous les sens, ça passe par tous les chemins, les ravins, les ribines, répond un adjudant. </text:p>
      <text:p text:style-name="Preformatted_20_Text">- Et quand le cheval est à bout, ils s'arrêtent n'importe où, ils laissent le cheval, et on leur en donne un autre, sans rien leur demander. Ils font cent verstes dans la journée. Avec une mitrailleuse, et un ou deux hommes qui suivent sur d'autres canassons. </text:p>
      <text:p text:style-name="Preformatted_20_Text">- Tu les vois battre en retraite, tu les poursuis, et quand tu les vois disparaître dans un bois devant toi, en fait, ils attaquent tes arrières. </text:p>
      <text:p text:style-name="Preformatted_20_Text">- N'importe quel vieux paysan qui se signe à ton passage et qui maudit les soviets à haute voix peut te planter une lame dans le dos quand tu n'es pas sur tes gardes. </text:p>
      <text:p text:style-name="Preformatted_20_Text">- Ils nous détestent, ils ne croient en rien. Je ne leur demande pas de regretter le Tsar, mais la Russie, comment peuvent-ils cracher sur l'Histoire, sur l'Église ? </text:p>
      <text:p text:style-name="Preformatted_20_Text">- Les polonais leur ont un peu trop appris à se signer à l'envers ! [ Note bas de page : les orthodoxes et les catholiques ne font pas le signe de crois dans le même sens. L'Ukraine se situe sur la zone de partage d'influence entre les deux confessions]</text:p>
      <text:p text:style-name="Preformatted_20_Text">Stoliaroff ne dit rien. Une grande partie de la troupe est constituée de cadets, de junkers, d'officiers en surnombre. Tous ont un frère, un cousin, un père qui s'est fait massacrer par les soviets de soldats. Mais aucun ne se demande pourquoi les soldats avaient une telle soif de meurtre contre leur hiérarchie. Aucun n'a subi l'humiliation héréditaire. Depuis l'enfance, ils sont tous biberonnés au culte du chef et au respect de l'ordre établi. </text:p>
      <text:p text:style-name="Preformatted_20_Text">Mais les moujiks, les mineurs, les ouvriers, qu'est ce qu'ils ont à y gagner, au retour de l'ordre ancien, celui des Poutiloffs et autres grands patrons ?</text:p>
      <text:p text:style-name="Preformatted_20_Text"><text:soft-page-break/>Maintenant qu'ils sont entre cadets, Stoliaroff ose juste dire : </text:p>
      <text:p text:style-name="Preformatted_20_Text">- Ils ont pris l'Invincible parce qu'ils n'ont rien à perdre. </text:p>
      <text:p text:style-name="Preformatted_20_Text">- Qu'est-ce que tu veux dire, demande Vsévo ? </text:p>
      <text:p text:style-name="Preformatted_20_Text">- Nous ont se bat pour sauver notre Russie. Regarde, nos trains blindés, on les a appelés Dmitri Donskoï, Ivan Kalita, des noms de princes, de chefs d'il y a cinq ou dix siècles. Et eux...</text:p>
      <text:p text:style-name="Preformatted_20_Text">- Mais de quoi tu parles, interrompt Vsévo. Et le train Korniloff ? Ça fait six cents ans qu'il est mort, Korniloff ? Tu étais là quand l'artillerie Rouge l'a assassiné. Ça fait tout juste un an. </text:p>
      <text:p text:style-name="Preformatted_20_Text">- Korniloff, parlons-en, de Korniloff. Celui qu'on a envoyé rétablir la discipline dans les armées après que Trotsky a aboli la hiérarchie, celui qui a voulu renverser le gouvernement provisoire, alors tu peux y aller, tu peux aussi citer le train Ataman Bogaevsky, le train Général Alexieff, le train Chkouro, celui-là n'est même pas encore mort. Tu sais comment ils les ont appelés, leurs trains, les Rouges ? Regarde, la liste est là, fournie par le renseignement. Le train blindé numéro deux : "La Victoire ou la Mort." Regarde : le train Spartakus. Tiens, train numéro huit : le Libérateur. On encore celui-ci, le Paysan Rouge. Tiens, lis, train numéro quatre, le Communard !</text:p>
      <text:p text:style-name="Preformatted_20_Text">- Les communards se sont fait massacrer par Thiers, dit Vsévo, tu parles d'un chant de victoire.</text:p>
      <text:p text:style-name="Preformatted_20_Text">- Mais justement, justement ! Ils arrivent à capturer l'Invincible parce qu'ils préfèrent la mort à la vie qu'ils avaient avant. Ne vous trompez pas, les gars, j'ai autant envie de les écraser que vous, hein ? Et j'étranglerais Trotsky de mes propres mains, mais autant je suis sûr qu'on peut gagner la guerre contre les Bolchéviques et leurs mensonges, autant je ne suis pas sûr qu'on puisse gagner la guerre contre le peuple. Qu'est-ce qu'on leur promet, si on gagne, hein ? </text:p>
      <text:p text:style-name="Preformatted_20_Text">- L'ordre, la sécurité, pas le bordel dans lequel les socialistes, les communistes et les soi-disant libéraux ont plongé la Russie, répond Vsévo. </text:p>
      <text:p text:style-name="Preformatted_20_Text">- L'ordre, quel ordre ? Celui des officiers ? Ils ont un train qui s'appelle "Mort à la Contre-Révolution," un autre qui s'appelle "Mort à Dénikine !" Tiens, lis-ça. Train numéro cinquante-et-un, 'Le Terrible Vengeur des Morts de la Commune." Tu crois qu'on les fait rêver avec nos trains qui s'appellent "Pour la Sainte Russie," ou "Général Markoff ?" C'est comme de dire à un cheval, viens, rejoins nous, notre parti s'appelle Fouet et Cravache !</text:p>
      <text:p text:style-name="Preformatted_20_Text">- Mais quoi, s'énerve Vsévo, tu veux qu'on appelle notre train "La troisième Internationale ?"</text:p>
      <text:p text:style-name="Preformatted_20_Text">Un cadet qui jusque là n'avait rien dit rigole en regardant la liste des trains Rouges. </text:p>
      <text:p text:style-name="Preformatted_20_Text">- Pas la peine, ils en ont déjà un qui s'appelle comme ça. Mais sérieusement, Mikhaïl, ça me dérangerait pas de servir sur le "Général Korniloff. " C'était pas un planqué, quand il est mort, à Ekaterinodar, pendant qu'on traversait la rivière, il aurait pu se tirer vers l'arrière. Nos généraux aussi, ils sont prêts à donner leur vie pour la Russie. </text:p>
      <text:p text:style-name="Preformatted_20_Text">- Exactement, dit Vsévo. T'as l'air de croire qu'on ne se bat que pour les propriétaires terriens, mais notre commandant en chef lui-même, notre général Anton Ivanovitch Dénikine, eh ben son propre père est né dans le servage, c'est bien la preuve que...</text:p>
      <text:p text:style-name="Preformatted_20_Text">- Eh oui, on peut pas tous être né noble et avoir un beau domaine en Crimée, dit Stoliaroff...</text:p>
      <text:p text:style-name="Preformatted_20_Text">- Oh, ça va, Micha, dit le troisième cadet. On est tous sur les nerfs. Moi, je te le dis, je n'ai pas honte de me battre contre ces massacreurs. Ils ont choisi la couleur de leur drapeau après l'avoir trempé dans le sang de nos père, oublie pas ça. Et si celui de Vsévo a un domaine en Crimée, c'est pas pour rien, je te rappelle, son père, son grand-père, et au-delà, ils se sont battus pour la Russie, en Crimée, contre le Japon, contre l'Allemagne... Alors je préfère servir dans un train qui s'appelle Korniloff que dans un train qui s'appelle, attends, je cherche dans la liste, tiens, voilà, train numéro six, "Train des Ouvriers de l'usine Poutiloff au nom du Camarade Lénine." Tu vois, eux aussi ils aiment leur chef. À ce prix là, j'accepte même que notre train porte le nom d'un simple colonel plutôt que d'une crapule soutenue par les Allemands. </text:p>
      <text:p text:style-name="Preformatted_20_Text">Stoliaroff le regarde. Il regarde Vsévo. Il a une seconde d'hésitation. Il sait que cette fois, c'est un coup un peu déloyal qu'il s'apprête à porter. Mais la fatigue, l'énervement...</text:p>
      <text:p text:style-name="Preformatted_20_Text"><text:soft-page-break/>- Ah ça, j'imagine que toi non plus, Vsévo, ça te dérangerait pas de servir dans un train qui porte le nom d'un simple colonel, hein ? </text:p>
      <text:p text:style-name="Preformatted_20_Text">Vsévo rougit, mais le troisième cadet ne réagit pas. </text:p>
      <text:p text:style-name="Preformatted_20_Text"/>
      <text:p text:style-name="Preformatted_20_Text">Comme moi avant de fouiller dans les archives, il ne sait ps que le train qu'on vient de former sur la ligne "Tsvetkovo-Fastov" s'appelle "le train Colonel Gousseff."</text:p>
      <text:p text:style-name="Preformatted_20_Text"/>
      <text:p text:style-name="Preformatted_20_Text">Il ne sait pas non plus que c'est là-bas à Fastov et à Pergeonovka que l'armée Blanche perdra son âme, puis la guerre. </text:p>
      <text:p text:style-name="Preformatted_20_Text"/>
      <text:p text:style-name="Preformatted_20_Text"/>
      <text:p text:style-name="Preformatted_20_Text">---</text:p>
      <text:p text:style-name="Preformatted_20_Text"/>
      <text:p text:style-name="Preformatted_20_Text"># 39_Trente_neuf_comme pour la biere Coreff</text:p>
      <text:p text:style-name="Preformatted_20_Text"/>
      <text:p text:style-name="Preformatted_20_Text">J'étais étudiant et mon aide personnalisée au logement ne m'était pas versée. Ce n'était pas la misère, mais c'était quand même la mouise. Assez pour prendre une assiette de légume à sept francs au restaurant universitaire, et aller demander du rab gratuitement pour donner au copain, avant d'inverser les rôles le lendemain. Quand j'ai appelé la caisse d'allocations familiales, une gestionnaire pas trop aimable m'a à moitié engueulé : </text:p>
      <text:p text:style-name="Preformatted_20_Text">- Vous devez envoyer votre bail, sinon comment voulez-vous qu'on calcule le montant de votre aide ? </text:p>
      <text:p text:style-name="Preformatted_20_Text">- Mais je vous l'ai déjà envoyé deux fois !</text:p>
      <text:p text:style-name="Preformatted_20_Text">- Votre nom, c'est bien Goussess ?</text:p>
      <text:p text:style-name="Preformatted_20_Text">- Nom, c'est Gousseff, G, O, U, deux S, E, deux F.</text:p>
      <text:p text:style-name="Preformatted_20_Text">- C'est ce que j'ai dit, Yousseff !</text:p>
      <text:p text:style-name="Preformatted_20_Text">- Non, Gousseff, avec un G. </text:p>
      <text:p text:style-name="Preformatted_20_Text">- Yousseg ? Avec un G ? Jamais entendu un nom pareil !</text:p>
      <text:p text:style-name="Preformatted_20_Text">- Non, le G est au début, Gousseff. </text:p>
      <text:p text:style-name="Preformatted_20_Text">- Gouffess ? Bon votre prénom, c'est bien Mathieu, M, A, T, H...</text:p>
      <text:p text:style-name="Preformatted_20_Text">- Il y a deux T, en fait, M, A, deux T...</text:p>
      <text:p text:style-name="Preformatted_20_Text">- Ah bon, il n'y a pas de H. </text:p>
      <text:p text:style-name="Preformatted_20_Text">- Si, deux T et un H.</text:p>
      <text:p text:style-name="Preformatted_20_Text">- Ah, vous, vous le faites exprès...</text:p>
      <text:p text:style-name="Preformatted_20_Text"/>
      <text:p text:style-name="Preformatted_20_Text">J'ai pris mon skate pour économiser deux tickets de bus. C'était une erreur, parce que pour une gestionnaire de la CAF, un étudiant en skate est forcément un branleur, même s'il est en master de mathématiques appliquées. Ou un fraudeur. Une fois au guichet, une autre gestionnaire encore plus charmante me dit :</text:p>
      <text:p text:style-name="Preformatted_20_Text">- Mais qu'est-ce que vous voulez que j'en foute, de votre bail, ça fait trois fois que vous me l'envoyez. Vous êtes débile ou quoi ? Je vous ai envoyé un courrier pour que vous me postiez votre RIB, votre certificat de scolarité et l'avis d'imposition de vos parents. </text:p>
      <text:p text:style-name="Preformatted_20_Text">- Je peux vous demander comment vous avez orthographié mon nom ? </text:p>
      <text:p text:style-name="Preformatted_20_Text">- Eh, je suis pas débile, je sais lire : G, O, U, deux S, Et et F. </text:p>
      <text:p text:style-name="Preformatted_20_Text">Je pense que la haine qu'elle a lu dans mes yeux lui a fait peur, parce qu'elle n'a pas bronché quand, après lui avoir mis ma carte d'identité sous les yeux je me suis penché pour taper le début de mon nom dans son logiciel de gestion. Il y avait deux demi-dossiers, trois copies du bail d'un côté, trois copies du RIB de l'autre, avec la même adresse, la même date de naissance, l'un au nom de Goussef et l'autre au nom de Gousseff. </text:p>
      <text:p text:style-name="Preformatted_20_Text"/>
      <text:p text:style-name="Preformatted_20_Text">La capacité de mon interlocuteur à épeler mon nom est devenue la meilleure variable prédictrice de la pénibilité de la conversation à venir. Gousseff, avec deux S et deux F et la discussion serait cordiale, enjouée, pourrait faire naître en moi l'envie d'une demande en mariage. Un seul F corrigé à la première demande et nous serions entre gens de qualité. Un seul F suivi de "c'est ce que j'ai dit", et on serait déjà dans le pénible. À partir de Goussess et au-delà, je considère qu'un juge devrait m'accorder des circonstance atténuantes en cas de violence physique. </text:p>
      <text:p text:style-name="Preformatted_20_Text"/>
      <text:p text:style-name="Preformatted_20_Text">Chacun des membres de ma famille a développé des stratégies et nous avons <text:soft-page-break/>organisé des colloques pour échanger et conclure sur les raisons de leurs échecs successifs. </text:p>
      <text:p text:style-name="Preformatted_20_Text">- Faut-il dire deux èsses euh deux èffes ou èsse èsse euh èffe èffe ?</text:p>
      <text:p text:style-name="Preformatted_20_Text">- Il faut dire deux èsses comme Simone et deux èffes comme François</text:p>
      <text:p text:style-name="Preformatted_20_Text">- Je pense qu'il faut que la répétition soit dans l'exemple, deux èsses comme Simone Signoret, euh comme Eulalie et deux èffes comme Fédération Française. </text:p>
      <text:p text:style-name="Preformatted_20_Text">- Jamais, malheureux, Fédération comme François contiennent le sons èsse, tu obtiendras un Goussess dans quatre-vingt huit pour cent des cas. D'après la *Revue Internationale d'Écorchement des Noms,* avec "deux èffes comme Franck Franck" tu diminues drastiquement ce taux. </text:p>
      <text:p text:style-name="Preformatted_20_Text">- Oui, mais le *Journal d'Épellation Universelle des Noms Étrangers* a publié une étude qui montre alors l'apparition des formes Goucerf ou Gousserf, par attraction du son R. </text:p>
      <text:p text:style-name="Preformatted_20_Text">Yousseff, Gousset, Roussel, Goussess, l'infamant Gouffess, la liste des exemples réels est interminable. </text:p>
      <text:p text:style-name="Preformatted_20_Text"/>
      <text:p text:style-name="Preformatted_20_Text">Pour ma part, j'ai choisi de m'installer en Bretagne. Longtemps, j'ai cru que c'était parce que c'était là que s'arrêtait le Monde Occidental, et donc l'exil de mon grand-père vers l'Ouest. Puis, j'ai cru que c'était par fidélité pour mon autre grand-père, le français, le catholique, dont la maison à Clohars-Carnoët avait été réquisitionnée par les Alllemands en quarante. Puis, après que mon fils fut né à Brest, vécu à Rennes jusqu'à l'adolescence, je pensais que je restais pour préserver la mémoire des meilleurs moments de ma vie, ceux passés avec lui. Mais si je veux être sincère, c'est la popularité de la bière Coreff, qui détermine mon installation pérenne en Bretagne. "Matthieu Gousseff, avec deux F à la fin, comme pour la bière Coreff." [Note de bas de pages, il existe douzes communes se terminant par deux F en bretagne]</text:p>
      <text:p text:style-name="Preformatted_20_Text"/>
      <text:p text:style-name="Preformatted_20_Text">Lorsque j'ai publié mon premier roman, pour éviter les représailles juridiques de mon ancien employeur, j'avais choisi le pseudonyme de Michel Goussu. Puis, l'éditeur de mon deuxième roman m'a demandé de le signer de mon vrai nom. Il avait le vain espoir que les libraires ne fassent pas le lien avec l'échec commercial qu'avait connu "Le Poisson pourrit par la tête" et qu'ils commanderaient plus d'exemplaires "d'Ici Finit le Monde Occidental," roman sur la tranche duquel on peut voir un magnifique Matthieu B. GOUSSEF, avec ce F manquant, initiale du pays à qui nous devons tant. </text:p>
      <text:p text:style-name="Preformatted_20_Text"/>
      <text:p text:style-name="Preformatted_20_Text">Les lecteurs slavophiles se demandent peut-être pourquoi, au-delà de l'aspect pratique, tenir à ce doublement du F. En alphabet cyrillique, ces noms de famille qui se terminent par la lettre cyrillique qui correspond au v français. C'est que la réforme orthographique décidée avant mais mise en place après la révolution russe a supprimé le *,* ь, à la fin des mots. Comme son nom l'indique, il durcissait la consonne qui le précédait, faisant ainsi tendre le v vers un f. Le double f est ainsi un marqueur temporel, presque tribal, des descendants d'émigrés Russes Blancs. </text:p>
      <text:p text:style-name="Preformatted_20_Text"/>
      <text:p text:style-name="Preformatted_20_Text">Ainsi comme n'importe quel descendant d'immigré au nom exotique, chaque interaction administrative nous rappelle que nous ne sommes pas locaux, pas "des français de souche". Longtemps, par fidélité, je précisais :</text:p>
      <text:p text:style-name="Preformatted_20_Text">- Ça vient du Russe, comme Noureieff. </text:p>
      <text:p text:style-name="Preformatted_20_Text">- Ah, comme Gorbatchev ? </text:p>
      <text:p text:style-name="Preformatted_20_Text">Je renonçais à expliquer qu'en russe, on prononcerait plutôt Garbatchoff, mais cela suffisait à détendre l'échange. </text:p>
      <text:p text:style-name="Preformatted_20_Text">Je ne le fais plus aujourd'hui, car, après avoir compris que la détente venait de ce que Gousseff venait du Russe et non de l'arabe, comme Yousseff, je me sentais à chaque fois un peu collaborateur du racisme anti-maghrébin ambiant. </text:p>
      <text:p text:style-name="Preformatted_20_Text"/>
      <text:p text:style-name="Preformatted_20_Text">Du coup, n'ayant jamais eu à souffrir des conséquences du vrai racisme, celui du délit de faciès et des contrôles d'identités quotidiens, ces petits vexations ont moins contribué à affaiblir mon sentiment de reconnaissance à la France, pays d'accueil, qu'à renforcer mon sentiment d'appartenance aux Gousseffs. Tous les Gousseffs de France étaient mes cousins, nous étions une espèce rare, et ce qui est rare est précieux, non ? </text:p>
      <text:p text:style-name="Preformatted_20_Text"/>
      <text:p text:style-name="Preformatted_20_Text"><text:soft-page-break/>A renvoyer dans chapitre suivant cf carnet papier</text:p>
      <text:p text:style-name="Preformatted_20_Text"/>
      <text:p text:style-name="Preformatted_20_Text"/>
      <text:p text:style-name="Preformatted_20_Text"/>
      <text:p text:style-name="Preformatted_20_Text">---</text:p>
      <text:p text:style-name="Preformatted_20_Text"/>
      <text:p text:style-name="Preformatted_20_Text"># 40_Quarante_Nom _de_nom</text:p>
      <text:p text:style-name="Preformatted_20_Text"/>
      <text:p text:style-name="Preformatted_20_Text">Je savais que Valéri Iakovlevitch Gousseff avait atteint le grade de colonel. Quand mon oncle s'est rendu à Bitola, les vieux lui disaient : "Istyï palkovnik, <text:s/>le portrait caché du colonel !"</text:p>
      <text:p text:style-name="Preformatted_20_Text">Quand l'exil du Colonel Valeri Iakovlevitch Gousseff s'était arrêté là, c'était le Royaume des Serbes, des Croates et des Slovènes, <text:s/>quand mon oncle Lala s'y est rendu, c'était la Yougoslavie, et je me souviens du choc qu'a été pour moi l'éclatement de la Yougoslavie. Je ne savais pas encore qu'il existait un lien entre notre famille et ce territoire, mais simplement, l'idée qu'un état puisse éclater était une chose inconcevable. C'était comme si, soudain, je prenais conscience qu'il y avait un continuum entre l'histoire et le présent, comme si je prenais conscience que le présent n'était que la pointe d'un sismographe qui continue à enregistrer les tremblements d'un continent que je croyais inerte. Comme tous les adolescents narcissiques, j'écrivais des chansons, mauvaises, des chansons d'amour, et pour la première fois, le débordement de sentiments me fit écrire autre chose. Des chansons, mauvaises, encore, mais qui parlaient de ça, de Sarajevo, des casques bleus, de l'impression qu'il y avait une éternité entre mes 14 ans et mes 15 ans : "c'était à une époque, loin, bien avant les enclaves, avant que ne se disloque l'idée d'une idée Yougoslave."</text:p>
      <text:p text:style-name="Preformatted_20_Text"/>
      <text:p text:style-name="Preformatted_20_Text">Aujourd'hui, le territoire où est mort mon arrière grand-père, en mille neuf cent quarante-neuf, à cause de problèmes de prostate, s'appelle la Macédoine du Nord. </text:p>
      <text:p text:style-name="Preformatted_20_Text">Sa veuve avait stipulé dans son testament que mon oncle et mon père devaient recevoir une moitié en nue-propriété de sa maison, l'autre moitié et la jouissance effective de la maison revenant à ses locataires. Je crois aussi qu'il y avait une pierre, une émeraude, qu'un bijoutier avait essayé de nous faire passer pour une aigue-marine, sans doute avec l'idée de nous la racheter moins cher. </text:p>
      <text:p text:style-name="Preformatted_20_Text">Ainsi, de ce grand-père qu'ils n'avaient pas connu, mon père et mon oncle avaient hérité leur visage, si russes, presque identiques, un droit de propriété théorique et un terrain propice au cancer de la prostate. Mais aussi leur don pour les langues, le dessin, la musique, cette intelligence plurielle, curieuse, et ce nom, le nom du colonel Gousseff, si peu répandu dans ce pays qui est le mien. </text:p>
      <text:p text:style-name="Preformatted_20_Text"/>
      <text:p text:style-name="Preformatted_20_Text">Nom qui m'a fait perdre un peu de temps dans mes recherches bibliographiques. Quand je cherchais des informations sur la guerre civile russe, le nom Gousseff, c'est systématiquement ma cousine Catherine Gousseff, directrice de recherche au CNRS spécialisée sur la Russie qui ressortait. Sans ses livres je ne pourrais pas écrire celui-ci. </text:p>
      <text:p text:style-name="Preformatted_20_Text"/>
      <text:p text:style-name="Preformatted_20_Text">Un nom si rare, que le train Colonel Gousseff ne pouvait renvoyer qu'au père de Vsévo, Valéry Iakovlevitch Gousseff, le colonel de Bitola. </text:p>
      <text:p text:style-name="Preformatted_20_Text"/>
      <text:p text:style-name="Preformatted_20_Text">Mais ça ne collait pas. Que mon grand-père me pardonne, mais on ne nomme pas un train blindé en hommage à un colonel du génie, c'est à dire un homme qui fait construire des ponts et creuser des tranchées, un homme qui trace des routes pour l'intendance, et même si c'est ce genre d'hommes qui décide du tracé du chemin de fer sur lequel circule le train "Colonel Gousseff."</text:p>
      <text:p text:style-name="Preformatted_20_Text"/>
      <text:p text:style-name="Preformatted_20_Text">Alors, m'est venue l'idée de trahir les deux F de chercher avec Goussef, un F, ou même la transcription anglo-saxonne, Gusev, et enfin de cesser de trembler à l'idée de traduire des pages en cyrillique et de chercher directement Гусев, avec et sans signe dur.</text:p>
      <text:p text:style-name="Preformatted_20_Text"/>
      <text:p text:style-name="Preformatted_20_Text">Ils étaient là, partout. Une myriade de Gousseffs. Et parmi eux des colonels en <text:soft-page-break/>pagaille. </text:p>
      <text:p text:style-name="Preformatted_20_Text">Deux d'entre eux étaient probablement les oncles de Vsévo, puisqu'ils partageaient avec Valéry le patronyme Iakovlevitch, fils de Iakov. </text:p>
      <text:p text:style-name="Preformatted_20_Text">C'est eux dont j'ai parlé en décrivant les soirées de Staryï Krym, sans savoir qu'ils existaient vraiment, simplement inspiré par ces photos dont l'absence de légende entretient les légendes. Des hommes en uniforme, avec une allure distinguée, moderne, qui contraste avec d'autres photos des mêmes dans ce qui ressemble à des habits traditionnels cosaques. Pourtant tous ces oncles sont nés à Tver, juste au nord de Moscou. </text:p>
      <text:p text:style-name="Preformatted_20_Text"/>
      <text:p text:style-name="Preformatted_20_Text">Il y a aussi Ivan Viktorovitch, colonel lui aussi, lui aussi né à Tver. Le vingt-huit novembre mille neuf cents dix-huit, fatigué des tergiversations et des négociations il fit seller les chevaux de son régiment, monta sur une estrade et dit : " Je rejoins l'Armée des Volontaires avec mon régiment. Quiconque désire mourir honnêtement et avec gloire suive la cavalerie de Novorossisk." L'archive raconte que personne ne le contredit mais qu'ils ne furent pas nombreux alors à se joindre à son régiment. </text:p>
      <text:p text:style-name="Preformatted_20_Text"/>
      <text:p text:style-name="Preformatted_20_Text">Il y eut également des cousins au sein de l'Armée Rouge, un Nikolaï, par exemple, qui plus tard se distingua contre les troupes hitlériennes de l'opération Barbarossa. Il y avait du courage aussi, du côté soviétique. </text:p>
      <text:p text:style-name="Preformatted_20_Text"/>
      <text:p text:style-name="Preformatted_20_Text">Et que dire de Sergueï Ivanovitch Gusev, l'infâme théoricien de l'opposition militaire, qui soutenait que jusque dans l'art de la guerre il fallait développer une spécificité prolétarienne, et qui ne fut pas pour rien dans la prise de pouvoir de Staline à la mort de Lénine ? Rien, il ne faut rien en dire, c'est un usurpateur, son vrai nom était Yakov Davidovitch Drabkin. Mais ce que ça dit de notre nom de famille, c'est qu'il était assez commun pour qu'un opposant au tsar le choisisse comme pseudonyme pour participer, avec Lénine lui-même, à créer la ligue de l'émancipation de la classe ouvrière. </text:p>
      <text:p text:style-name="Preformatted_20_Text"/>
      <text:p text:style-name="Preformatted_20_Text">Un cran plus loin dans la falsification, mon préféré est le capitaine Gusev, combattant de la liberté, officier russe pendu pendant la guerre d'indépendance des Hongrois en 1845. Il change de camp parce que la Russie avait tort de défendre les Habsbourgs qui opprimaient les Hongrois autant que les slaves sur leur territoire. Il fut condamné à voir ses hommes pendus avant lui, et pour cela, la République Populaire de Hongrie nomma des places et des rues en son nom. C'est mon préféré parce qu'il n'a jamais existé, inventé de toutes pièces par Bella Illes, un communiste hongrois qui avait forgé la légende du capitaine Gusev pour la propagande favorable à l'amitié entre les deux peuples. </text:p>
      <text:p text:style-name="Preformatted_20_Text"/>
      <text:p text:style-name="Preformatted_20_Text">Des mois plus tard d'autres archives me parviendront d'autres archives, des lettres adressées à Vsévo, notamment par son père. Il raconte une rencontre qu'il fait dans un wagon de troisième classe qui l'emmène vers Bitola. </text:p>
      <text:p text:style-name="Preformatted_20_Text"/>
      <text:p text:style-name="Preformatted_20_Text">Ainsi je n'étais pas une pierre rare et précieuse, mais un gravier parmi d'autres dans le lit de la rivière Gousseff, qui coule du nord de Moscou au sud de la Crimée en passant par les plaines de Hongrie, d'Ukraine et de Serbie. </text:p>
      <text:p text:style-name="Preformatted_20_Text"/>
      <text:p text:style-name="Preformatted_20_Text">De Serbie ? </text:p>
      <text:p text:style-name="Preformatted_20_Text"/>
      <text:p text:style-name="Preformatted_20_Text">*Lors d'une correspondance à Laptevo, je suis entré dans un wagon de troisième classe. J'ai aperçu une silhouette accompagnée d'une dame. <text:s/>Moi, j'étais dans ma célèbre demi-fourrure (de la guerre du Japon) et mon chapeau kubanka. L'homme me regarde et <text:s/>je lui demande : </text:p>
      <text:p text:style-name="Preformatted_20_Text">- *Russe ? <text:s/>( en serbe : « Russki ? »). <text:s/></text:p>
      <text:p text:style-name="Preformatted_20_Text">- *Russe, me répond-il. Vous êtes le colonel Gousseff ? </text:p>
      <text:p text:style-name="Preformatted_20_Text">- *Jesam ( en serbe : « Oui, c'est moi »). </text:p>
      <text:p text:style-name="Preformatted_20_Text">- *Vous commandiez un train blindé ? </text:p>
      <text:p text:style-name="Preformatted_20_Text">- *Et même huit ! </text:p>
      <text:p text:style-name="Preformatted_20_Text">- *Vous êtes le père de Vsiévolode ? </text:p>
      <text:p text:style-name="Preformatted_20_Text">- *Tout juste !</text:p>
      <text:p text:style-name="Preformatted_20_Text">- *Eh bien, moi, je m'appelle Sokoloff.</text:p>
      <text:p text:style-name="Preformatted_20_Text">- *Ah bon, dis-je, je me souviens bien de vous à Théodosie. </text:p>
      <text:p text:style-name="Preformatted_20_Text"><text:soft-page-break/>C'est ainsi que la conversation a commencé.</text:p>
      <text:p text:style-name="Preformatted_20_Text"/>
      <text:p text:style-name="Preformatted_20_Text">C'était un autre Skoloff que celui dont Vsévo épousera la fille bien des années plus tard, mais donc c'était bien lui, le colonel du train. </text:p>
      <text:p text:style-name="Preformatted_20_Text"/>
      <text:p text:style-name="Preformatted_20_Text"/>
      <text:p text:style-name="Preformatted_20_Text"/>
      <text:p text:style-name="Preformatted_20_Text">---</text:p>
      <text:p text:style-name="Preformatted_20_Text"/>
      <text:p text:style-name="Preformatted_20_Text"># 41_quarante_et_un_deux_F</text:p>
      <text:p text:style-name="Preformatted_20_Text"/>
      <text:p text:style-name="Preformatted_20_Text">Pourtant c'est grâce à ce nom, Gousseff, qu'on ma proposé de participer à une mission de recrutement d'élèves ingénieurs russes désireux de se former aux techniques agricoles bretonnes, donc modernes, que j'étudiais moi-même à l'école d'agronomie de Rennes. </text:p>
      <text:p text:style-name="Preformatted_20_Text"/>
      <text:p text:style-name="Preformatted_20_Text">Je n'avais pas conscience de voyager sur la même ligne de chemin de fer que celle que Vsévo, fuyant Petrograd, avait prise pour rejoindre la Crimée. Pendant que le chef de la mission, qui parlait une demi-douzaine de langues couramment, mais avec un accent allemand prononcé dans chacune, m'expliquait ce qu'il attendait de moi, je voyais défiler la plaine, alternance de forêts basses de bouleaux et de résineux et d'immenses champs cultivés qui semblaient ne demander qu'à redevenir une steppe infinie. </text:p>
      <text:p text:style-name="Preformatted_20_Text"/>
      <text:p text:style-name="Preformatted_20_Text">À Koursk, après la visite de l'école d'agriculture et le tour des bâtiments impériaux plus ou moins bien entretenus, on nous avait emmenés voir les monuments érigés en mémoire de la bataille de Koursk. L'idée était, je crois, de nous rappeler combien de soviétiques étaient morts pour mettre Hitler en échec. Alors oui, nous, les occidentaux, on se croyait plus en avance, oui, les élèves Russes en étaient réduits à quémander un stage dans les campagnes de Rennes ou d'Angers, mais c'était aux sacrifices de l'Union soviétique disparue qu'on devait cette avance, et il n'était pas question qu'on l'oublie. <text:s/></text:p>
      <text:p text:style-name="Preformatted_20_Text">Au lieu de réveiller l'admiration pour l'héroïsme, cette terre violette, comme encore colorée par le sang des soldats fit naître en moi une horreur de la plaine. L'absence de frontières naturelles, à part les fleuves, faisait deviner les offensives interminables, les tranchées dans lesquelles on s'enterre vu que rien d'autre ne nous cache, les vagues de chair à canon sacrifiées, d'un côté comme de l'autre, jusqu’à ce que les plus nombreux triomphent sur un lit de cadavres. </text:p>
      <text:p text:style-name="Preformatted_20_Text"/>
      <text:p text:style-name="Preformatted_20_Text">Le lendemain, la neige s'était mise à tomber, à recouvrir ce passé d'une douceur pudique. </text:p>
      <text:p text:style-name="Preformatted_20_Text"/>
      <text:p text:style-name="Preformatted_20_Text">A Belgorod, après les entretiens de sélection, pas de cérémonie officielle. Le chef de mission me présenta à la famille qui m'accueillait pour la nuit dans un russe grammaticalement parfait mais aux sonorités bavaroises prononcées, et me donna rendez-vous le lendemain. Dès qu'il eut fermé la porte il me sembla me retrouver dans un repas de famille, nouvel an ou Noël. Vodka, poissonnailles, <text:s/>pelmenis (raviolis sibériens), vodka, liqueur de cerise pour faire passer la vodka et vodka pour rincer le sucre que laisse la liqueur sur la langue. </text:p>
      <text:p text:style-name="Preformatted_20_Text">La neige se remit à tomber. <text:s/>"Sneh pachol, kharasho !" (qu'il est bon que la neige tombe !).</text:p>
      <text:p text:style-name="Preformatted_20_Text">- Ah, vous dites Sneh, pas <text:s/>sneg ?</text:p>
      <text:p text:style-name="Preformatted_20_Text">- C'est le sud, ici, on a tendance à aspirer les g pour les changer en h, m'explique Sergueï, l'étudiant qui m'accueille et que nous retiendrons pour le stage. <text:s/></text:p>
      <text:p text:style-name="Preformatted_20_Text">- Comme les khokhols [surnom péjoratif que les Russes donnent aux Ukrainens] rigole son frère, Vladimir. Tu sais ce qui différencie un vrai Russe d'un petit Russe, un Ukrainien ?</text:p>
      <text:p text:style-name="Preformatted_20_Text">- Visiblement, pas la prononciation des g, ai-je répondu pour être spirituel. </text:p>
      <text:p text:style-name="Preformatted_20_Text">- Non, par ce temps-là, le vrai Russe passe aux verges !</text:p>
      <text:p text:style-name="Preformatted_20_Text"/>
      <text:p text:style-name="Preformatted_20_Text">Je ne suis pas sûr d'avoir bien compris, alors, devant mon air ahuri, mon hôte me lança un bonnet me dit : "Allez, viens."</text:p>
      <text:p text:style-name="Preformatted_20_Text"><text:soft-page-break/>Ils me firent faire le tour de la maison, sous la neige, jusqu'à une cabane en bois attenante. </text:p>
      <text:p text:style-name="Preformatted_20_Text">À l'intérieur, un sauna artisanal mais pas rudimentaire était déjà en train de chauffer. Malgré la vodka encore présente dans mes veines, je n'étais pas tout à fait à l'aise de me retrouver à poil avec les étudiants qui me donnaient il y a quelques heures encore du "Gaspadine" (monsieur).</text:p>
      <text:p text:style-name="Preformatted_20_Text">Rapidement les scrupules se sont évaporés, comme l'eau qu'on versait sur les pierres surchauffées et qui saturait l'air étouffant. </text:p>
      <text:p text:style-name="Preformatted_20_Text">- Allez, aux verges. </text:p>
      <text:p text:style-name="Preformatted_20_Text">Ils ouvrirent la porte, se mirent à courir dans la neige. Le grand frère se saisit de bagettes de bois et fouetta l'autre qui se tortilla en riant. Pour échapper aux verges, je me jetai dans la neige, et après quelques secondes, me relevai comme électrifié par le froid. </text:p>
      <text:p text:style-name="Preformatted_20_Text">- Regarde, il faut faire comme ça. </text:p>
      <text:p text:style-name="Preformatted_20_Text">Ils se frottaient avec des poignées de neige et tout d'un coup se précipitèrent à nouveau vers la porte de la cabane-sauna. Je ne savais pas dire "ça dessaoule", alors je dis : "je suis moins ivre après la neige, poslié sneha." Ils se mirent à rire sans pouvoir s'arrtêter, et je ne savais pas si c'était à cause de mon russe bancal ou parce que j'avais fait exprès de bien transformer le g en h. </text:p>
      <text:p text:style-name="Preformatted_20_Text">Après trois alternances de roulades dans la neige et de quasi-coma dans l'étuve, ils durent sentir que mon cœur était au bord de la défaillance et nous avons fini par retourner dans la maison. </text:p>
      <text:p text:style-name="Preformatted_20_Text">La bouteille de vodka était encore là, les verres aussi, mais notre ivresse devenait moins festive, plus détendue, presque mélancolique. Le plus court chemin entre la fête et la mélancolie passe toujours par le cœur des russes. <text:s/></text:p>
      <text:p text:style-name="Preformatted_20_Text">- Tu sais, on taquine les khokhols, mais il y a soixante-dix kilomètres entre ici et Kharkov. </text:p>
      <text:p text:style-name="Preformatted_20_Text">- On aurait pu t'emmener en Ukraine demain, mais pour la première fois depuis quatre-vingt onze, la frontière est un peu fermée. Enfin, ils font des contrôles, il faut un passeport, c'est chiant.</text:p>
      <text:p text:style-name="Preformatted_20_Text">- C'est des conneries de politiciens, on a tous des copains, des cousins en Ukraine, ça va pas durer, ils vont rouvrir ça d'ici quinze jours. Mon oncle a une datcha dans la campagne à côté de Trostianets, si tu reviens au printemps, ce sera rouvert, je t'emmènerai. </text:p>
      <text:p text:style-name="Preformatted_20_Text">- C'est de la faut de l'OTAN, avec leurs conneries de bombardements en Yougoslavie. </text:p>
      <text:p text:style-name="Preformatted_20_Text"/>
      <text:p text:style-name="Preformatted_20_Text">Quelques mois plus tôt, pour arrêter la campagne de nettoyage ethnique que les Serbes orthodoxes avaient engagés contre les Albanais musulmans du Kosovo, l'OTAN avait déclenché une campagne de bombardements, sans avoir obtenu de mandat de l'ONU. Malgré le risque de génocide, la Russie avait opposé son veto, créant un précédent fort utile sur lequel Poutine s'appuie encore aujourd'hui. </text:p>
      <text:p text:style-name="Preformatted_20_Text">Je n'ai retrouvé aucun document relatant la fermeture de la frontière avec l'Ukraine à ce moment là. Est-ce qu'elle avait été exagérée par mes hôtes ? Ai-je fabriqué un faux souvenirs pour me justifier de ne jamais être entré en Ukraine, de ne jamais avoir vu Trostianets ?</text:p>
      <text:p text:style-name="Preformatted_20_Text"/>
      <text:p text:style-name="Preformatted_20_Text">---</text:p>
      <text:p text:style-name="Preformatted_20_Text"/>
      <text:p text:style-name="Preformatted_20_Text"># 42_La veille de la victoire</text:p>
      <text:p text:style-name="Preformatted_20_Text"/>
      <text:p text:style-name="Preformatted_20_Text">La voix d'Oglobionski retentit : </text:p>
      <text:p text:style-name="Preformatted_20_Text">- Qu'est-ce que c'est que ces conneries ? Pourquoi voulez-vous qu'on rajoute une plateforme ? </text:p>
      <text:p text:style-name="Preformatted_20_Text">- On a la permission du colonel, on va quand même pas rapporter tout ça à cheval ?</text:p>
      <text:p text:style-name="Preformatted_20_Text">- C'est moi, le colonel, ici, dit Oglobionsky, qui est passé lieutenant colonel. Je n'ai pas de place pour ça sur mon train. </text:p>
      <text:p text:style-name="Preformatted_20_Text">- Et notre colonel, il nous a promis que si on reprenait Fastov, la ville était à nous pour deux jours. En plus, la moitié de ce qu'on doit charger, c'est pour les officiers !</text:p>
      <text:p text:style-name="Preformatted_20_Text">- J'en ai rien à foutre, hurle Ogloblionski. De toute façon, vous voulez envoyer ça vers l'arrière. Nous, on avance. On doit aller vers Ouman pendant que la <text:soft-page-break/>cavalerie fait reculer le moujik et ses anarchistes. </text:p>
      <text:p text:style-name="Preformatted_20_Text">Après la prise de l'Invincible, Makhno a d'abord creusé des tranchées le long du Dniepr <text:s/>pour empêcher les Blancs de reprendre Alexandrovsk. Il a rappelé aux cosaques alentour : "La sietch des zaporogues, c'est ici qu'elle a été fondée. Un jour la ville s'appellera Zaporijia, vous verrez !"</text:p>
      <text:p text:style-name="Preformatted_20_Text"/>
      <text:p text:style-name="Preformatted_20_Text">Mais ce sont des Cosaques, menés par le général Chkouro, qui font reculer le Batko. Car Chkouro n'a pas que des cavaliers. Pour la première fois, les makhnovistes font face à des chars et d'autres véhicules blindés. Les soviétiques les ont lâchés, ils manquent de munition, ils manquent d'armes. Mais ils ne manquent pas d'hommes. Nombreux sont les soldats de la 12 ème armée rouge qui préfèrent rejoindre les rangs de la makhnovchtchina plutôt que d'abandonner leur territoire aux Blancs. Makhno dirige quinze mille hommes, dont deux mille cavaliers menés par son bras droit, Schtuss. Une batterie d'artillerie est entièrement composée de juifs qui ne parlent entre eux que yiddish. Un détachement de tirailleurs ne comporte que des Grecs, que la guerre a repoussés depuis Odessa. </text:p>
      <text:p text:style-name="Preformatted_20_Text">Makhno ne manque pas non plus de lucidité. Depuis qu'il a abattu Grigorieff et que les Rouges l'ont à nouveau trahi, il sait qu'il ne fait pas le poids face à Dénikine. La meilleure tactique est de fuir. Il cavale cinquante verstes vers l'ouest, puis revient en douce de la moitié, par les ravines, les forêts, par le lit des ruisseaux encaissés. Il surgit par l'arrière et s'empare de munitions, ou, s'il a réussi à s'enfoncer encore plus, il arrache aux convois la nourriture et les fourrures réquisitionnées à la population. Mais au final, les makhnovistes reculent toujours. </text:p>
      <text:p text:style-name="Preformatted_20_Text">En quinze jours, les troupes de Dénikine les ont repoussés de six cents kilomètres. Chez les Blancs, on devrait exulter. L'offensive vers le nord a mené le reste des troupes jusqu'à Orel. "Orel, cent quatre-vingt verstes de Moscou, c'est beau. On fouette l'ennemi avec nos nagaïkas comme on renvoie les bêtes à l'étable. C'est beau." (ref en note de bas de page)</text:p>
      <text:p text:style-name="Preformatted_20_Text"/>
      <text:p text:style-name="Preformatted_20_Text">Et pourtant. À force de reculer, les Rouges ont regroupés leurs forces. </text:p>
      <text:p text:style-name="Preformatted_20_Text">- J'aime pas ça, dit Stoliaroff. </text:p>
      <text:p text:style-name="Preformatted_20_Text">- Quoi ? Gagner ? demande Vsévo. Leur terrible Batko, là, il fait que reculer depuis trois semaines. </text:p>
      <text:p text:style-name="Preformatted_20_Text">- Je sais, je sais, mais je trouve qu'on est loin. Regarde, ils diminuent nos rations de tabac parce qu'il met trop longtemps à venir. </text:p>
      <text:p text:style-name="Preformatted_20_Text">- Tant que ce n'est pas la bouffe. </text:p>
      <text:p text:style-name="Preformatted_20_Text">- Ou les munitions ? C'est ça qui m'inquiète. Et puis j'aime pas attendre. Y a que la cavalerie qui avance. </text:p>
      <text:p text:style-name="Preformatted_20_Text">- Qu'est ce que tu veux, tu te foutais de mon colonel Gousseff de père, mais s'il y avait plus de types comme lui, on aurait du chemin de fer partout !</text:p>
      <text:p text:style-name="Preformatted_20_Text">- N'empêche, il recule, on avance et jusqu'où on va aller à l'ouest ?</text:p>
      <text:p text:style-name="Preformatted_20_Text">- Écoute, ça devrait plus tarder. Les gars qui s'engueulent avec Ogloblionski, là, ils viennent du régiment de Cosaques du Terek qui ramènent des trucs vers l'arrière. C'est qu'on devrait plus tarder à faire la jonction avec eux. Petlioura est à Ouman. C'est un salopard, il n'attaquera pas Makhno, mais il n'osera pas se frotter à nous pour le défendre. Et puis derrière Ouman, t'as les collines du Dniepr, alors même s'ils passent, ils ne vont pas pouvoir se carapater éternellement. </text:p>
      <text:p text:style-name="Preformatted_20_Text">- Viens, dit Micha, on va demander des cartes à Ogloblionski. </text:p>
      <text:p text:style-name="Preformatted_20_Text">Ils trouvent le lieutenant-colonel toujours aux prises avec des Cosaques. Ils arrivent de Fastov. Cette fois, la discussion ressemble plus à une négociation. Parmi les voix, il y en a une qui se distingue par son accent pétersbourgeois. Les r ne roulent pas, ils grasseyent, les g sont durs et précis, et la diction noble contraste avec les propositions de marchand de tapis. </text:p>
      <text:p text:style-name="Preformatted_20_Text">- Ah, je vous comprends bien, mon colonel... Qui aurait envie d'alourdir son train en pleine offensive. Mais on ne va pas aller jusqu'à Paris, hein ? On pourrait charger un wagon, et vous l'attacherez au retour, quand on rentrera vers Moscou ? Dès qu'on sera à Trostianets. on l'accrochera derrière un train civil. Ce serait dommage de laisser tout ça ici. Et puis on a des uniformes pour tout votre peloton, si ça vous dit, on peut vous les laisser dès maintenant. L'automne arrive, ça peut pas faire de mal. J'ai des chinels magnifiques [manteaux de feutres cintrés à la taille] , et je crois même qu'il y en a un <text:soft-page-break/>avec des galons de lieutenant-colonel... Parfait pour vous. </text:p>
      <text:p text:style-name="Preformatted_20_Text">- Foutez-moi le camp sinon, mon peloton va mettre des trous dans vos chemises toutes neuves. À moins d'un ordre écrit de votre colonel, je ne surcharge pas mon train.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3_On_a_tout_vu_à_Trostianets</text:p>
      <text:p text:style-name="Preformatted_20_Text"/>
      <text:p text:style-name="Preformatted_20_Text">Trostianets, vingt-mille habitants, à quarante kilomètres de la frontière avec la Russie. Une fois passée la sidération d'une invasion qui semblait impossible parce qu'irrationnelle, on pensait que rien ne pouvait nous surprendre de la part des armées de Poutine. La deuxième guerre de Tchétchénie nous avait préparés aux bombes, aux exactions, à la mise en place de pouvoirs fantoches à la solde de l'ancien KGBiste. On n'a même pas été surpris de voir que des régiments tchétchènes participaient à l'invasion de l'Ukraine. </text:p>
      <text:p text:style-name="Preformatted_20_Text">Et puis les images nous sont parvenues, tant d'images, et celles absurdes, filmées par des drones, de véhicules chargés de machines à laver, de téléviseurs, d'appareils de cuisine. </text:p>
      <text:p text:style-name="Preformatted_20_Text">"Maman, c'est comme si on avait gagné à la loterie. Je t'ai pris un téléviseur." La mère, dans une conversation captée par les services de sécurité ukrainiens, demande d'abord si ça vaut le coup, si la télé est assez grande, et seulement ensuite : "Vous avez le droit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4_Les_Chiens_Les_Loups_Les_Porcs</text:p>
      <text:p text:style-name="Preformatted_20_Text"/>
      <text:p text:style-name="Preformatted_20_Text">Ogloblionski se tourne et aperçoit Vsévo et Micha qui s'approchent timidement. Après leur salut réglementaire, ils osent à peine demander à voir une carte, mais le lieutenant-colonel est ravi qu'ils s'intéressent à la situation militaire plutôt qu'au butin des vandales qu'il vient d'éconduire. Et puis demain, c'est peut-être l'un des deux qui devra diriger le train. À ses yeux, Gousseff et Stoliaroff ne sont déjà plus des cadets. En tant de paix, la promotion se fait à l'ancienneté, au temps qui passe, en tant de guerre, elle ne dépend que de la survie du supérieur hiérarchique. Vsévo est adjudant et Stoliaroff est sergent-chef. </text:p>
      <text:p text:style-name="Preformatted_20_Text">- Regardez, dit Ogloblionski, en montrant un cours d'eau sur une carte de l'oblast de Tcherkassie. À l'ouest, ils sont bloqués par le Yatran, à l'est, par la Siniuka. Slachtcheff a déjà commencé l'encerclement avec le régiment de Simféropol. L'idée est de les repousser vers là. Son doigt a glissé jusqu'à la ville d'Ouman. Les hommes du général Skliaroff les y attendent et ont reçu l'ordre de les anéantir. Faut pas s'attendre à ce qu'ils fassent beaucoup de prisonniers. </text:p>
      <text:p text:style-name="Preformatted_20_Text">- Mais... demande timidement Stoliaroff... s'il fait la jonction avec Peltioura ?</text:p>
      <text:p text:style-name="Preformatted_20_Text">- Haha, l'Armée Populaire d'Ukraine de notre chauvin de Petlioura ne s'entend pas avec l'Armée Insurrectionnelle d'Ukraine du bandit bandit anarchiste Makhno. </text:p>
      <text:p text:style-name="Preformatted_20_Text">Et Ogloblionsky à ce geste si russe de repousser l'idée de la main, makhnout' roukou. </text:p>
      <text:p text:style-name="Preformatted_20_Text">- Ce ne serait pas la première fois qu'ils passeraient un accord, ose Vsévo. </text:p>
      <text:p text:style-name="Preformatted_20_Text">- Oh, non, ils ont même aujourd'hui un pacte de non-agression. Mais ce que ce naïf de Makhno ne sait pas, c'est que demain, Petlioura nous laissera traverser ses lignes, on a négocié avec lui. On va enfin pouvoir couper la retraite des Makhnovistes par l'ouest. Après demain, Skliaroff prendra Ouman, et on les <text:soft-page-break/>écrasera par ici. </text:p>
      <text:p text:style-name="Preformatted_20_Text">Ogloblionski montre un triangle formé par <text:s/>trois villages : Kroutenkoié, à l'ouest, Rogovo, au nord, et Peregonovka, au sud-ouest. </text:p>
      <text:p text:style-name="Preformatted_20_Text">- Ensuite, reprend-il, tout ce beau monde devrait nous rejoindre ici, à Bila Tserkva. Dénikine décidera alors si on pousse jusqu'à Lvov ou si on consolide les arrières de l'offensive vers Moscou. Mais d'abord, on doit gérer ces Cosaques du Terek qui sont à Fastov et veulent nous faire promener le fruit de leur pillage. Tiens, allez les voir et tâchez de savoir s'ils ont un ordre écrit de Belogortseff, leur colonel. Ces chiens se conduisent comme des porcs. </text:p>
      <text:p text:style-name="Preformatted_20_Text"/>
      <text:p text:style-name="Preformatted_20_Text">Des chiens, des porcs. Jamais des loups, jamais des sangliers. Pour humilier un homme, on le ramène toujours à une bête assez proche pour qu'on lui fasse porter notre laideur, notre lâcheté, notre propre saleté. </text:p>
      <text:p text:style-name="Preformatted_20_Text">L'idéal сe serait d'avoir un double de soi-même, quelqu'un qui nous ressemble, mais qu'on puisse détester, qu'on puisse à travers lui se détester soi-même. Mais quelqu'un de différent quand-même pour qu'on puisse nier que la haine qu'on a n'est qu'une haine de soi, une rage, une impuissance. Un autre désigné pour qu'après le massacre, la paroisse toute entière retourne à ses affaires. Un autre qui vive là, mais ne soit pas d'ici, même s'il y est né, et son père avant lui, et le père de son père, ainsi depuis des siècles, un autre qu'on connait mais qui ne soit jamais "nous". Un autre. Toujours le même. </text:p>
      <text:p text:style-name="Preformatted_20_Text"/>
      <text:p text:style-name="Preformatted_20_Text">---</text:p>
      <text:p text:style-name="Preformatted_20_Text"/>
      <text:p text:style-name="Preformatted_20_Text"># 45_au_côté_du_bon_dieu</text:p>
      <text:p text:style-name="Preformatted_20_Text"/>
      <text:p text:style-name="Preformatted_20_Text">- Regarde, Vsévo, regarde, le mec, de dos, il a des bagues à tous les doigts. </text:p>
      <text:p text:style-name="Preformatted_20_Text">- Il faut qu'on trouve un officier, répond Vsévo, et qu'on leur dise qu'à moins qu'ils aient un ordre écrit...</text:p>
      <text:p text:style-name="Preformatted_20_Text">- Eh, ben, quoi, demande Mikhaïl ? T'as envie de te mettre les Cosaques à dos ? C'est pas des chiens, c'est des loups, ils en mangent trois comme nous au petit déjeuner. </text:p>
      <text:p text:style-name="Preformatted_20_Text">- T'as la trouille, Micha ? </text:p>
      <text:p text:style-name="Preformatted_20_Text">- À main nue, je n'ai peur de personne, mais ces connards-là te dégainent un sabre comme tu te roules une cigarette, sans y penser, en parlant d'autre chose. </text:p>
      <text:p text:style-name="Preformatted_20_Text">À nouveau, ils entendent le type à l'accent pointu de Pétersbourg. Ils se regardent sans dire un mot. Ils reconnaissent cette voix. Avec le même malaise, le même air chargé d'interrogation, ils pressent le pas et s'arrêtent juste derrière le soldat qui continue à parler avec les junkers qui gardent le train. </text:p>
      <text:p text:style-name="Preformatted_20_Text">- Allez, les gars, laissez-nous charger un wagon, il y en aura pour vous aussi. Tiens, toi, laisse nous monter, et je te file cette montre, là, elle est magnifique, tu la prends, on charge deux trois bricole sur le train, et c'est tout. </text:p>
      <text:p text:style-name="Preformatted_20_Text">Cette fois, cette façon de dire "et c'est tout," Vsévo et Micha demandent à l'unisson : </text:p>
      <text:p text:style-name="Preformatted_20_Text">- Boris ?</text:p>
      <text:p text:style-name="Preformatted_20_Text">Le soldat se retourne, stupéfait, et, toujours d'une seule voix, ils s'exclament :</text:p>
      <text:p text:style-name="Preformatted_20_Text">- Kourakine !</text:p>
      <text:p text:style-name="Preformatted_20_Text">Ils ouvrent leur bras, l'attrapent, le repoussent. </text:p>
      <text:p text:style-name="Preformatted_20_Text">- Mais on te croyait en Europe, à Paris, à Londres !</text:p>
      <text:p text:style-name="Preformatted_20_Text">- Les gars. Ah, vos gueules, regardez ça, Micha, t'as une barbe, toi, maintenant ? </text:p>
      <text:p text:style-name="Preformatted_20_Text">- Mais raconte, qu'est ce que tu fous chez les Cosaques ?</text:p>
      <text:p text:style-name="Preformatted_20_Text">- On avait décidé de partir, on est parti, même, pour être franc. Mon père voulait rejoindre soit la Crimée, soit Novorossisk, et de là affréter un bateau pour Hull, en Angleterre. Et puis vers Voronej...</text:p>
      <text:p text:style-name="Preformatted_20_Text">Un souvenir porte une ombre sur le visage de Kourakine, mais il la chasse de la main. </text:p>
      <text:p text:style-name="Preformatted_20_Text">- Allez, assez parlé des défaites du passé. Buvons aux victoires, buvons à l'avenir !</text:p>
      <text:p text:style-name="Preformatted_20_Text">- Qu'est-ce que tu veux qu'on boive, on est à sec, on n'a plus de tabac depuis deux jours, alors de l'alcool...</text:p>
      <text:p text:style-name="Preformatted_20_Text">- Ah, les galériens du train. Retrouvez moi après la soupe, on est de l'autre <text:soft-page-break/>côté de la gare, j'ai de la vodka, de la bonne, hein, pas de l'alcool de patate, du grain !</text:p>
      <text:p text:style-name="Preformatted_20_Text">Lorsqu'ils le rejoignent, Boris Alxeandrovitch Kourakine ne les a pas attendus pour commencer à boire. </text:p>
      <text:p text:style-name="Preformatted_20_Text">- Ah, vous voilà, les gars. Vous êtes en retard !</text:p>
      <text:p text:style-name="Preformatted_20_Text">- En retard, t'es marrant, toi, on n'avait pas dit d'heure !</text:p>
      <text:p text:style-name="Preformatted_20_Text">- Bah, je dirais que vous êtes en retard d'environ... Il porte la bouteille à ses yeux... vous êtes en retard d'environ une demi-bouteille !</text:p>
      <text:p text:style-name="Preformatted_20_Text">Autour de lui, les Cosaques rient bruyamment. </text:p>
      <text:p text:style-name="Preformatted_20_Text">- Mais ne faites pas la gueule, il en reste assez pour nous tous. </text:p>
      <text:p text:style-name="Preformatted_20_Text">Il sort d'un sac une deuxième bouteille, puis une autre. </text:p>
      <text:p text:style-name="Preformatted_20_Text">- Allez, reprend-il, sortez vos quarts, soldats, que je les remplisse, et à ras-bord, vous allez vite nous rattraper. </text:p>
      <text:p text:style-name="Preformatted_20_Text">- Où est-ce que tu as chopé ça ?</text:p>
      <text:p text:style-name="Preformatted_20_Text">Au lieu de répondre, Kourakine lève son verre, un beau verre ouvragé, et il leur lance : "Lé'haïm !", déclenchant l'hilarité générale des Cosaques. Vsévo penche la tête de côté, un geste de chiot qui cherche à comprendre une situation incongrue. </text:p>
      <text:p text:style-name="Preformatted_20_Text">- Bah, on est allés secouer un peu les juifs de Fastov. </text:p>
      <text:p text:style-name="Preformatted_20_Text">Un Cosaque se lève, bombe le torse : </text:p>
      <text:p text:style-name="Preformatted_20_Text">- J'ai bien mérité quelques médailles, depuis le temps qu'ils profitent de nos terres. </text:p>
      <text:p text:style-name="Preformatted_20_Text">En <text:s/>guise de médailles, sa poitrine est recouverte de montres. </text:p>
      <text:p text:style-name="Preformatted_20_Text">- Je me suis bien démerdé, poursuit le cosaque. Toutes celles-là sont en or, il doit y en avoir dix. (ref le don paisible)</text:p>
      <text:p text:style-name="Preformatted_20_Text">Vsévo et Stolia avalent leur vodka sans rien dire. </text:p>
      <text:p text:style-name="Preformatted_20_Text">- Bah quoi, vous êtes jaloux, les cadets ? C'est vrai que vous vous faites un peu baiser, les gars du train. C'est nous qu'on rentre dans les villes, alors que vous ouvrez le terrain. Mais bon, nous, on les regarde dans les yeux, ces cochons là, on les arrose pas à cent mètres avec une mitrailleuse. </text:p>
      <text:p text:style-name="Preformatted_20_Text">- Ouais, nous on prend les ponts, et vous vous attendez dessous qu'un civil passe pour lui piquer sa montre et son manteau...</text:p>
      <text:p text:style-name="Preformatted_20_Text">- Eh, doucement, monsieur Votre Excellence !</text:p>
      <text:p text:style-name="Preformatted_20_Text">Le Cosaque s'est levé, sa main est déjà à sa taille, sur la poignée d'un sabre. </text:p>
      <text:p text:style-name="Preformatted_20_Text">- Allez, les gars, dit Kourakine. Vous vous fâchez seulement parce que vos verres sont vides. </text:p>
      <text:p text:style-name="Preformatted_20_Text">Il verse à nouveau de l'alcool, et, pour apaiser les cadets, il porte un toast : </text:p>
      <text:p text:style-name="Preformatted_20_Text">- Buvons à la croix de Saint-André !</text:p>
      <text:p text:style-name="Preformatted_20_Text">Les Cosaques se rebiffent. </text:p>
      <text:p text:style-name="Preformatted_20_Text">- Eh, on n'est plus à Odessa, tu vois la mer, ici ?</text:p>
      <text:p text:style-name="Preformatted_20_Text">- Faites pas chier, les copains, ça fait des mois que je bois à la santé des Cosaques du Terek et des Cosques du Don, des Cosaques du Kouban et des Cosaques de tous les coins du monde, on peut bien faire plaisir à mes copains de l'Académie, non ? Je vous rappelle qu'on a tiré sur des bolcheviques bien longtemps avant vous, dès la prise du palais d'Hiver, hein ? </text:p>
      <text:p text:style-name="Preformatted_20_Text">Le Cosaque à la poitrine couverte de montres lève son verre : </text:p>
      <text:p text:style-name="Preformatted_20_Text">- Allez, à la croix de Saint-André et au Palais d'Hiver, qu'on reprendra avant que se termine l'automne !</text:p>
      <text:p text:style-name="Preformatted_20_Text">Il vide son verre et s'adresse directement à Vsévo. </text:p>
      <text:p text:style-name="Preformatted_20_Text">- C'est pas des civils qu'on détrousse, c'est des juifs. Tu crois que les youpins ont eu pitié de nous cette année ? </text:p>
      <text:p text:style-name="Preformatted_20_Text">- Ouais, reprend un autre, encore plus éméché, le juif Trotsky Bronstein, il a même inventé un mot, rien que pour nous : la décosaquisation. </text:p>
      <text:p text:style-name="Preformatted_20_Text">- Ouais, ouais, Trotsky c'est une crapule, mais c'est pas tous les juifs. Et puis tous les bolchéviques sont pas juifs. Regarde Lénine ?</text:p>
      <text:p text:style-name="Preformatted_20_Text">- Lénine, c'est pire, c'est un Allemand. Les Allemands sont et seront toujours les amis des juifs. Le yiddish, c'est quoi, sinon de l'allemand de juif ? Les juifs, bolcheviques ou pas, ils en profitent à fond, de leur révolution. Avant, t'aurais jamais vu un juif gouverneur, policier, ou dans un bureau de poste. Maintenant, ils sont partout. </text:p>
      <text:p text:style-name="Preformatted_20_Text">- Et puis de toute façon, ils ont toujours été du côté des Polonais, ou des Lituaniens, toujours prêts à défendre les domaines des papistes, dit un troisième cosaque. </text:p>
      <text:p text:style-name="Preformatted_20_Text">- Faudrait savoir, les mecs, ils sont aux côtés des grands propriétaires ou aux <text:soft-page-break/>côtés des bolcheviques ? </text:p>
      <text:p text:style-name="Preformatted_20_Text">- Pour ceux de Fastov, je peux te dire une chose, c'est qu'ils sont au côté du bon Dieu, maintenant. </text:p>
      <text:p text:style-name="Preformatted_20_Text">Kourakine se lève, farfouille dans un immense sac de toile de jute.</text:p>
      <text:p text:style-name="Preformatted_20_Text">- Messieurs, cette blague à tabac et un bocal de concombres marinés à celui qui chante le plus fort. </text:p>
      <text:p text:style-name="Preformatted_20_Text">Puis, il se lève, et remplit à nouveau les verres. Pour Vsévo et Stoliaroff, l'indignation ce soir est soluble dans l'alcool, et fumer enfin leur fait tellement de bien. Un à un, les cosaques partent ou s'endorment sur place, malgré le froid de cette nuit de septembre. </text:p>
      <text:p text:style-name="Preformatted_20_Text"/>
      <text:p text:style-name="Preformatted_20_Text"/>
      <text:p text:style-name="Preformatted_20_Text">---</text:p>
      <text:p text:style-name="Preformatted_20_Text"/>
      <text:p text:style-name="Preformatted_20_Text"># 46_A_pas_aveugles_de_part_le_temps</text:p>
      <text:p text:style-name="Preformatted_20_Text"/>
      <text:p text:style-name="Preformatted_20_Text">C'était pour moi aussi le début du mois de Septembre, et je marchais sur des œufs. J'avais fini par me dire qu'au delà de toutes les explications militaires, stratégiques, industrielles, ce qui avait scellé le sort des Blancs, c'était la raideur du message, de la vision, rien qui puisse pousser un paysan pauvre, un mineur de fond ou un ouvrier de fonderie à donner sa vie dans l'espoir que celle de ses enfants soit meilleure. Et surtout, il y avait l'antisémitisme. </text:p>
      <text:p text:style-name="Preformatted_20_Text">Au contraire des journalistes qui se croient spécialiste d'un sujet sur lequel ils ont fait deux articles, les historiens, comme tous les vrais scientifiques, hésitent à se prononcer sur ce qui ne ressort pas exactement de leur domaine d'étude. </text:p>
      <text:p text:style-name="Preformatted_20_Text">- Je ne suis pas une spécialiste du sujet, m'avait dit ma cousine Catherine Gousseff. Il vaudrait mieux que tu lises les travaux de Nicolas Woerth. Je ne suis pas sûre que les Blancs soient responsables du plus grand nombre de pogroms. Tu peux aussi lire les chevaliers mendiants, c'est un livre que Georges Oudard a écrit avec Dmitri Novik, au milieu des années vingt, après avoir interviewé un grand nombre d'exilés, je ne crois pas qu'ils fassent mention de pogroms. </text:p>
      <text:p text:style-name="Preformatted_20_Text"/>
      <text:p text:style-name="Preformatted_20_Text">L'historienne et la petite-fille de Vsiévolode Valerieviotch Gousseff, soldat de l'armée des Volontaires, semblaient se livrer bataille. </text:p>
      <text:p text:style-name="Preformatted_20_Text"/>
      <text:p text:style-name="Preformatted_20_Text">Alors j'ai lu les Chevaliers Mendiants, auxquels j'ai volé quelques éléments pour donner au Vsévo des archives familiales des couleurs, des étoffes, quelques reflets de vraisemblance. Le seul juif qu'on y croise est un commissaire soviétique - toujours cet amalgame- qui a réquisitionné pour son usage la maison de trois frères, soldats de l'armée des Volontaires, ne laissant qu'une petite chambre à leur pauvre mère. Quand les trois frères reviennent, il ne les fait pas fusiller sur le champ, comme s'il était trop lâche, mais charge des gardes de les amener au tribunal révolutionnaire le plus proche. </text:p>
      <text:p text:style-name="Preformatted_20_Text">" Vous pouvez me remercier de ne pas vous faire fusiller sur place, bande de drôles ! Oust, les gardes. Encore dix verstes à vous appuyer. Conduisez-moi ça lestement à la ville. Vous reviendrez quand ils seront morts."</text:p>
      <text:p text:style-name="Preformatted_20_Text"/>
      <text:p text:style-name="Preformatted_20_Text">Nicolas Werth, lui, a eu le recul suffisant pour interroger l'historiographie. Il a préparé l'édition française du Livre des Pogroms, <text:s/>référence coordonnée par Lydia Miliakova au début des années deux mille. Dans un <text:s/>article qui résume son travail [ référence revue de d'histoire de la shoah], il montre que toutes les forces en présence ont persécuté les communautés juives. </text:p>
      <text:p text:style-name="Preformatted_20_Text"/>
      <text:p text:style-name="Preformatted_20_Text">Nicolas Werth, comme ma cousine, comme moi, porte sur ses épaules le fardeau des descendants de Russe Blancs. Parmi les victimes de la terreur Rouge se trouvaient aussi des bourreaux, à l'exemple de Fedor Vinberg, un officier de l'Armée Blanche qui, une fois installé à Berlin traduit et édita le *Protocole des sages de Sion*. <text:s/>Ce faux eut une telle influence sur l'idéologue nazi Rosenberg que certains historiens considèrent que la Shoah devint une des conséquences non programmées et non anticipées de la Révolution Russe. </text:p>
      <text:p text:style-name="Preformatted_20_Text"/>
      <text:p text:style-name="Preformatted_20_Text">On parle de sens du devoir, comme s'il y en avait un, unique, une seule <text:soft-page-break/>direction. Mais le devoir de mémoire nous écartèle, d'un côté vers la fidélité filiale et de l'autre vers l'amour de la vérité. Nous marchons sur des œufs, à pas aveugles, doucement, doucement. </text:p>
      <text:p text:style-name="Preformatted_20_Text"/>
      <text:p text:style-name="Preformatted_20_Text"/>
      <text:p text:style-name="Preformatted_20_Text"/>
      <text:p text:style-name="Preformatted_20_Text">---</text:p>
      <text:p text:style-name="Preformatted_20_Text"/>
      <text:p text:style-name="Preformatted_20_Text"># 47_dites_moi_les_gars_dites_le_moi</text:p>
      <text:p text:style-name="Preformatted_20_Text"/>
      <text:p text:style-name="Preformatted_20_Text">- Oh, doucement, quand même, Boris Alexandrovitch, dit Vsévo à Kourakine qui sort une nouvelle bouteille. Il faut qu'on soit à l'appel demain, hein ? On est pas en permission, là. </text:p>
      <text:p text:style-name="Preformatted_20_Text">- Quoi, doucement ? Il faut qu'on boive à nos parents. Que les miens reposent en paix et que Dieu accorde aux vôtres de traverser cette guerre, de retrouver la prospérité... et beaucoup d'annnééééeees. </text:p>
      <text:p text:style-name="Preformatted_20_Text">Cette phrase rituelle des anniversaires précède toujours le chant traditionnel "Mnogaia Lieta", beaucoup d'années en slavon. Vsévo lève son verre : </text:p>
      <text:p text:style-name="Preformatted_20_Text">- Za raditiélieï, aux parents !</text:p>
      <text:p text:style-name="Preformatted_20_Text">- Na zdarovié, Santé !</text:p>
      <text:p text:style-name="Preformatted_20_Text">Micha lance une note de basse, Vsévo reprend à la tierce, e t Kourakine, au lieu de prendre la quinte, se met à pleurer, d'un coup. </text:p>
      <text:p text:style-name="Preformatted_20_Text"/>
      <text:p text:style-name="Preformatted_20_Text">Comme si ce verre l'avait fait basculer dans une nouvelle sorte d'ivresse, il se met à parler de ses parents. Le train qui s'arrête, ce n'est même pas une gare, deux quais, un simple bâtiment. Son père, abattu sur le quai, délit de sale gueule d'officier. Sa mère et lui, menés à l'intérieur de la gare, en attendant. En attendant quoi ? Personne ne leur dit rien jusqu'à ce qu'on leur ordonne : " montez là, on vous amènera au soviet, vous serez jugés là-bas." Ils sont cinq ou six, attachés, par-dessus leurs bagages, à l'arrière d'un chariot. </text:p>
      <text:p text:style-name="Preformatted_20_Text">Le paysan qui la conduit s'arrête, regarde Kourakine et sa mère parmi les autres prisonniers, des hommes, des soldats. " Je vais m'enfoncer dans la boue, moi, chargé, comme ça." Il coupe leurs liens, mais il fait non de la tête quand Boris tend la main vers la malle. Grâce à l'argent que sa mère a cousu dans un ourlet, ils finissent par rejoindre une autre ligne. Sans le père, ou à cause de leurs visages sales et crevés, on ne les embête plus et ils rejoignent Novorossisk. De là, sa mère peut embarquer, mais lui, il s'engage dans le régiment des Cosaques du Terek. </text:p>
      <text:p text:style-name="Preformatted_20_Text">- J'ai tout fait après la campagne de glace. </text:p>
      <text:p text:style-name="Preformatted_20_Text">Et il se tait. Longtemps. Mikhaïl et Vsévo roulent une cigarette. <text:s/>Dans le noir, le silence, on ne voit plus que les braises des cigarettes qui rougeoient à tour de rôle. </text:p>
      <text:p text:style-name="Preformatted_20_Text">- Alors aujourd'hui, seul Dieu peut nous juger. </text:p>
      <text:p text:style-name="Preformatted_20_Text">Les braises du feu se recouvrent de cendre grise, il fait trop noir pour voir les verres, on se passe la bouteille, on boit au goulot, et c'est toujours aux lèvres de Boris Kourakine qu'elle passe le plus de temps. Stoliaroff se penche et souffle pour ranimer les braises, cherche un morceau de bois aux pieds d'un cosaque qui se met à ronfler. </text:p>
      <text:p text:style-name="Preformatted_20_Text">- Et il nous jugera, reprend Kourakine, comme si un quart d'heure de silence ne les séparait pas de sa phrase précédente. </text:p>
      <text:p text:style-name="Preformatted_20_Text">Il se tait. On entend à nouveau un glouglou de vodka. </text:p>
      <text:p text:style-name="Preformatted_20_Text"/>
      <text:p text:style-name="Preformatted_20_Text">" Qu'est ce qu'il nous reprochera le plus ? Le meurtre ou le pillage ?</text:p>
      <text:p text:style-name="Preformatted_20_Text">Tuer ceux qui ont mis à mort le Christ, le Tsar, la Sainte Russie, est-ce qu'il pourra nous le reprocher ? Je crois que j'avais honte, au début. Avant de les tuer, quand ils ouvraient la porte, et qu'on leur demandait de l'argent, comme si ça pouvait les sauver. Le mensonge, aussi. S'ils ne pouvaient pas en donner, alors on les torturait, parce qu'ils en ont toujours, en tout cas ils devraient. C'est ça, le mal, on aurait dû torturer les autres, s'ils avaient de l'argent, c'est bien la preuve qu'ils avaient pillé notre peuple, non ? Mais de toute façon, ça ne changeait rien, on les tuait aussi. À la baïonnette, pour économiser des balles. On les tuait alignés contre les murs de la synagogue, une rafale de Maxim. On les tuait enfermés dans leurs maisons en flammes. "</text:p>
      <text:p text:style-name="Preformatted_20_Text">Comme pour éteindre l'incendie, Kourakine boit, respire, boit encore. </text:p>
      <text:p text:style-name="Preformatted_20_Text"><text:soft-page-break/>"Et alors quoi ? Ils ont abattu mon père devant moi, parce qu'il était officier de l'armée du Tsar, et moi, j'aurais dû défendre ce gamin qu'ils ont forcé à pendre son père ?"</text:p>
      <text:p text:style-name="Preformatted_20_Text"/>
      <text:p text:style-name="Preformatted_20_Text">Soudain, il se met à hurler. D'abord un long cri qui lui déchire la gorge, puis un autre, et après une dernière inspiration, un gémissement interminable, pareil à celui d'un mourant. </text:p>
      <text:p text:style-name="Preformatted_20_Text">Il bascule, le corps toujours à l'équerre comme s'il était encore assis, mais l'épaule droite contre le sol. Puis il se recroqueville autour de la bouteille. Il cherche à boire, encore, mais la vodka s'écoule de sa bouche entrouverte sur le sol, coule vers les braises du feu et, seulement après avoir été réchauffée par elles, prend feu. Vsévo bondit, Micha attrape la bouteille, et Kourakine qui semble s'éveiller en sursaut reprend comme s'il ne s'était jamais tu. </text:p>
      <text:p text:style-name="Preformatted_20_Text">"C'est les femmes. C'est ça qu'il ne nous pardonnera pas. Je vous jure que moi, je n'en ai touché aucune. Mais ils les ont violées. Pas toutes, comme ça, celles qu'ils attrapaient dans la rue. Je n'y étais pas, mais j'entends encore leurs cris. Ils s'entendaient de loin, pas besoin d'y être. Je les vois encore se débattre, mais je les ai pas touchées, impossible, et qui pourrait bander, mais je sens encore leur odeur. "</text:p>
      <text:p text:style-name="Preformatted_20_Text">Il arrache la bouteille des mains de Stoliaroff, la porte à sa bouche, et comme elle est vide, il la jette au sol où elle ne se brise même pas et roule un peu plus loin. Kourakine se penche en avant, il se met à vomir, et quand les spasmes s'arrêtent enfin, des sanglots les remplacent. "Je les ai pas touchées, les gars, hein ? Dites-moi que j'les ai pas touchées..."</text:p>
      <text:p text:style-name="Preformatted_20_Text"/>
      <text:p text:style-name="Preformatted_20_Text">---</text:p>
      <text:p text:style-name="Preformatted_20_Text"/>
      <text:p text:style-name="Preformatted_20_Text"># 48_j_ai_peur_jusqu_au_dernier</text:p>
      <text:p text:style-name="Preformatted_20_Text"/>
      <text:p text:style-name="Preformatted_20_Text">Un écrivain, c'est un videur de boîte de nuit. Il se tient à l'entrée du livre et li dit : "toi, tu entres, toi, je crois que ça va pas être possible."</text:p>
      <text:p text:style-name="Preformatted_20_Text">Parce qu'on ne peut pas laisser entrer le réel tout entier. Le réel est inépuisable, et notre temps à nous, humains, lecteurs ou écrivains, notre temps et notre énergie nous sont comptés. </text:p>
      <text:p text:style-name="Preformatted_20_Text"/>
      <text:p text:style-name="Preformatted_20_Text">Pourtant, un livre où l'écrivain ne laisse entrer que l'intrigue, que le récit bien propre dont il a écrit la trame à l'avance, c'est comme une soirée de mauvais film des années quatre-vingt : que des jolies filles et des play-boys plein aux as. Ça sonne faux. Les soirées dont on se souvient, à la fin des années quatre-vingt, c'est celles où les mecs rentraient Stan Smiths aux pieds, le regard froid, celles où les filles assistaient en rigolant au ballet des Renault Douze sur le parking. Un livre, il faut que ça vacille, qu'il y ait quelque chose de sauvage, mais pas trop. Parce que le réel, à l'automne deux mille vingt-trois, il est entré avec une batte et une hache. </text:p>
      <text:p text:style-name="Preformatted_20_Text"/>
      <text:p text:style-name="Preformatted_20_Text">Fin septembre, je poursuivais ma lecture des articles de Nicolas Werth. Les théories enseignées dans les académies militaires à la fin du dix-neuvième siècles préconisaient de recenser les populations suspectes. En Asie centrale, les indigènes musulmans, notamment les tchétchènes. Sur les marges occidentales de l'Empire, les juifs et les Russes d'origine Allemande. Il était admis qu'en temps de guerre, il convenait des les expulser, les déporter, les neutraliser. </text:p>
      <text:p text:style-name="Preformatted_20_Text"/>
      <text:p text:style-name="Preformatted_20_Text">Comme un étudiant consciencieux, je notai que toutes les troupes se sont livrées à des massacres. Les troupes impériales, dès mille neuf cent quatorze : après tout le Yiddish est quasiment de l'allemand, la langue de l'ennemi. Les bolcheviques et les nationalistes ukrainiens : après tout les juifs administraient les biens des propriétaires polonais et lituaniens. Les armées de Dénikine : après tout, l'OSVAG, le département de surveillance et de propagande, l'a bien expliqué, sans le juif Trotsky pas de <text:s/>Révolution. </text:p>
      <text:p text:style-name="Preformatted_20_Text"/>
      <text:p text:style-name="Preformatted_20_Text">Cet antisémitisme rendait un service supplémentaire aux anciens officiers tsaristes : il permettait de faire porter la responsabilité de la chute de la Russie à un corps étranger, un virus, un microbe et non au peuple Russe lui-même. </text:p>
      <text:p text:style-name="Preformatted_20_Text"><text:soft-page-break/></text:p>
      <text:p text:style-name="Preformatted_20_Text">Mais l'histoire ne se répète pas toujours, ou alors avec des symétries étranges. </text:p>
      <text:p text:style-name="Preformatted_20_Text"/>
      <text:p text:style-name="Preformatted_20_Text">Le sept octobre deux mille vingt-trois, le Hamas a percé la barrière qui encercle la bande de Gaza et a massacré plus de mille juifs, décimant deux kibboutz et tirant sur la foule d'un festival de musique avant de s'enfuir avec plus de deux cents otages. Le réel venait de s'asseoir sur la poitrine du videur et de lui dire : "Je crois que ça va pas être possible."</text:p>
      <text:p text:style-name="Preformatted_20_Text"/>
      <text:p text:style-name="Preformatted_20_Text">C'était même pire que les pogroms car les victimes, dont les parents ou les grand-parents avaient vécu un génocide, allaient servir d'excuse à la plus grande opération de nettoyage ethnique perpétrée par une démocratie. En un an, les forces armées israéliennes on tué plus de quarante mille palestiniens, dont près de quinze mille enfants. Ils ont touché quatre vint quinze pour cent des écoles touchées et déplacé plus de deux millions de personnes, à plusieurs reprises, dans des abris étroits, sans eau, sans nourriture, sans chauffage. </text:p>
      <text:p text:style-name="Preformatted_20_Text">Les persécutés rêvent de devenir les persécuteurs. </text:p>
      <text:p text:style-name="Preformatted_20_Text"/>
      <text:p text:style-name="Preformatted_20_Text">Et nous sommes là, impuissants, inactifs, ankylosés par le conflit moral. Impossible de défendre le Hamas, impossible de défendre la réponse d'Israël. Incrédules, comme devant tous les crimes de masse. Sidérés. Un mort, c'est une tragédie, cinquante mille, c'est une statistique. </text:p>
      <text:p text:style-name="Preformatted_20_Text"/>
      <text:p text:style-name="Preformatted_20_Text">Après des mois de paralysie mentale, l'horreur c'est qu'on s'habitue à l'horreur. On continue à vivre, on se remet à fonctionner, on tente de métaboliser le présent indigeste, de chercher si, au moins, au cœur de cette graisse répugnante, il n'y aurait pas de la fibre, du sens, quelque chose à en sortir, quelque chose pour s'en sortir, un pattern, une leçon, même si on sait bien que savoir n'empêche pas que le pire se répète, encore et encore, aux mêmes endroits, Palestine, Balkan, ailleurs, partout. </text:p>
      <text:p text:style-name="Preformatted_20_Text"/>
      <text:p text:style-name="Preformatted_20_Text">Étrangement, le motif qui se dégage de ce fond uniforme d'horreur, c'est celui d'une morale immanente qui n'a pas besoin d'être définie parce que tout le monde la ressent.</text:p>
      <text:p text:style-name="Preformatted_20_Text"/>
      <text:p text:style-name="Preformatted_20_Text">Si je crois le général Dénikine quand il dit s'être opposé aux pogroms, c'est parce qu'il ne se revendique pas de valeurs humanistes, illusoires en temps de guerre, mais qu'il explique benoîtement que les massacres contribuaient à la décomposition morale de l'Armée Blanche, amoindrissait la discipline et précipitait donc la défaite. </text:p>
      <text:p text:style-name="Preformatted_20_Text"/>
      <text:p text:style-name="Preformatted_20_Text">Derrière les massacres, il y a toujours une peur, la peur existentielle de disparaître. La peur qu'il est impossible de faire, c'est celle de notre illégitimité : Purges Staliniennes, Holocauste, Sétif, Srebreniça, Boutcha, plus on lève haut le drapeau, plus gros sont les Z qu'on peint sur ses blindés, plus on attaque les pédés et les trans, les arabes et les juifs, plus on crie, plus on tue et plus on dit : " J'ai peur, je sais que je suis du mauvais côté de l'histoire, mais je ne me laisserai pas faire. S'il faut les tuer jusqu'au dernier pour continuer à vivre ma vie injuste plutôt que de changer, plutôt que de leur rendre leur terre, de les laisser prier qui ils veulent, aimer qui ils veulent, gagner autant qu'ils le méritent, alors, oui, jusqu'au dernier, je les tuerai."</text:p>
      <text:p text:style-name="Preformatted_20_Text"/>
      <text:p text:style-name="Preformatted_20_Text"/>
      <text:p text:style-name="Preformatted_20_Text">---</text:p>
      <text:p text:style-name="Preformatted_20_Text"/>
      <text:p text:style-name="Preformatted_20_Text"># 49_Parfois_l_attaque_et_parfois_le_repli</text:p>
      <text:p text:style-name="Preformatted_20_Text"/>
      <text:p text:style-name="Preformatted_20_Text">Les ordres sont clairs : jusqu'au dernier, pas de prisonniers. La veille, Kourakine a levé le camp sans oser recroiser le regard de ses anciens camarades de classe. Avec son régiment de Cosaques, il a rejoint les deux régiments d'infanterie qui s'avancent vers Peregonovka. C'est là que se massera le gros des troupes blanches. Les Cosaques regrettent un peu de n'être que les rabatteurs dans cette battue infernale. Ils doivent acculer les Makhnovistes qui <text:soft-page-break/>tenteront alors, comme d'habitude, de faire retraite vers l'ouest. Petlioura les a trahis et a laissé passer le général Skliaroff, qui, déjà, s'empare de la ville d'Ouman au nord-ouest. La nasse va pouvoir se refermer sur les partisans de Makhno. Mais ce mouvement de troupes a agrandi les mailles du filet, écartant les troupes de Skliaroff de celles du régiment de Simféropol et laissant un passage entre Ouman et Peregonovka. Les anarchistes s'y engouffrent, et ils occupent les hauteurs d'un plateau à l'Est du village de Kroutenkoié. </text:p>
      <text:p text:style-name="Preformatted_20_Text"/>
      <text:p text:style-name="Preformatted_20_Text">Une fois, deux fois, trois fois, ils livrent des escarmouches, parfois l'attaque et parfois le repli, incapables de percer le flanc du régiment de Simféropol, dont les soldats commencent pourtant à s'épuiser. "Tenez encore un jour !" leur répond-on quand ils alertent sur leur état, " nous les écraserons demain matin."</text:p>
      <text:p text:style-name="Preformatted_20_Text">En effet, les insurgés reculent, font mine de retraiter, mais dans la nuit du vingt-cinq au vingt-six septembre mille neuf cent dix-neuf, le gros des troupes de Makhno se met à marcher vers l'est. Ce ne peut être qu'une ruse car ils marchent au devant du gros des troupes des Volontaires. Et de fait, quand ils atteignent le village de Peregonovka, ils sont arrêtés par les Blancs qui attaquent frontalement. Les anarchistes perdent du terrain. Il faut mobiliser tout le monde. Les femmes, les adolescents sont armés à leur tour, mais rien à faire, ils reculent. </text:p>
      <text:p text:style-name="Preformatted_20_Text">Ils ne savent plus quoi faire. Est-ce qu'il faut tenir ? Est-ce qu'il faut fuir malgré les ordres et risquer de se jeter dans la gueule du loup, le général Skliaroff qui les attend à l'Ouest ? </text:p>
      <text:p text:style-name="Preformatted_20_Text">Aucun ordre ne vient. Makhno est invisible. On l'a vu cette nuit partir par un ravin. A-t-il fallu qu'il fuie pour que le mouvement survive à l'inévitable défaite qu'apporte l'aube qui pointe ?</text:p>
      <text:p text:style-name="Preformatted_20_Text"/>
      <text:p text:style-name="Preformatted_20_Text">Mais soudain les soldats blancs se retirent. La cavalerie de Makhno a débordé les flancs de l'adversaire. Les officiers blancs comprennent la manœuvre et organisent la retraite. La panique s'empare des hommes du rang, épuisés. Une minute plus tôt ils croyaient tenir la victoire et mainteant c'est la débandade. </text:p>
      <text:p text:style-name="Preformatted_20_Text">Un des régiments de la cavalerie anarchiste poursuit les blancs en fuite, une autre coupe par une ravine et les prend à revers. </text:p>
      <text:p text:style-name="Preformatted_20_Text">De l'autre côté de la Sinukha, Boris Kourakine et son peloton de Cosaques voient arriver ce qui reste du régiment de Simféropol. Les soldats abandonnent leurs mitrailleuses et tentent de traverser la rivière. Mais une pluie d'obus s'abat d'une berge à l'autre. Il n'y a plus de surface, plus de lit, plus de gué, l'eau glacée est partout, dans les yeux, dans les gueules des chevaux qui s'étouffent. On ne traverse pas. </text:p>
      <text:p text:style-name="Preformatted_20_Text">Impuissants sur la berge d'en face, Kourakine et les siens suivent la débâcle vers le sud : à Ternovka, on pourra traverser. </text:p>
      <text:p text:style-name="Preformatted_20_Text">Mais la cavalerie makhnoviste les rattrape, et sabre à tour de bras. Seule une centaine d'hommes arrive à traverser. Ils laissent derrière eux vingt canons, cent mitrailleuses et six cents soldats, dont cent vingt officiers. Makhno, lui, fait des prisonniers. </text:p>
      <text:p text:style-name="Preformatted_20_Text"/>
      <text:p text:style-name="Preformatted_20_Text">Le lendemain, l'armée insurrectionnelle a déjà progressé de cent kilomètres. </text:p>
      <text:p text:style-name="Preformatted_20_Text"/>
      <text:p text:style-name="Preformatted_20_Text">Sur la carte dessinée par mon oncle, la ligne du parcours de son père referme son étrange boucle : un mois plus tard Makhno reprend Ekaterinoslav, et la ligne plonge à nouveau vers la Crimée. </text:p>
      <text:p text:style-name="Preformatted_20_Text"/>
      <text:p text:style-name="Preformatted_20_Text"/>
      <text:p text:style-name="Preformatted_20_Text">---</text:p>
      <text:p text:style-name="Preformatted_20_Text"/>
      <text:p text:style-name="Preformatted_20_Text"># 50_se debarrasser_de_soi_meme</text:p>
      <text:p text:style-name="Preformatted_20_Text"/>
      <text:p text:style-name="Preformatted_20_Text">- Est-ce qu'il délire encore ? </text:p>
      <text:p text:style-name="Preformatted_20_Text">- Non, pour le moment, il dort. </text:p>
      <text:p text:style-name="Preformatted_20_Text">- Vous croyez qu'il va tenir ? </text:p>
      <text:p text:style-name="Preformatted_20_Text">- Difficile à dire. Le médecin dit qu'il a ses chances. Il est trop jeune pour avoir fait quatorze, il n'a pas de blessures et il n'a pas été gazé comme les plus âgés qu'on a eus le mois dernier.</text:p>
      <text:p text:style-name="Preformatted_20_Text">- C'est vrai qu'il est jeune. Seulement dix-sept ans...</text:p>
      <text:p text:style-name="Preformatted_20_Text"><text:soft-page-break/>- Dix-sept ans ? Qu'ils m'envoient des jeunettes comme toi, je veux bien, mais à quel âge a-t-il a pris les armes, lui, quinze ans ? </text:p>
      <text:p text:style-name="Preformatted_20_Text">Vsévo entend les infirmières parler de lui, mais il est incapable de réagir. Il ne sait pas où il est. Un hôpital, sûrement. Non, pas un hôpital. Un lazaret. Et pourtant il n'est pas blessé. Quand la fièvre baisse un peu, la honte prend le relais. D'abord celle de ne plus être avec le régiment. Où est Stoliaroff ? Et Kourakine, qu'est-il devenu après Peregonovka ? </text:p>
      <text:p text:style-name="Preformatted_20_Text">La retraite précipitée, les aller-retours pour aller chercher les blessés, les déposer dans un hôpital de campagne, et revenir le lendemain pour les déplacer à nouveau car l'ennemi avance plus vite qu'on ne recule. </text:p>
      <text:p text:style-name="Preformatted_20_Text">Le lendemain de la déroute de Peregonovka, l'armée insurrectionnelle avait déjà progressé de cent verstes. Alors on déplace les blessés jusqu'à Ekaterinoslav, mais ça ne suffit pas. On dit que déjà, Makhno s'approche de la ville. </text:p>
      <text:p text:style-name="Preformatted_20_Text">On charge on décharge on s'arrête on roule. On tire. On fait passer des gens. On fait passer des armes, on sauve des munitions, on tire sur des gens qui en veulent à nos munitions. C'est ça la vie. <text:s/></text:p>
      <text:p text:style-name="Preformatted_20_Text"/>
      <text:p text:style-name="Preformatted_20_Text">" Une fatigue soudaine s'était abattue sur nous. Le courage, mort. Le moral, mort. La déroute qui sème la peur se glissait dans nos rangs. L'automne sentait l'hiver. Le froid, la pluie, la boue, tout était contre nous. On battait les rouges et on reculait toujours. Makhno et ses bandes de voleurs et d'anarchistes soulèvent le sud. La population les soutient. Le barbare promet : plus de Blancs, plus de Rouges, plus de gouvernement, la paix, les terres... Moins vingt-et-un degrés tous les jours. Les chevaux tombent, gonflent explosent. Cadavres dépouillés par les vivant. La faim, le froid et cette vache de typhus." [Extrait des Chevaliers Mendiants, G. Oudard et D. Novik, Plon p 133 à 137]</text:p>
      <text:p text:style-name="Preformatted_20_Text"/>
      <text:p text:style-name="Preformatted_20_Text">Le typhus ! C'est ça, se rappelle Vsévo. Trop froid pour enlever les vêtements, et de toutes façons, toujours sur le train, jusqu'à l'épuisement. Les poux, les morpions. " Faut pas gratter, sinon tu t'arraches la peau et tu chopes le typhus... "</text:p>
      <text:p text:style-name="Preformatted_20_Text"/>
      <text:p text:style-name="Preformatted_20_Text">Faut pas gratter, va te faire foutre, mon lieutenant, t'en as d'autres des conseils comme ça ? Faut pas prendre une balle sinon tu chopes une blessure ? Faut pas mourir ? Faut pas choper la fièvre parce que sinon tu te mets à délirer, faut pas dire de bêtises ?</text:p>
      <text:p text:style-name="Preformatted_20_Text">Au moins avec la fièvre Vsévo ne se gratte plus. Mais la fièvre... Quelle fièvre !</text:p>
      <text:p text:style-name="Preformatted_20_Text">- Regardez, il s'agite à nouveau. Il est brûlant. </text:p>
      <text:p text:style-name="Preformatted_20_Text">- Écoute, petite, mets-lui une serviette sur le front, bien fraîche, ça les soulage, et passe à autre chose. Demain, on en aura cent de plus et il faudra les mettre à deux ou trois par lit, alors crois-moi, çui-là n'est pas à plaindre. </text:p>
      <text:p text:style-name="Preformatted_20_Text">- Il m' appelée Tatiana, tout à l'heure, et m'a demandé "où est papa ?"</text:p>
      <text:p text:style-name="Preformatted_20_Text">- Il t'a prise pour la femme de son père. Elle était infirmière au front en quinze-seize. Et son père, c'est un colonel. Il a fait Port-Arthur avec mon oncle.</text:p>
      <text:p text:style-name="Preformatted_20_Text">- Le monde est petit. </text:p>
      <text:p text:style-name="Preformatted_20_Text">- Trop petit pour tout le monde, visiblement. Faut toujours qu'ils s'écharpent. Tous les nobles passent par l'armée, c'est pas étonnant qu'ils se croisent d'une guerre à l'autre. </text:p>
      <text:p text:style-name="Preformatted_20_Text">- Attention, il va vomir encore. </text:p>
      <text:p text:style-name="Preformatted_20_Text">- Tiens, le seau. Attends, il n'a plus rien à vomir, faudrait le faire boire un peu. </text:p>
      <text:p text:style-name="Preformatted_20_Text">- Je déteste quand ils vomissent. </text:p>
      <text:p text:style-name="Preformatted_20_Text">- C'est notre boulot, ma chérie. </text:p>
      <text:p text:style-name="Preformatted_20_Text">- Non, c'est pas ça, ça ne me dérange pas d'essuyer. Mais s'ils ne gardent rien, ils se dessèchent, regardez, sa langue, ses lèvres, gercées, s'il continue...</text:p>
      <text:p text:style-name="Preformatted_20_Text">- Ah ben voilà, il veut encore causer. </text:p>
      <text:p text:style-name="Preformatted_20_Text">- Papa ? Papa ? </text:p>
      <text:p text:style-name="Preformatted_20_Text">- Repose-toi, Vsiévolode Valérievitch, tu parleras à ton père quand tu pourras tenir debout. </text:p>
      <text:p text:style-name="Preformatted_20_Text">- Mais enfin, merde, je suis sous-lieutenant, j'ai quand même le droit de parler à mon père ? Et où est Ioufan ? Il faut aller chercher les fusils dans la vigne, <text:soft-page-break/>il y a des Rouges partout...</text:p>
      <text:p text:style-name="Preformatted_20_Text">Il essaie de s'asseoir, du moins c'est ce qu'il croit, mais il soulève à peine sa tête. </text:p>
      <text:p text:style-name="Preformatted_20_Text">- Du papier, je veux du papier. Micha, où est Mikhaïl Iakovlevitch ? Si mon père refuse de me recevoir, je vais au moins écrire à maman !</text:p>
      <text:p text:style-name="Preformatted_20_Text">- Je préfère quand ils délirent à haute voix que quand ils vomissent. Quand ils se taisent, après, et qu'ils gémissent, on sent que... Enfin, j'ai toujours peur que ce soit la fin...</text:p>
      <text:p text:style-name="Preformatted_20_Text">- Écoute, je sais que tu commences, qu'il faut t'habituer, mais... Essaie de le faire boire un peu et ensuite il faut faire la toilette des suivants....</text:p>
      <text:p text:style-name="Preformatted_20_Text">- Chère maman... Vous notez ? Qui note, Mikhaïl Illitch ? Chère maman... Dans mes souvenirs, maman...</text:p>
      <text:p text:style-name="Preformatted_20_Text">- Qu'est-ce que je fais, je note ce qu'il dit ? Mais on ne saura pas où l'envoyer....</text:p>
      <text:p text:style-name="Preformatted_20_Text">- Ecoute, ma chérie, je sais, c'est dur, tu n'as pas encore l'habitude. Mais le mois dernier, on a eu mille malades, rien qu'ici, et dans notre aile, sur les trois étages, on en a quoi, quatre ou cinq cents ? Il y en la moitié qui meurent ma chérie. Sinon les trois quarts. Alors tu peux pas t'attacher, prends un quart d'heure s'il le faut, mais tu peux pas t'attacher. </text:p>
      <text:p text:style-name="Preformatted_20_Text">- La guerre, ce sont des déplacements interminables, dit Vsévo. Les marches, au printemps, pataugeant dans la boue. Le crachin est fin et tiède...</text:p>
      <text:p text:style-name="Preformatted_20_Text">- Tenez, buvez un peu...</text:p>
      <text:p text:style-name="Preformatted_20_Text">- Il est trop agité, ma petite, trempe plutôt un linge propre dans la carafe humecte lui les lèvres. Tu le feras boire vraiment quand il sera calme. </text:p>
      <text:p text:style-name="Preformatted_20_Text">- ... Tout est calme...</text:p>
      <text:p text:style-name="Preformatted_20_Text">- Ah, tu vois, petite, s'il répète un peu ce qu'on dit, c'est qu'il est encore en contact avec la réalité, d'une manière ou d'une autre. Et arrête de pleurer, tu vas faire peur à tout le monde. Je te dis, celui-ci, il va s'en sortir, il verra le printemps reverdir...</text:p>
      <text:p text:style-name="Preformatted_20_Text">- Les arbres sont déjà verts, les champs de blés verdissent, continue Vsévo. <text:s/></text:p>
      <text:p text:style-name="Preformatted_20_Text">- Tu vois, ma petite ? Allez, tiens-lui la main, je reviens te chercher tout à l'heure. Dès que tu trouves le courage, tu iras changer les draps de l'autre aile, c'est jour de lessive, ça te fera du bien de marcher un peu. </text:p>
      <text:p text:style-name="Preformatted_20_Text">- ... Je marche lentement, me penchant vers l'avant, et soutenant le fusil qui me scie l'épaule. Derrière moi, une charette avec les munitions, et puis l'ambulance. </text:p>
      <text:p text:style-name="Preformatted_20_Text">- Oui, l'ambulance vous a amené ici, Vsévolode Valérievitch, mais vous allez vous remettre sur pied, vous allez rejoindre votre train...</text:p>
      <text:p text:style-name="Preformatted_20_Text">- Beaucoup de gares surviennent. Elles sont vides sans hommes, sans wagons. Le bâtiment en pierre et le château d'eau surgissent de la verdure mouillée des arbres. En général, l'offensive débute le matin et par une chaude journée. Je ne me souviens pas d'une quelconque offensive sous la pluie, ou l'hiver...</text:p>
      <text:p text:style-name="Preformatted_20_Text">- Là, Là, il n'y a plus d'offensive, ne remuez pas la tête comme ça, vous ne voulez plus de la serviette ? Je vais la passer sur vos pieds et commencer une toilette par le bas du corps. </text:p>
      <text:p text:style-name="Preformatted_20_Text">- Mes pieds sont mouillées par la rosée. J'arrache des brins d'herbe et je les mets dans ma bouche. Je n'ai ni peur ni peine, seulement chaud. </text:p>
      <text:p text:style-name="Preformatted_20_Text">- Oui, vous êtes brûlant, mais dehors il fait froid. On reste emmitouflé et c'est comme ça qu'on... Oh pardon, j'ai renversé le seau...</text:p>
      <text:p text:style-name="Preformatted_20_Text">- Ensuite commence la canonnade. Les obus passent de plus en plus souvent. Je n'ai pas peur, j'ai seulement envie d'arriver au village où, théoriquement, se trouvent les positions de l'ennemi. J'arrache des brins d'herbe de plus en plus souvent. Je les ronge nerveusement. Bien que je porte une mitrailleuse sur l'épaule, je ne ressens pas la charge, j'ai seulement soif. </text:p>
      <text:p text:style-name="Preformatted_20_Text">- Ah, laissez-moi vous faire boire, maintenant, là, penchez un peu la tête, voilà, allongez-vous. </text:p>
      <text:p text:style-name="Preformatted_20_Text">- Lorsque la colonne se couche, je me jette sur l'herbe, je penche ma tête vers le sol et je sens l'odeur de la terre mêlée à celle de la verdure. Je me rappelle l'instant où j'ai été blessé... Des shrapnels éclataient à chaque minute. J'avais du sang à la main droite, alors, seulement, ai-je deviné que j'étais blessé, car je ne ressentais sinon aucune douleur. J'ai pensé qu'il fallait tomber et je me suis agenouillé, même si je n'en ressentais pas la nécessité. J'étais très content d'être blessé. Pas parce que ça me permettait d'éviter le combat, mais parce que je me débarrassais de la lourde mitrailleuse <text:soft-page-break/>qui me sciait l'épaule sans pitié. </text:p>
      <text:p text:style-name="Preformatted_20_Text">- Ah, Gallia Borisevna, vous êtes déjà revenue...</text:p>
      <text:p text:style-name="Preformatted_20_Text">- Vous êtes encore à son chevet ? Il faut aller changer les draps, je vous ai dit que...</text:p>
      <text:p text:style-name="Preformatted_20_Text">- Oui, je sais, pardon, mais il croit qu'il parle à sa mère. Je ne veux pas qu'il croie que sa mère l'abandonne alors... Tant qu'il a quelqu'un à côté de lui et qu'il parle, au moins, il reste conscient...</text:p>
      <text:p text:style-name="Preformatted_20_Text">- Allez changer les draps, je vais rester là, un moment, on va dire que c'est un peu calme ce matin par rapport à ce qui nous attend demain. Ah, il s'y remet déjà, allez, filez ma petite...</text:p>
      <text:p text:style-name="Preformatted_20_Text">- Nous étions sur des charrettes de paysans, changeant souvent de direction. Nous avions tous peur d'arriver chez les bolcheviques...</text:p>
      <text:p text:style-name="Preformatted_20_Text">- Allons, allons, ça, c'est quand on vous a amenés, ici, mais vous et le Stoliaroff qui vous a accompagné, vous étiez plus souvent sur votre train blindé qu'avec l'infanterie, non ? </text:p>
      <text:p text:style-name="Preformatted_20_Text">- Le train... Nous étions sous le feu d'un train blindé alors que nous nous trouvions dans la maison d'un garde-barrière. On avait apporté un officier blessé au ventre et il était en train de mourir. Je suis sorti sur le quai. On ne sait pourquoi, mais je me suis senti joyeux et j'ai souri. À cause de mon indépendance ? Seul et au front... L'officier aussi est sorti sur le quai. Il souriait aussi. En ce temps-là, ni les blessés ni les tués ne me faisaient pitié, je ne ressentais pas les douleurs d'autrui. </text:p>
      <text:p text:style-name="Preformatted_20_Text">- Ne vous en faites pas, c'est comme moi. Aujourd'hui, la petite pense que je suis sans cœur, mais d'ici une semaine ou deux, elle comprendra. On n'a pas le choix, c'est cruel, mais faut se réserver pour ceux qui ont une chance. Si elle passait dans l'autre aile du bâtiment, elle verrait ceux qu'on entasse à trois par lit. Mais vous, jeune homme, je ne crois pas que vous soyez condamné...</text:p>
      <text:p text:style-name="Preformatted_20_Text">- Il m'est arrivé de voir comment on fusillait. Et d'y participer. Il a fallu... Avec beaucoup de curiosité et sans aucune pitié, je tirais sur le condamné. Ensuite, après avoir tiré, mon corps et mon âme étaient pris par un tremblement nerveux à cause de la conscience de mon propre tort. </text:p>
      <text:p text:style-name="Preformatted_20_Text">- Pour le moment, les convulsions, c'est la fièvre. Katia, venez, il va finir par convulser, apportez encore de l'aspirine. </text:p>
      <text:p text:style-name="Preformatted_20_Text">- Il ne va pas s'en sortir, Galia Borisevna ? </text:p>
      <text:p text:style-name="Preformatted_20_Text">- Vous dites n'importe quoi. On verra. Mais il a toutes ses chances. Faut juste espérer qu'il tremble à cause de la fièvre...</text:p>
      <text:p text:style-name="Preformatted_20_Text">- Quoi d'autre ? </text:p>
      <text:p text:style-name="Preformatted_20_Text">- Ceux qui sont en garnison dans des villes, à l'arrière, ils cherchent à oublier, à se distraire, avec tout ce qu'ils trouvent. Et croyez-moi, ils trouvent pas mal de choses. Je ne sais pas si ce sont les anglais qui ont apporté ça, s'ils ont rapporté ça du front, mais on dirait qu'à Kharkov, tout le monde prend de la cocaïne. </text:p>
      <text:p text:style-name="Preformatted_20_Text">- C'est qu'il en ont des choses à oublier, Galia Borisevna. </text:p>
      <text:p text:style-name="Preformatted_20_Text">- Et encore, celui-là, il ne parle que des combats, vous avez de la chance. </text:p>
      <text:p text:style-name="Preformatted_20_Text">- De la chance ? </text:p>
      <text:p text:style-name="Preformatted_20_Text">- J'ai entendu bien pire. Des scènes de pillages hideuses, repoussantes. Quand ils batent en retraite, ils n'ont plus rien à perdre. La guerre civile, c'est de la boue dans la tête et le cœur. Au moins, le typhus, quand on s'en débarrasse, c'est fini. Mais pour se débarrasser de la boue, faudrait pouvoir se débarrasser de soi-même. </text:p>
      <text:p text:style-name="Preformatted_20_Text"/>
      <text:p text:style-name="Preformatted_20_Text">---</text:p>
      <text:p text:style-name="Preformatted_20_Text"/>
      <text:p text:style-name="Preformatted_20_Text"># 51_Encore_la_Crimée</text:p>
      <text:p text:style-name="Preformatted_20_Text"/>
      <text:p text:style-name="Preformatted_20_Text">Dans ce train, pour la première fois depuis novembre mille neuf cent dix-huit, Vsévo est juste un passager. Il n'est pas guéri, mais il n'est pas mort, contrairement à celui qui gît à ses côtés, et que des soldats jettent par la porte ouverte du wagon à bestiaux. </text:p>
      <text:p text:style-name="Preformatted_20_Text"/>
      <text:p text:style-name="Preformatted_20_Text">Chaque fois que la porte s'ouvre, il se demande si c'est son tour. Il sait qu'il n'aurait aucune force pour se défendre. Parfois, il croit reconnaître un paysage et cela assombrit son âme : on perd tout le terrain qu'on a gagné. A chaque cahot un peu trop fort son instinct cherche la barricade, la voiture ennemie, <text:soft-page-break/>mais ce n'est que la voie ferrée qui se dégrade. Le visage de Micha apparaît parfois. Quand Vsévo n'a pas la force d'ouvrir les yeux, c'est juste sa voix qui lui parvient. "On retrouvera le régiment bientôt. Demain, si tout se passe bien." Mais tout ne se passe pas si bien puisqu'on voyage encore une semaine, puis une autre. Et Micha en colère, s'adresse à quelqu'un d'autre : "écoute-moi bien, moudak, parce que je ne le répéterai pas. Si tu t'approches encore de lui, c'est toi que je jette sur la voie. Si t'as peur qu'il te refile le typhus, t'as qu'à pas t'approcher. Si tu crois que j'hésiterai, essaie."</text:p>
      <text:p text:style-name="Preformatted_20_Text">Une voix marmonne : "on verra à la prochaine gare," mais Stoliaroff ne répond pas et s'adresse à Vsévo. "T'inquiète, il n'approchera plus. Ces salopards volent les provisions des malades qui s'endorment et les balancent dehors. Ah, il est beau, le peuple russe. "</text:p>
      <text:p text:style-name="Preformatted_20_Text">Un matin Vsévo se réveille sans ce brouillard mental qui l'enveloppe depuis des semaines. C'est un lit de camp.</text:p>
      <text:p text:style-name="Preformatted_20_Text">- Eh ben, y a pas moyen de se débarrasser de toi ! Tiens, mange ça. Au moins, ici, il y a de quoi bouffer. Faut que tu te requinques, on repart dans deux jours. </text:p>
      <text:p text:style-name="Preformatted_20_Text">Dans la défaite, le plus dur est de maintenir la cohésion. On se retrouve par petits groupes, souvent séparés de sa compagnie, et on essaie de donner du sens à la catastrophe qui se déroule. </text:p>
      <text:p text:style-name="Preformatted_20_Text">- Dénikine a eu tort de monter vers Moscou. </text:p>
      <text:p text:style-name="Preformatted_20_Text">- Tu l'as dit, il aurait mieux valu faire la jonction avec Wrangel à Tsarytsine. </text:p>
      <text:p text:style-name="Preformatted_20_Text">- Ensuite avec Koltchak, à l'est et ensuite seulement resserrer l'étau sur Moscou. </text:p>
      <text:p text:style-name="Preformatted_20_Text">- Facile à dire maintenant, mais si Wrangel avait continué à monter après Tsarytsine, au lieu de ménager ses Cosaques, on y serait déjà, à Moscou. </text:p>
      <text:p text:style-name="Preformatted_20_Text">- Avec qui voulais-tu qu'il monte <text:s/>? T'as su les pertes à Tsarytsine ? S'il avait pu, il aurait attaqué, personne ne sait motiver ses troupes comme Wrangel. Il fait pas des discours interminables comme Dénikine, lui. </text:p>
      <text:p text:style-name="Preformatted_20_Text">- Ah, ça, l'éloquence du baron noir, la toque, le sabre... la noblesse te <text:s/>manque, hein ? </text:p>
      <text:p text:style-name="Preformatted_20_Text">- C'est vrai qu'il est encore monarchiste, lui. Mais Dénikine a eu beau promettre des réformes, on peut pas dire qu'il ait séduit les foules...</text:p>
      <text:p text:style-name="Preformatted_20_Text">Stoliaroff prend Vsévo par le coude et le soutient alors qu'ils s'éloignent. </text:p>
      <text:p text:style-name="Preformatted_20_Text">- Perds pas de temps avec ces conneries, tout le monde bavasse, parce que la colère c'est toujours mieux que la trouille. Mais la vérité, c'est qu'on est dans la merde. Il faut pas qu'on reste en Crimée, faut qu'on retrouve le gros des troupes à Novorossisk ou à Sotchi, certains disent même qu'il faut qu'on aille en Géorgie, histoire de voir si les Anglais nous lâchent pour de bon. </text:p>
      <text:p text:style-name="Preformatted_20_Text">- On est en Crimée ? </text:p>
      <text:p text:style-name="Preformatted_20_Text">- C'est vrai que tu n'as pas trop pris le temps de regarder le paysage depuis que je t'ai sorti de ton mouroir. </text:p>
      <text:p text:style-name="Preformatted_20_Text"/>
      <text:p text:style-name="Preformatted_20_Text">---</text:p>
      <text:p text:style-name="Preformatted_20_Text"/>
      <text:p text:style-name="Preformatted_20_Text"># 51_la masculinité_toxique_a-supprimer</text:p>
      <text:p text:style-name="Preformatted_20_Text"/>
      <text:p text:style-name="Preformatted_20_Text">(Chapitre à supprimer ?)</text:p>
      <text:p text:style-name="Preformatted_20_Text"/>
      <text:p text:style-name="Preformatted_20_Text">Sur le mur en face du lit il y avait un calendrier pendu de côté, la reliure horizontale délimitant les jours du mois en court, au-dessus, et en-dessous la reproduction d'une peinture de Nikolaï Vladimirovitch Staël Von Holstein. Peut-être une plage, la mer, le ciel, peut-être simplement des à-plats de couleurs. Lorsque la fièvre dépassait quarante degrés, les à-plats semblaient onduler, se détacher, les couleurs plus sombres s'éloignaient, les plus claires venaient au premier plan et le tableau devenait un labyrinthe en trois dimensions duquel il était impossible de sortir. </text:p>
      <text:p text:style-name="Preformatted_20_Text">Ce n'était pas le typhus, c'était le palu, et j'avais vingt-six ou vingt-sept ans. Mes collègues du centre de recherche agronomique de Saint-Louis me disaient : </text:p>
      <text:p text:style-name="Preformatted_20_Text">- Mais non, c'est pas le palu, à chaque fois tu te relèves au bout d'un jour ou deux, tu serais cloué au lit une semaine. Ça doit être des insolations. </text:p>
      <text:p text:style-name="Preformatted_20_Text">Comme personne ne savait combien de temps durerait ma mission, on m'avait trouvé un petit appartement qu'on louait à un médecin colonial à la retraite qui <text:soft-page-break/>n'avait jamais pu se ré-acclimater à la vie en France. Il était encore plus catégorique. </text:p>
      <text:p text:style-name="Preformatted_20_Text">- Il n'y a plus de palu à Saint-Louis depuis que j'ai fait drainer les marigots. Ça doit être une intoxication alimentaire. Vous, les jeunes métropolitains, vous ne supportez que les plats stérilisés. </text:p>
      <text:p text:style-name="Preformatted_20_Text">À chaque nouvelle crise, mes collègues trouvaient une autre cause à ce qui était pourtant bien une nouvelle crise de palu. La fièvre chaque fois, <text:s/>chaque mois, me rendait prisonnier, d'une nouvelle reproduction de Nicolas de Staël. </text:p>
      <text:p text:style-name="Preformatted_20_Text"/>
      <text:p text:style-name="Preformatted_20_Text">J'aimerais pouvoir écrire que travailler pour le centre international de recherche agronomique pour le développement résultait de choix réfléchis, que j'avais suivi la voie que mon oncle Vsiévolode Vsiévolodovitch avait tracée pour moi. Je voudrais dire qu'il avait toujours su qu'il ferait une école d'agronomie parce qu'il avait en tête qu'une des causes les plus importantes de l'effondrement du régime tsariste avait été l'absence de réelle réforme agraire. Mais oncle Lala avait d'abord passé un an à la faculté, pas bien sûr de ce qu'il voulait faire. Et puis l'agronomie, dans l'immédiat après-guerre, en quarante-sept c'était comme le numérique aujourd'hui : l'avenir. Vsévo lui avait : <text:s/>"Si tu veux ça, alors, tu t'inscris à Saint-Louis, là au moins ils te feront bosser." Et quand il est allé s'y inscrire, on l'a reçu avec un :</text:p>
      <text:p text:style-name="Preformatted_20_Text"/>
      <text:p text:style-name="Preformatted_20_Text">- Et vos parent, où sont-ils ?</text:p>
      <text:p text:style-name="Preformatted_20_Text">- Mon père travaille.</text:p>
      <text:p text:style-name="Preformatted_20_Text">- Ah bon ? Et alors ? Quand il avait votre âge, quelqu'un est bien venu le présenter au lycée, non ? </text:p>
      <text:p text:style-name="Preformatted_20_Text">- Quand il avait mon âge, monsieur, mon père commandait une compagnie du train blindé et il était lieutenant. Si vous y tenez vraiment, je peux lui demander de venir vous l'expliquer en face !</text:p>
      <text:p text:style-name="Preformatted_20_Text">Je n'ai découvert ces histoires qu'il y a une douzaine d'année, quand j'ai commencé à préparer ce livre. La vérité c'est que ma présence au Sénégal n'était que l'aboutissement du parcours aléatoire d'un jeune homme tentant désespérément d'être à la hauteur d'un héritage familial mythique et écrasant. </text:p>
      <text:p text:style-name="Preformatted_20_Text"/>
      <text:p text:style-name="Preformatted_20_Text">Je suis né au milieu des années soixante-dix et ni la carrière militaire ni une carrière professionnelle dans le privé ne semblaient répondre à l'impératif familial : servir. </text:p>
      <text:p text:style-name="Preformatted_20_Text">Servir ne suffisait d'ailleurs pas. La parabole des talents, répétée à l'envi, avertissait clairement que celui qui ne tirait pas le meilleur de ce qu'il avait reçu serait châtié. Le châtiment n'était pourtant pas si terrible : juste le regard déçu de mes parents. "Gâcher, toujours gâcher."</text:p>
      <text:p text:style-name="Preformatted_20_Text"/>
      <text:p text:style-name="Preformatted_20_Text">Servir ET briller, tout en restant modeste. La seule solution que j'avais trouvée à ce système d'équation et de contraintes était de travailler pour la recherche publique. Et comme je n'étais pas assez intelligent pour faire de la physique quantique ou du droit international, je faisais de la modélisation des systèmes d'élevages, en me faisant croire que c'était quand même important. Je me racontais, comme d'autres avant moi, que la technique ferait disparaître la faim dans le monde, et par conséquent les guerres et les dictatures . Rien que ça? </text:p>
      <text:p text:style-name="Preformatted_20_Text">Après n'avoir réglé ni la faim ni les tensions ethniques entre agriculteurs wolofs et pasteurs peuhls du nord du Sénégal, je fus envoyé à l'Île de la Réunion où on attendait de nous que nous réglions à la fois les problèmes de pollution azotée, de revenus paysans et de réchauffement climatique. La vache a deux sous-produits, le lait, et la bouse...</text:p>
      <text:p text:style-name="Preformatted_20_Text">À ma grande surprise, une partie de ce qu'on faisait se révélait utile pour les éleveurs. Nous mettions en œuvre une filière de compostage. Mais qu'est-ce que ça pesait face à un grand-père résistant et un autre combattant de l'Armée des Volontaires ? </text:p>
      <text:p text:style-name="Preformatted_20_Text"/>
      <text:p text:style-name="Preformatted_20_Text">Je n'étais pas le seul de ma génération sans guerre à vouloir prouver mon courage physique. </text:p>
      <text:p text:style-name="Preformatted_20_Text"/>
      <text:p text:style-name="Preformatted_20_Text">On nous trouvait à l’épaule des vagues qui déferlaient sur le corail tranchant, en équilibre instable sur des planches fragiles et dérisoires. On nous trouvait <text:soft-page-break/>à la sortie des lacets en épingle à cheveux sur les routes de montagne, une main gantée sur le bitume et l'autre accrochée à un skate qui dérapait, une roue dans la ravine. </text:p>
      <text:p text:style-name="Preformatted_20_Text"/>
      <text:p text:style-name="Preformatted_20_Text">Mais ce n'était jamais assez, ça ne prouvait jamais qu'on aurait été valeureux. Il fallait que la mort soit plus proche encore, qu'on puisse penser : "Bon, moi aussi j'aurais su couvrir mes frères d'armes dans la fureur d'une bataille."</text:p>
      <text:p text:style-name="Preformatted_20_Text"/>
      <text:p text:style-name="Preformatted_20_Text">Parfois le corps disait : "ça suffit, les conneries. Je l'ai vue, moi, cette ombre allongée du requin dans l'eau transparente qui se lève. Je l'ai senti, le craquement quand la lèvre de la vague s'est abattue, épaisse, sur le frêle pain de mousse de la planche."</text:p>
      <text:p text:style-name="Preformatted_20_Text"/>
      <text:p text:style-name="Preformatted_20_Text">Et pourtant, on nous trouvait sur le tarmac d'un petit aéroport côtier, trottinant pour faire passer le sang du cerveau aux guibolles, pour que la terreur ne nous empêche pas de monter dans l'avion pour nos premiers sauts en parachute. J'étais le plus lourd, assis par terre dans le Pilatus qui s'élevait toujours plus haut. L'instructeur ouvrait la porte, pour voir si on était aligné à la zone de saut. La première fois, mon corps comprit que j'allais le jeter dans le vide. Si moi je faisais confiance à la sangle qui me reliait au Pilatus pour ouvrir mon parachute automatiquement, lui trouvait qu'on était bien assis, et que si on avait pu rentrer mes jambes que le vent de l'hélice entraînait vers l'arrière de l'appareil, ce serait une bonne idée. Sur le T-Shirt de l'instructeur, que le vent faisait onduler à toute vitesse, on pouvait lire : "I love the smell of jet fuel in the morning." Ce n'est pas le courage qui me fit sauter. Si je ne sautais pas, les autres ne pourraient pas sauter, et c'est ce sens du devoir absurde qui me fit basculer dans le vide. Ensuite, l'adrénaline, c'est addictif et on sourit quand on entend : </text:p>
      <text:p text:style-name="Preformatted_20_Text"/>
      <text:p text:style-name="Preformatted_20_Text">" Bon, on a un avion de ligne qui est arrivé avec une heure d'avance, on va devoir attendre en l'air qu'il se pose. La bonne nouvelle, c'est que quitte à voler, on va continuer à monter. Vous allez vous cailler mais vous aurez quatre mille mètre de gaz en dessous de vous, deux minutes de chute libre, les gars. Vous endormez pas pour autant, et arrêtez vos conneries d'ouvrir tardivement comme hier, hein ?"</text:p>
      <text:p text:style-name="Preformatted_20_Text"/>
      <text:p text:style-name="Preformatted_20_Text">Mais ce n'était pas du courage, parce que passé la peur du premier saut du weekend, l'adrénaline réclamait son dû. Il ne s'agissait plus de prouver sa valeur, juste de ressentir quelque chose à nouveau. Entre deux sauts, la vie normale, la vie civile avait-on presque envie de dire, ne suffisait plus. </text:p>
      <text:p text:style-name="Preformatted_20_Text">Malgré les genoux en compote, les vertèbres écrasées, juste ressentir quelque chose. </text:p>
      <text:p text:style-name="Preformatted_20_Text"/>
      <text:p text:style-name="Preformatted_20_Text">Alors après, quoi ? Sauter d'une falaise ? D'un pont ? </text:p>
      <text:p text:style-name="Preformatted_20_Text">Mais sans une cause valable, qu'est ce qui distingue le courage de la virilité imbécile, de la masculinité toxique ? </text:p>
      <text:p text:style-name="Preformatted_20_Text"/>
      <text:p text:style-name="Preformatted_20_Text">En tout cas c'était l'avis du psychologue. Celui là même qui m'avait dit que prendre racine quelque part n'était pas forcément trahir, que l'exode n'était pas une valeur en soi. </text:p>
      <text:p text:style-name="Preformatted_20_Text"/>
      <text:p text:style-name="Preformatted_20_Text">Lorsque l'avion qui me ramenait en métropole accéléra sur la piste, même si je savais que cette fois, personne n'ouvrirait la porte en plein vol, personne ne me hurlerait pour couvrir le bruit du moteur " UN, DEUX TROIS, GO", je ressentis la même peur qu'assis sur le plancher du Pilatus, la peur du corps à qui on demande d'aller contre sa nature, mais une peur amplifiée par un atroce sentiment d'impuissance. Je n'étais plus un parachutiste, j'étais un simple passager. </text:p>
      <text:p text:style-name="Preformatted_20_Text"/>
      <text:p text:style-name="Preformatted_20_Text"/>
      <text:p text:style-name="Preformatted_20_Text">---</text:p>
      <text:p text:style-name="Preformatted_20_Text"/>
      <text:p text:style-name="Preformatted_20_Text"># 52_La_mort_au_bout_du_fil</text:p>
      <text:p text:style-name="Preformatted_20_Text"/>
      <text:p text:style-name="Preformatted_20_Text"><text:soft-page-break/>Le monde avance trop vite et j'écris trop lentement. Il y <text:s/>déjà plus de dix ans que j'ai eu les premiers entretiens avec mon oncle. Un an après la mort de mon père. Poutine venait d'envahir la Crimée et j'évitais le sujet avec soin. Je n'avais pas le courage de demander à cet homme de près de quatre-vingt cinq ans de préférer la justice à son père. La maison de Théodosie, le domaine de Stryï Krym étaient sans doute les derniers endroits où son père s'était senti chez lui. Surtout que Lala me racontait comment, après un repli en Crimée, Vsévo avait rejoint les troupes de Dénikine regroupée à la frontière du Caucase. </text:p>
      <text:p text:style-name="Preformatted_20_Text"/>
      <text:p text:style-name="Preformatted_20_Text">"En 20, ils avaient été sur un Katiev, <text:s/>Tu vois ce que c'est ? Une espèce de bateau." </text:p>
      <text:p text:style-name="Preformatted_20_Text"/>
      <text:p text:style-name="Preformatted_20_Text">Mon oncle raconte les choses sans détour, sans détail, comme si c'était un souvenir de vacances. <text:s/></text:p>
      <text:p text:style-name="Preformatted_20_Text"/>
      <text:p text:style-name="Preformatted_20_Text">"Ils avaient été fait prisonniers par les Géorgiens. Ils avaient été traînés sur la côte du Caucase. À l'époque, la Géorgie, c'était des menchévistes, tu vois ?"</text:p>
      <text:p text:style-name="Preformatted_20_Text"/>
      <text:p text:style-name="Preformatted_20_Text">Chaque page de nos entretiens entraîne des heures de recherche bibliographiques pour recouper, préciser, confirmer. Mais là, Katiev, ça n'existe pas. J'ai beau chercher Katieff, Katiev, Catiev, rien. </text:p>
      <text:p text:style-name="Preformatted_20_Text"/>
      <text:p text:style-name="Preformatted_20_Text">J'exhume le fichier audio, je le retraite encore pour filtrer les fréquences parasites, faire ressortir celles de la voix de mon oncle, des basses, du médium, et un brin d'aigu pour les sifflantes. </text:p>
      <text:p text:style-name="Preformatted_20_Text"/>
      <text:p text:style-name="Preformatted_20_Text">Et si c'était Katier, avec un r, cattière. Bingo, dérivé de Cutter, en anglais. Des bateaux blindés, parfois des bateaux à fond plat, destinés à patrouiller sur les fleuves, dans les embouchures, ou bien le long des côtes. Et pourquoi pas puisqu'il s'agit sans doute de partir de Kertch, en Crimée, de traverser le détroit puis de longer la côte, jusqu'à Novorossisk ou Sotchi ? </text:p>
      <text:p text:style-name="Preformatted_20_Text"/>
      <text:p text:style-name="Preformatted_20_Text">Je réécoute pour vérifier. C'est bien "Katière". Mais avec l'accent tonique sur le a, mon oncle laisser la dernière syllabe se reposer doucement. </text:p>
      <text:p text:style-name="Preformatted_20_Text"/>
      <text:p text:style-name="Preformatted_20_Text">"Ils avaient été faits prisonniers par les Géorgiens et ils s'étaient démerder de garder un Luger, un pistolet, tu vois ? Et dans sa veste, il avait réussi à le garder."</text:p>
      <text:p text:style-name="Preformatted_20_Text"/>
      <text:p text:style-name="Preformatted_20_Text">Je réécoute encore. </text:p>
      <text:p text:style-name="Preformatted_20_Text"/>
      <text:p text:style-name="Preformatted_20_Text">" Après, il a été coffré parce que soi-disant complot monarchiste. Après, à l'époque de Wrangel, il avait rejoint le régiment de marche du Général Markoff, où il était, à l'époque, lieutenant."</text:p>
      <text:p text:style-name="Preformatted_20_Text"/>
      <text:p text:style-name="Preformatted_20_Text">J'écoute encore et encore. L'écrivain en moi est un vampire avide de l'histoire qu'il veut raconter. Quand le vampire me laisse un petit peu tranquille, j'entends le souffle difficile, les pauses un peu longues, j'entend la fatigue de mon once. Les efforts que ça lui demande, de parler de son père. Lala avait dix-huit ans quand Vsévo est mort. Et chaque fois, je lui demande de me parler de ce qui s'est passé avant sa naissance à lui, il y a déjà un siècle. </text:p>
      <text:p text:style-name="Preformatted_20_Text">Le matin, quand je pars au boulot, sur mon vélo, j'écoute encore ces entretiens, comme si Lala pouvait sentir que, maintenant, je l'écoute vraiment, pour lui-même. </text:p>
      <text:p text:style-name="Preformatted_20_Text"/>
      <text:p text:style-name="Preformatted_20_Text">Comme je l'ai fait la dernière fois qu'on s'est parlés. </text:p>
      <text:p text:style-name="Preformatted_20_Text"/>
      <text:p text:style-name="Preformatted_20_Text">Un appel tardif, étrange, mon oncle n'était pas tout à fait cohérent. Après le coup de fil je me suis dit qu'il fallait appeler sa femme, partager mon inquiétude. Et puis je me suis dit qu'elle devait être à côté, et sentir, elle aussi, vu comme cela m'avait paru évident, que Lala faisait ses adieux. </text:p>
      <text:p text:style-name="Preformatted_20_Text">J'ai fini le coup de fil par "до скорого," do skorovo, à très vite. </text:p>
      <text:p text:style-name="Preformatted_20_Text">Je n'ai dit que des choses banales. Dire un truc du genre "Je t'aime", comme je n'avais pas eu l'occasion de le dire à mon père, ça aurai sonné bizarrement, une <text:soft-page-break/>dissonance qui aurait voulu dire : "J'ai bien compris que demain matin tu seras mort."</text:p>
      <text:p text:style-name="Preformatted_20_Text"/>
      <text:p text:style-name="Preformatted_20_Text">Est-ce que j'aurais quand même dû trouver quelque chose d'autre à dire ? Face à la mort, il n'y a rien à dire d'adéquat, rien à faire. Il n'y a rien de juste face à la mort. </text:p>
      <text:p text:style-name="Preformatted_20_Text"/>
      <text:p text:style-name="Preformatted_20_Text"/>
      <text:p text:style-name="Preformatted_20_Text"/>
      <text:p text:style-name="Preformatted_20_Text">---</text:p>
      <text:p text:style-name="Preformatted_20_Text"/>
      <text:p text:style-name="Preformatted_20_Text"># 53_Dieu_vomit_les_tièdes</text:p>
      <text:p text:style-name="Preformatted_20_Text"/>
      <text:p text:style-name="Preformatted_20_Text">- Tu veux que je te dise, Vsévo ? Mourir maintenant, là, ça m'irait. Regarde...</text:p>
      <text:p text:style-name="Preformatted_20_Text">D'un geste Stoliaroff montre la mer, la côte qu'on ne voit pas très bien. </text:p>
      <text:p text:style-name="Preformatted_20_Text">- Tu veux dire en marin, quoi... dit Vsévo. </text:p>
      <text:p text:style-name="Preformatted_20_Text">- Si t'étais mort du typhus, je t'en aurais voulu. Survivre aux bolcheviks, à Makhno et mourir dans un lit. </text:p>
      <text:p text:style-name="Preformatted_20_Text">- Mais on va pas mourir, là, dit Vsévo. Et puis quitte à mourir, autant mourir au combat et en emporter le plus possible avec soi.</text:p>
      <text:p text:style-name="Preformatted_20_Text">- On va pas mourir, on va pas mourir, je sais pas, moi, dit Stoliaroff. Regarde nous. L'invincible armada, des katers à l'aveugle. Si la mer devient mauvaise je ne donne pas cher de notre peau. </text:p>
      <text:p text:style-name="Preformatted_20_Text">- C'est pas la mer qui me fait peur. C'est ce qui nous attend à terre. </text:p>
      <text:p text:style-name="Preformatted_20_Text">La mer ne devient pas vraiment mauvaise, mais les katers ne tiennent ni le clapot ni les courants. La terre défile et quand il est enfin possible d'accoster, on est déjà en Géorgie. </text:p>
      <text:p text:style-name="Preformatted_20_Text"/>
      <text:p text:style-name="Preformatted_20_Text">Alors bien-sûr, on retrouve des Volontaires, mais dans un camp de prisonniers. Malgré le coup au moral, les soldats s'y requinquent. Si les Géorgiens les traitent plutôt bien, c'est qu'ils cherchent à ménager la chèvre et le chou, les Blancs et les Rouges. Ils ont tort : il est rare que l'histoire rende justice aux modérés. Ce sont les violents, les belliqueux, les sociopathes qui écrivent l'histoire avec le sang des autres. Si l'histoire ne devait retenir qu'un seul Géorgien, ce serait évidemment Staline, à tel point qu'après le stalinisme, les garçons qu'on a appelés Joseph lui devraient attaquer leurs parents en justice pour préjudice moral. </text:p>
      <text:p text:style-name="Preformatted_20_Text"/>
      <text:p text:style-name="Preformatted_20_Text">Personne ne se rappelle Nicolas Tchkheidzé. Ce menchevik, issu d'une famille d'aristocrates Géorgiens, s'est engagé pour l'alphabétisation et la formation politique des ouvriers de son pays. Opposant au tsar, républicain, il s'est pourtant opposé à la paix de Brest-Litovsk parce qu'il préfèrait les démocraties de l'entente aux empires des puissances centrales. Pour Lénine, Trotsky et Staline, c'est un social traître, pour les Anglais, un socialiste révolutionnaire peu fiable. </text:p>
      <text:p text:style-name="Preformatted_20_Text"/>
      <text:p text:style-name="Preformatted_20_Text"/>
      <text:p text:style-name="Preformatted_20_Text"/>
      <text:p text:style-name="Preformatted_20_Text">---</text:p>
      <text:p text:style-name="Preformatted_20_Text"/>
      <text:p text:style-name="Preformatted_20_Text"># 54_Cinquante_quatre_Tu_As_Toujours_Ton_Luger_?</text:p>
      <text:p text:style-name="Preformatted_20_Text"/>
      <text:p text:style-name="Preformatted_20_Text">- Mikhaïl ! Micha, réveille-toi !</text:p>
      <text:p text:style-name="Preformatted_20_Text">- Quoi, fous-moi la paix, Vsévo...</text:p>
      <text:p text:style-name="Preformatted_20_Text">- Viens, il y a des Anglais qui discutent. </text:p>
      <text:p text:style-name="Preformatted_20_Text">- Des Anglais ? Qu'est-ce qu'ils foutent là ? demande Stoliaroff.</text:p>
      <text:p text:style-name="Preformatted_20_Text">- Apparemment les Géorgiens veulent leur montrer comme on est heureux et bien traités, dit Vsévo. </text:p>
      <text:p text:style-name="Preformatted_20_Text">- Après les villages de Potemkine, les camps modèles de Tchkheidze. </text:p>
      <text:p text:style-name="Preformatted_20_Text">- Allez, on n'a pas à se plaindre, on est mieux ici que je ne l'étais au lazaret. </text:p>
      <text:p text:style-name="Preformatted_20_Text">- Espérons que là aussi, on défie les probabilités et qu'on en sorte vivants. </text:p>
      <text:p text:style-name="Preformatted_20_Text">- Viens, on va écouter ce qu'ils disent. </text:p>
      <text:p text:style-name="Preformatted_20_Text">Un journaliste et un officier anglais déambulent dans le camp. Ils parlent de <text:soft-page-break/>tout sauf de ce qu'ils voient, avec une liberté de ton qui montre qu'ils ont oublié que la moité des prisonniers sont des officiers, et que parmi eux nombreux sont ceux qui parlent deux ou trois langues. Les Géorgiens, apparemment, voudraient que les Anglais reconnaissent leur République Démocratique. </text:p>
      <text:p text:style-name="Preformatted_20_Text">- Et alors, demande le journaliste, vous allez la reconnaître ? </text:p>
      <text:p text:style-name="Preformatted_20_Text">- La moitié des gens de chez nous pense que ce serait un rempart contre les bolchéviks, l'autre moitié que ce sont de dangereux révolutionnaires, et les autres...</text:p>
      <text:p text:style-name="Preformatted_20_Text">- Comment ça les autres, vous avez déjà vos deux moitiés, là...</text:p>
      <text:p text:style-name="Preformatted_20_Text">- Le Royaume-Uni, quand il s'agit de désaccord, est composé de bien plus que de deux moitiés ! Les autres, donc, attendent qu'ils se mettent d'accord avec les Abkhazes et les Arméniens. </text:p>
      <text:p text:style-name="Preformatted_20_Text">- Et alors, est-ce que les Géorgiens sont meilleurs pour parlementer avec les Arméniens que les travaillistes avec les conservateurs ? demande le journaliste. </text:p>
      <text:p text:style-name="Preformatted_20_Text">- Personne ne s'entend avec personne, comme si on n'avait pas assez eu assez de guerre depuis quatorze. Certains pensent qu'on a encore des troupes à envoyer pour soutenir Dénikine, et les autres l'accusent de tous les maux, notamment d'être incapable de gérer les territoires qu'il contrôle répond l'officier. <text:s/></text:p>
      <text:p text:style-name="Preformatted_20_Text">- S'ils gèrent tout comme ils gèrent le chemin de fer, les derniers n'ont peut-être pas tort, j'ai cru que je n'arriverais jamais jusqu'ici.</text:p>
      <text:p text:style-name="Preformatted_20_Text">- Eh, vous êtes là, pourtant, non ? Pas si mal, en pleine guerre civile... </text:p>
      <text:p text:style-name="Preformatted_20_Text">- Et leur gestion du commerce ? Il paraît qu'ils laissent du grain pourrir en Crimée au lieu de le vendre pour se procurer des biens et des armes. </text:p>
      <text:p text:style-name="Preformatted_20_Text">- Le train, le grain, c'est du bardak, du bordel, comme ils disent. Mais ce qui inquiète, chez nous, ce sont les Cosaques. On ravitaille Dénikine, il reprend un oblast, les Cosaques s'installent et ils pillent, ils violent, ils assassinent les Juifs. </text:p>
      <text:p text:style-name="Preformatted_20_Text">- Et Dénikine ne dit rien ? </text:p>
      <text:p text:style-name="Preformatted_20_Text">- Si. Il condamne les violence, mais après coup. C'est que sans le Général Chkouro, il se priverait de la cavalerie cosaque, et c'est la seule chose qui fasse peur à Makhno, avec les tanks, peut-être. </text:p>
      <text:p text:style-name="Preformatted_20_Text">- Et Chkouro, il ne tient pas ses Cosaques ? demande le journaliste. </text:p>
      <text:p text:style-name="Preformatted_20_Text">- Vous rigolez ? Je vais vous raconter une anecdote. Je la tiens d'un colonel Russe. Il me raconte qu'un matin, il voit un cosaque soigner sa coiffure, il se rase le côté droit du crâne, laisse sa mèche retomber sur le côté gauche...</text:p>
      <text:p text:style-name="Preformatted_20_Text">- Ah, oui, la fameuse tchoub, le toupet cosaque. Certains disent qu'ils font de la place pour un ange sur l'épaule droite et chassent le diable avec leur mèche sur l'épaule gauche, ajoute le journaliste ravi de montrer que lui aussi, il connaît des anecdotes. </text:p>
      <text:p text:style-name="Preformatted_20_Text">- Bon, reprend l'officier, il met son uniforme, et demande à être reçu par Chkouro. Ils ont ce côté un peu clanique, qui fait que même un sous-officier peut demander à à être reçu par un général. N'empêche, le Cosaque, qui est venu avec son cheval, n'en mène pas large. Chkouro lui demande ce qu'il veut et le soldat lui dit que ça fait deux mois qu'il n'a pas reçu sa solde. Et alors, lui demande Chkouro ? Ben... Je n'ai plus d'argent pour... Et sous les ordres de qui tu servais, demande Chkouro. Les vôtres, mon général. Alors Chkouro se lève, l'attrape par son toupet et lui dit : Tu servais sous mes ordres et tu manques d'argent ? Qu'est ce que tu fichais pendant le sac d'Ekaterinoslav ? Fiche-moi le camp, imbécile, avant que je te coupe la tchoub. </text:p>
      <text:p text:style-name="Preformatted_20_Text">- Ah, donc Dénikine se plaint, mais ça lui évite d'avoir à payer les Cosaques. </text:p>
      <text:p text:style-name="Preformatted_20_Text">- Et pourtant, les Cosaques le font payer quand même. Ils ont demandé la tête de quelques généraux dont ils n'apprécient pas la discipline ou désapprouvent les stratégies militaires, et Dénikine a commencé à plier, regrette l'officier anglais. </text:p>
      <text:p text:style-name="Preformatted_20_Text">- C'est à cause d'eux qu'il a éloigné Wrangel ? </text:p>
      <text:p text:style-name="Preformatted_20_Text">- C'est ce qu'il se dit. Mais que ce soient les Cosaques ou non, Wrangel en veut à Dénikine, et s'il revient, non, quand il reviendra en grâce, parce que les Blancs ne peuvent pas se permettre le luxe de se priver d'un bon général, Wrangel fera tout pour prendre la place de Dénikine. Et ça risque de barder entre lui et Chkouro aussi. </text:p>
      <text:p text:style-name="Preformatted_20_Text">- J'ai rencontré Chkouro, dit le journaliste, qui semblait décidément plus désireux de parler que d'écouter, je l'ai croisé à Ekateriinodar. Je marchais dans cette boue grasse qui semble ne jamais quitter la ville. De loin, je vois <text:soft-page-break/>une troupe s'approcher, je me dis, encore un convoi mortuaire. Il y en avait tous les jours, avec le typhus. Mais l'attroupement marchait sans dignité, en parlant fort. En fait, c'était Chkouro entouré de ses soudards, je n'ai pas demandé mon reste... Alors, c'est à cause des Cosaques que les politiciens chez nous hésitent à lâcher Dénikine ? </text:p>
      <text:p text:style-name="Preformatted_20_Text">- Pff, les Cosaques lâcheront Dénikine avant nous. Les Cosaques du Don ont leur petit gouvernement, ceux du Terek aussi. Mais ce sont les Cosaques du Kouban qui lâcheront l'armée des Volontaires en premier. Ils sont comme leurs chevaux : ils sentent l'écurie toute proche et ils veulent rentrer à la maison. </text:p>
      <text:p text:style-name="Preformatted_20_Text">- Et pour ici, pour le camp ? demande le journaliste...</text:p>
      <text:p text:style-name="Preformatted_20_Text">Vsévo et Micha se crispent d'un coup. Depuis un quart d'heure qu'ils écoutent, ils n'ont eu droit qu'à des racontars, mais là...</text:p>
      <text:p text:style-name="Preformatted_20_Text">- Vous croyez que les Géorgiens vont faire quoi, reprend-il. Ils ne vont pas livrer les Dénikinistes à Trotsky, quand même ? Mais s'ils les libèrent, les Rouges s'en serviront comme prétexte pour attaquer. </text:p>
      <text:p text:style-name="Preformatted_20_Text">Voilà pourquoi ce journaliste racontait ses histoires benoîtement, pour que l'officier ne se rende pas compte que la conversation dérive vers des informations bien plus sensibles. </text:p>
      <text:p text:style-name="Preformatted_20_Text">- Tchkheidzé est naïf, répond l'officier. Les soviétiques veulent tout l'Empire. Ils feront comme on fait toujours. Au lieu de parler des *sujets de l'Empire* ils parleront des *camarades travailleurs,* mais ils dirons que les leurs sont persécutés parce qu'ils parlent russe, et au prétexte de les défendre ils reprendront du territoire. Quand aux Géorgiens, dans l'immédiat, ils ne feront rien du tout. Ils vont attendre sans trop de zèle que les Volontaires se fassent la malle tout seuls. </text:p>
      <text:p text:style-name="Preformatted_20_Text">- Mais du coup, c'est vous qui allez récupérer la patate chaude, qu'est ce que vous en feriez, de ces prisonniers, s'ils arrivaient jusqu'à un port de la mer noire ? </text:p>
      <text:p text:style-name="Preformatted_20_Text">- Bof, répond l'officier, comme si finalement, ce qu'il avait prédit ne risquait pas d'arriver. Les soldats, ce ne sont pas les passagers qu'on aime le moins à Novorossisk. Ils sont disciplinés, et du moment où on les aide à rejoindre des troupes, ils savent se tenir mieux que certains alliés avec qui on doit composer tous les jours. </text:p>
      <text:p text:style-name="Preformatted_20_Text">- Vous allez encore dire du mal des Français. </text:p>
      <text:p text:style-name="Preformatted_20_Text">- En l'occurrence, ce sont les Italiens qui semblent ne penser qu'à rentabiliser leurs trajets, comme si on donnait dans la croisière, ces temps-ci. Non, ce qu'on redoute, nous, dit l'officier, ce sont les altesses. C'est comme si la réalité ne les concernait pas, comme si le monde entier n'était là que pour les servir. Les bolcheviques ont massacré leurs maris, mais elles nous engueulent si on a le culot de mettre une comtesse dans la même cabine qu'une duchesse. </text:p>
      <text:p text:style-name="Preformatted_20_Text"/>
      <text:p text:style-name="Preformatted_20_Text">Maintenant que les deux anglais se tiennent en silence, Vsévo et Micha ont peur de se faire repérer s'ils bougent. Jusqu'à ce que Micha demande : Tu as toujours le Luger ? </text:p>
      <text:p text:style-name="Preformatted_20_Text"/>
      <text:p text:style-name="Preformatted_20_Text">---</text:p>
      <text:p text:style-name="Preformatted_20_Text"/>
      <text:p text:style-name="Preformatted_20_Text"># 55_Inaccessible_a_l_ennemi</text:p>
      <text:p text:style-name="Preformatted_20_Text"/>
      <text:p text:style-name="Preformatted_20_Text">" Beaucoup a été fait, et beaucoup reste à faire, mais la Crimée est d'ores et déjà inaccessible à l'ennemi."</text:p>
      <text:p text:style-name="Preformatted_20_Text"/>
      <text:p text:style-name="Preformatted_20_Text">Les représentants français et anglais se demandent si Wrangel croit en ce qu'il déclare ou s'il essaie de les rassurer afin qu'ils continuent à le soutenir. </text:p>
      <text:p text:style-name="Preformatted_20_Text">En ce premier septembre mille neuf cent vingt, Wrangel a fait rappatrier le régiment Korniloff depuis Perekop pour une parade devant la mission militaire étrangère. </text:p>
      <text:p text:style-name="Preformatted_20_Text"/>
      <text:p text:style-name="Preformatted_20_Text">Il passe les troupes en revue et on pousse des hourras pour ces hommes épuisés. On les a arrachés au chantier de renforcement de l'ancienne forteresse turque. Trois lignes de tranchées et, le long des vingt kilomètres de ce mur de huit mètres de haut, des entrelacs de barbelés rendent une attaque difficile, improbable. </text:p>
      <text:p text:style-name="Preformatted_20_Text"/>
      <text:p text:style-name="Preformatted_20_Text"><text:soft-page-break/>Wrangel parle des fortifications supplémentaires, et dans la délégation, un officier anglais se demande si parmi les soldats qui défilent dans leurs uniformes disparates se trouvent les deux jeunes militaires qui l'ont fait se déshabiller pour s'échapper d'un camp géorgien avec son uniforme. </text:p>
      <text:p text:style-name="Preformatted_20_Text"/>
      <text:p text:style-name="Preformatted_20_Text">Les fortifications supplémentaires n'existent que dans le discours de Wrangel. À l'été mille neuf cent vingt, Wrangel a préféré lancer des offensives vers le continent au lieu d'enclaver la Crimée pour de bon et d'organiser une économie de guerre digne de ce nom. </text:p>
      <text:p text:style-name="Preformatted_20_Text"/>
      <text:p text:style-name="Preformatted_20_Text">Il y a bien quelques lignes de chemin de fer qui permettent de passer d'ouest en est, mais c'est au sud, dans les entrepôts de la flotte de la mer noire qu'il y a encore les tonnes d'acier et de matériaux qui permettraient de rendre la Crimée "inaccessible à l'ennemi."</text:p>
      <text:p text:style-name="Preformatted_20_Text"/>
      <text:p text:style-name="Preformatted_20_Text">L'impression de relative sécurité vient que la presqu’île ne peut être attaquée que par l'isthme de Perekop, au nord-ouest. </text:p>
      <text:p text:style-name="Preformatted_20_Text">- Et s'il traversent le Syvach, dit Vsévo. </text:p>
      <text:p text:style-name="Preformatted_20_Text">- Quoi le Syvatch ? dit Mikhaïl.</text:p>
      <text:p text:style-name="Preformatted_20_Text">- Ben, l'espèce de marais entre la Crimée et le continent ? </text:p>
      <text:p text:style-name="Preformatted_20_Text">- Je sais ce que c'est que le Syvatch, mais ils ne marchent pas sur l'eau, quand même, les bolcheviques ? </text:p>
      <text:p text:style-name="Preformatted_20_Text">- Ouais... Mais il n'y a que cinq ou six mètres de profondeur, si ça gèle ? </text:p>
      <text:p text:style-name="Preformatted_20_Text">- Eh, ce n'est pas la Baltique non plus. Le mois de Novembre n'est pas encore commencé...</text:p>
      <text:p text:style-name="Preformatted_20_Text"/>
      <text:p text:style-name="Preformatted_20_Text">Et de fait, lorsque les Rouges attaquent, c'est par l'isthme de Perekop, frontalement. Vague après vague, l'infanterie soviétique est fauchée par les mitrailleuses, des Maxims et des Lewis fournies par les Anglais à Wrangel, qui a succédé à Dénikine à la tête des armées Blanches. </text:p>
      <text:p text:style-name="Preformatted_20_Text"/>
      <text:p text:style-name="Preformatted_20_Text">Après les assauts, on ne ressent plus rien. La fatigue est telle qu'une fois assurées les corvées et les tours de garde, on ne peut que dormir, plus rien n'existe que le corps, qu'il faut préserver, recharger avant la prochaine bataille. </text:p>
      <text:p text:style-name="Preformatted_20_Text">Aussi, quand un jeune sous-officier apporte à Vsévo une lettre, cela lui fait l'effet d'un rêve. C'est son ami Andreï Papkoff. La lettre date de quelques mois, et c'est un miracle qu'elle parvienne jusqu'à Vsévo, même avec autant de retard. Il lui écrit de Sébastopol. À l'heure où la lettre lui parvient, il doit déjà être à Odessa. À moins qu'il n'ait pas pu rejoindre sa troupe et soit revenu sur le paquebot Alexandra, d'où il a écrit à Vsévo. La lettre semble parler d'une autre réalité, une Crimée sans guerre, ou presque, une Crimée où des gens possèdent des choses, en envoient à leur famille restée en Russie, un autre monde probablement déjà détruit par le fléau communiste dont on n'est protégés que par quelques mètres d'eau saumâtre</text:p>
      <text:p text:style-name="Preformatted_20_Text"/>
      <text:p text:style-name="Preformatted_20_Text">Mais le six novembre, le vent tourne. Littéralement. </text:p>
      <text:p text:style-name="Preformatted_20_Text"/>
      <text:p text:style-name="Preformatted_20_Text">Le vent d'est laisse place à un vent d'ouest si fort qu'il repousse l'eau peu profonde du Syvatch jusqu'à rendre certains gués praticables. Sur les langues de terre qui émergent, un souffle glacé fait geler la boue. C'est Moïse à l'envers : la mer s'ouvre pour les assaillants. </text:p>
      <text:p text:style-name="Preformatted_20_Text">Il faut abandonner Perekop, se retrancher sur Yushun. À Yushun, au moins, les trains blindés peuvent venir en renfort. Mais en renfort de quoi ? Il n'y a là ni tranchées, ni fortifications d'où bombarder à distance. </text:p>
      <text:p text:style-name="Preformatted_20_Text">Vsiévolode Valerievitch Gousseff mène son unité dans un corridor rocheux pour reprendre une fortification que la 51ème division soviétique a conquise dans la nuit. En face, une unité makhnoviste fait feu, puis fait mine de battre en retraite. Quand on comprend que c'est l'habituelle tactique de repli et d'attaque, il est trop tard. Les mitrailleuses mobiles fauchent la première ligne de soldats. On recule. On se cache. Quand la nuit permet d'attaquer à nouveau, c'est à la baïonnette que de finissent les combats, les yeux dans les yeux. </text:p>
      <text:p text:style-name="Preformatted_20_Text">Il n'y a plus ni honneur ni horreur, juste une attention douloureuse à <text:soft-page-break/>l'instant, le bruit, le mouvement, tout. Les corps qui s'effondrent, la mort d'un camarade comme celle d'un ennemi est juste une information de plus. </text:p>
      <text:p text:style-name="Preformatted_20_Text">Le lendemain être en vie est une légère surprise, retrouver le train blindé une étrangeté supplémentaire. </text:p>
      <text:p text:style-name="Preformatted_20_Text">- Tu as vu la loco ? dit Stoliaroff, encore moins blindée que la précédente. </text:p>
      <text:p text:style-name="Preformatted_20_Text">- Elle a sauté en octobre, lui répond un mécanicien. Et les deux plateformes arrières ont été récupérées sur le train blindé "Officier". </text:p>
      <text:p text:style-name="Preformatted_20_Text">- </text:p>
      <text:p text:style-name="Preformatted_20_Text">Si toutes les pièces du train ont été changées depuis le début de la guerre, s'agit-il du même train, juste parce qu'il continue à porter le même nom ? </text:p>
      <text:p text:style-name="Preformatted_20_Text"/>
      <text:p text:style-name="Preformatted_20_Text">Et s'il ne reste d'un régiment aucun des hommes qui le composaient au début de la guerre, est-ce le même régiment ? </text:p>
      <text:p text:style-name="Preformatted_20_Text"/>
      <text:p text:style-name="Preformatted_20_Text">Pour les trains blindés, la question ne se posera pas. Impossible de prendre le risque de laisser ces armes décisives tomber aux mains des bolcheviques. Alors, en attendant la prochaine offensive, on donne l'ordre au "Saint-Georges le Victorieux" de reculer pendant une vingtaine de minutes, comme s'il devait remonter vers le front en marche arrière. Le "Russie Unie" fait monter la pression et s'éloigne, à reculons, lui aussi, mais vers le sud. Puis les deux trains les plus mal nommés de l'histoire ferroviaires repartent en marche avant, sans mécaniciens, sans chauffeurs, ils s'écrasent l'un contre l'autre. L'explosion de vapeur, le vacarme des plateformes qui se tordent, rien n'atteint les soldats épuisés qui se retirent déjà vers Simféropol. </text:p>
      <text:p text:style-name="Preformatted_20_Text"/>
      <text:p text:style-name="Preformatted_20_Text">De là, on les renvoie vers Sébastopol. Wrangel, s'il n'a pas su assurer la défense de la Crimée a sur organiser son évacuation. <text:s/>Il faut qu'ils arrivent à Sébastopol avant qu'elle soit finie. On leur transmet des vivres pour trois jours, et le communiqué du généralissime des Armées Blanches en déroute. </text:p>
      <text:p text:style-name="Preformatted_20_Text"/>
      <text:p text:style-name="Preformatted_20_Text">" Sur mon ordre, il est procédé actuellement à l'évacuation et à l'embarquement, dans les ports de Crimée, de tous ceux qui ont partagé avec l'armée son chemin de croix, des familles de militaires, des membres de l'administration civile avec leurs familles, et des particuliers qui se sentent menacés par l'arrivée de l'ennemi. L'avenir de ceux qui partent est absolument inconnu. Hors de la Crimée, nous n'avons pas de pays. Nous n'avons pas de trésorerie non plus. Je préviens les partants, en toute sincérité de ce qui les attend."</text:p>
      <text:p text:style-name="Preformatted_20_Text"/>
      <text:p text:style-name="Preformatted_20_Text"/>
      <text:p text:style-name="Preformatted_20_Text"/>
      <text:p text:style-name="Preformatted_20_Text">---</text:p>
      <text:p text:style-name="Preformatted_20_Text"/>
      <text:p text:style-name="Preformatted_20_Text"># 56_ce_qui_nous_attend</text:p>
      <text:p text:style-name="Preformatted_20_Text"/>
      <text:p text:style-name="Preformatted_20_Text">Je ne savais pas ce qui m'attendait quand j'ai commencé à écrire ce livre. J'avais si peu de matériel. Au départ, je n'avais que les entretiens avec l'oncle Lala. </text:p>
      <text:p text:style-name="Preformatted_20_Text"/>
      <text:p text:style-name="Preformatted_20_Text">- Et puis donc là, jusqu’à la fin quoi, dit Lala de sa voix fatiguée, jusqu’à la fin, évacué en novembre 1920 tu vois, et direction Bizerte. </text:p>
      <text:p text:style-name="Preformatted_20_Text">- L’évacuation de 1920 c’est la grande évacuation de Sébastopol ? ai-je demandé. Il n'y a pas une histoire de sous-marin, non ? C'est pas en sous-marin qu'il est évacué ? </text:p>
      <text:p text:style-name="Preformatted_20_Text">- Non, je crois pas, dit Lala, puis d'une voix plus assurée... Non, non, non, non. </text:p>
      <text:p text:style-name="Preformatted_20_Text"/>
      <text:p text:style-name="Preformatted_20_Text">Après, j'ai interrogé sa femme, sa fille et j'ai compulsé toutes archives numérisées sur un CD-ROM. Puis j'ai trouvé ce cahier de copies carbones des lettres que Vsévo a envoyées plus tard, quand il était responsable des associations d'anciens combattants et d'anciens élèves officiers de marine, presque impossibles à déchiffrer. Puis j'ai anotté les quelques pages du fameux fichier "famille1.doc" trouvé par hasard sur une clé USB. </text:p>
      <text:p text:style-name="Preformatted_20_Text"/>
      <text:p text:style-name="Preformatted_20_Text">Il fallait faire avec si peu. Combler les trous dans le récit en lisant des <text:soft-page-break/>livres, des articles de revues historiques, des sites internets toujorus partisans, toujours contradictoires. <text:s/>Mais ce que j'aurais tellement voulu c'étaient des lettres personnelles, me faire enfin une image intime de Valéry, de Vsévo, de leur relation. </text:p>
      <text:p text:style-name="Preformatted_20_Text"/>
      <text:p text:style-name="Preformatted_20_Text">Méfie-toi des prières que tu adresses au néant, il lui arrive de les exaucer avec son humour bien particulier. Une fois que j'avais écrit tout ce qui précède, ma cousine est passée me voir. Elle avait trouvé dans une malle, au grenier de la maison du Loir-et-Cher où notre grand-mère russe avait habité un paquet de lettres adressées à Vsévo. </text:p>
      <text:p text:style-name="Preformatted_20_Text"/>
      <text:p text:style-name="Preformatted_20_Text">J'aurais dû sauter de joie, mais j'étais tétanisé. Des kilomètres de phrases indéchiffrables, dans lesquelles se trouvait peut-être le démenti implacable des personnalités que j'avais tenté de reconstruire. Et l'impossibilité de savoir. </text:p>
      <text:p text:style-name="Preformatted_20_Text"/>
      <text:p text:style-name="Preformatted_20_Text">Un matin, un message dans ma boite mail me demandait de signer une pétition pour soutenir la demande d'asile d'un opposant à Vladimir Poutine, appelons le V.K. </text:p>
      <text:p text:style-name="Preformatted_20_Text">V.K. avait lu certains articles que je publiais sur un site internet et pensait à juste titre que je serais désireux de l'aider. Après avoir signé la pétition, j'ai diffusé l'appel sur les réseaux sociaux. Des pouces, des cœurs, des emojis clap-clap mais aucune signature sur la pétition déposée auprès de l'Assemblée Nationale. J'ai aussi reçu les habituelles intimidations et les insultes des trolls poutinophiles persuadés que leur soutien à l'agression russe montrait leur liberté d'esprit face à la propagande occidentale décadente des lobbys LGBTQ+, ukrainiens, juifs et que sais-je encore. </text:p>
      <text:p text:style-name="Preformatted_20_Text"/>
      <text:p text:style-name="Preformatted_20_Text">V.K., après avoir signé un appel à la libération de Navalny s'est fait intimider puis tabasser par des sbires du régime et a dû s'installer dans un pays assez éloigné de Moscou pour ne pas malencontreusement tomber d'une fenêtre, mais assez proche pour que son passeport russe lui permettre de traverser la frontière. </text:p>
      <text:p text:style-name="Preformatted_20_Text">Quand je lui ai demandé de quoi il vivait, il m'a dit qu'il faisait de la traduction. Nous avons convenu d'un tarif horaire, et il a déchiffré les lettres. Je scannais, il transcrivait, il faisait un décompte des heures, je le payais, j'attendais d'avoir assez de fond pour le paquet suivant, nous recommencions, je traduisais grossièrement, puis je tentais de ranger ces centaines de lettres dans l'ordre chronologique, en déchifrant des tampons sur des timbres, ou en déduisant la date du contenu quand l'enveloppe était manquante. J'essayais de comprendre qui étaient les expéditeurs, de deviner les réponses de Vsévo que je ne lirais jamais. Je vivais dans la peur de la lettre qui me ferait me dire : "Merde, tout ce que j'ai écrit est faux." </text:p>
      <text:p text:style-name="Preformatted_20_Text">Mais la lettre la plus ancienne datait du neuf janvier mille neuf cent vingt, envoyée par un certain Andreï Pakov. </text:p>
      <text:p text:style-name="Preformatted_20_Text"/>
      <text:p text:style-name="Preformatted_20_Text">*Cher Vsiévolode !</text:p>
      <text:p text:style-name="Preformatted_20_Text"/>
      <text:p text:style-name="Preformatted_20_Text">*Après de longues recherches, nous avons enfin réussi à vous localiser. En passant de Kiev à Théodosie le 12 novembre, Tatiana Alexeïevna et moi-même vous avons cherché en vain à Sébastopol. Nous sommes allés dans le bâtiment où j'avais remis toutes les listes, mais je n'ai trouvé aucune trace de vous. Puis, depuis Théodosie, nous avons reçu votre télégramme en réponse à nos recherches. Vous ne pouvez imaginer ma joie lorsque j'ai appris que vous aviez été retrouvé. Malheureusement, Tatiana Alexeïevna était déjà à Odessa, elle n'était pas au courant et n'a donc pas pu faire part de cette bonne nouvelle à Valéry Yakovlevitch. J'ai envoyé une lettre à Odessa, à l'adresse de Nitche, avec votre adresse, mais je ne sais pas quand elle arrivera.</text:p>
      <text:p text:style-name="Preformatted_20_Text"/>
      <text:p text:style-name="Preformatted_20_Text">*Je suis actuellement à Sébastopol, à bord du paquebot « Alexandra » (quai de la Russie). Contre les ordres, je tente de me rendre à Odessa. Je ne sais pas si j'y parviendrai. Je ne descends pas à terre afin de ne pas perdre la possibilité d'être à Odessa, où je pense retrouver ma troupe. Le paquebot doit partir tôt samedi matin. Nous verrons bien. Je ne sais pas comment vous conseiller de transmettre cette lettre à vos proches, si vous en avez la possibilité. Sur l'Alexandra, si vous avez le temps, vous pouvez la remettre au commandant, le <text:soft-page-break/>lieutenant Kolin, pour moi. En général, vous pouvez faire une demande de transmission comme suit : Odessa, Direction de la gestion des mouvements de troupes, au lieutenant Vladimir Karlovitch Nitche (…………… ……………… notre ……………..) pour transmission – . Deux moyens de transmission pour vous, Vsevolod ………….. ………………………. ……………. Portez-vous bien.</text:p>
      <text:p text:style-name="Preformatted_20_Text"/>
      <text:p text:style-name="Preformatted_20_Text">*Salut !</text:p>
      <text:p text:style-name="Preformatted_20_Text"/>
      <text:p text:style-name="Preformatted_20_Text">*Votre Andreï Papkov*</text:p>
      <text:p text:style-name="Preformatted_20_Text"/>
      <text:p text:style-name="Preformatted_20_Text">La suivante date du mois de mai de la même année. On y apprend que Valéry Gousseff et sa femme Tatiana ont déjà émigré et qu'ils vivent à Belgrade. Le fils de Tatiana, Aliocha, est reparti en Crimée pour suivre l'exemple de Vsévo et suivre des études dans le corps des cadets de marine. En mai <text:s/>mille neuf cent vingt, ils croyaient donc vraiment que la Crimée était inaccessible à l'ennemi !</text:p>
      <text:p text:style-name="Preformatted_20_Text"/>
      <text:p text:style-name="Preformatted_20_Text">Andreï Papkov donne des nouvelles de sa famille, en Russie. </text:p>
      <text:p text:style-name="Preformatted_20_Text"/>
      <text:p text:style-name="Preformatted_20_Text">*J'ai reçu deux lettres de ma sœur, qui indiquent que tout le monde est en vie, mais à en juger par les prix mentionnés dans la lettre, ils doivent souffrir de la faim. De mon côté, je fais tout mon possible pour les soulager de cette horreur : je leur envoie des colis de nourriture. Mais je ne sais pas s'ils les reçoivent ! Nous savons tous très bien ce que signifie être affamé pendant deux ou trois semaines ou vivre plusieurs mois avec très peu à manger. Mais vivre pendant des années dans une région où les chats et les chiens ont été mangés, où il est difficile d'espérer de l'aide, c'est vraiment un cauchemar.*</text:p>
      <text:p text:style-name="Preformatted_20_Text"/>
      <text:p text:style-name="Preformatted_20_Text">À ce jour, je ne sais toujours pas qui est Andreï Papkov. </text:p>
      <text:p text:style-name="Preformatted_20_Text"/>
      <text:p text:style-name="Preformatted_20_Text">La guerre, que les livres d'histoire, les romans, et plus encore les films nous présentent comme une suite ininterrompue de combats héroïque est une réalité fragmentée dans le temps et l'espace, où l'on peut faire des études à Sébastopol pendant qu'un adolescent du même âge creuse des tranchées à cent kilomètres de là, qu'on peut avoir peur, à Kiev, des attaques de drones iraniens tout en faisant tourner son entreprise de BTP ou de négoce de céréales. On peut mourir à Kharkyv pendant que le Paris-Saint-Germain fête sa victoire en ligue des champions de football.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7_Une_simple_déviation</text:p>
      <text:p text:style-name="Preformatted_20_Text"/>
      <text:p text:style-name="Preformatted_20_Text">Ils entrent dans Sébastopol avant l'aube et ce n'est pas le soleil levant qui rougit le ciel et la mer, mais les flammes qui dévorent le bâtiment de la Croix-Rouge américaine. Au fur et à mesure qu'ils s'enfoncent vers le port, ils ramassent des vêtements, de la vaisselle, avant de comprendre : il n'y aura pas de place pour tout ça à bord des bateaux surchargés. Ils posent à leur tour ces luxes désormais inutiles que les soldats derrière eux ramasseront et feront avancer de quelques centaines de mètres avant de les abandonner à leur tour. </text:p>
      <text:p text:style-name="Preformatted_20_Text">Quand ils parviennent aux quais, au petit jour, les ouvriers du port et des chantiers les escortent afin de ramasser ce dont ils pourraient encore se délester. Ils ne pensent même pas à monter à bord des bateaux, remplis de l'espoir que les Rouges verront en eux les opprimés qu'ils sont. Ils se trompent car la répression que Bela Kuhn lancera horrifiera même Trotsky. <text:s/></text:p>
      <text:p text:style-name="Preformatted_20_Text">Les chiens qu'on n'a pas laissé monter à bord des bateaux errent dans la ville. Un Cosaque galope : il préfère se cacher dans la montagne jusqu'à ce que la répression se tasse plutôt qu'abandonner son cheval. Tous n'ont pas fait ce choix et des bêtes maigres et désemparées avancent au hasard. </text:p>
      <text:p text:style-name="Preformatted_20_Text">Vsévo, qui a reçu quelques semaines avant l'offensive de Perekop une lettre d'un <text:soft-page-break/>ami cherche le paquebot Alexandra, espérant que le lieutenant Nitche pourrait lui donner des instructions précises. </text:p>
      <text:p text:style-name="Preformatted_20_Text">Mais il ne reste plus que les bâtiments de la marine. L'Alexeev est rempli à ras-bord, mais il reste de la place sur le Cronstadt, le navire-atelier qui devra remorque le Jarkyï, un torpilleur mal en point que son commandant, Manstein, refuse d'abandonner aux Rouges. </text:p>
      <text:p text:style-name="Preformatted_20_Text"/>
      <text:p text:style-name="Preformatted_20_Text">Les remorqueurs manœuvrent les navires jusqu'à la sortie du port. Il faut un certain temps pour que le cœur se serre. Il y a d'abord le soulagement d'être à bord, la fatigue qui vous terrasse une demi-heure, la faim, qu'on apaise avec le reste des vivres de Simféropol et enfin la silhouette méridionale de l'île vous transperce le cœur. </text:p>
      <text:p text:style-name="Preformatted_20_Text"/>
      <text:p text:style-name="Preformatted_20_Text">Dans la nuit, la mer se lève, l'amarre se brise, et deux fois on pense avoir perdu le Jarkyï. Dans la nuit et sur une mer démontée, on jette des échelles de corde. Les femmes d'officiers les escaladent, terrifiées, les enfants sont tenus fermement pas les matelots qui les hissent, et il faut se lever, aménager les ponts pour que chacun ait une place pour dormir</text:p>
      <text:p text:style-name="Preformatted_20_Text"/>
      <text:p text:style-name="Preformatted_20_Text">Le froid réveille Vsévo, la nuit est encore noire. Au loin, devant, on aperçoit des lumières. Constantinople. Avec l'aube arrive le détroit du Bosphore. Tout du long, les navires des alliés victorieux patrouillent comme des gendarmes dans une ville. Pas un ne salue les bâtiments Russes : ce ne sont plus des navires de la flotte impériale, juste des transports de réfugiés et Vsévo ressent une nausée qui ressemble à du mal de mer. </text:p>
      <text:p text:style-name="Preformatted_20_Text"/>
      <text:p text:style-name="Preformatted_20_Text">Une humiliation après l'autre, une fois à quai, il faut arborer le pavillon de quarantaine. Comme dans tous les ports, les marchands se pressent en espérant faire des affaires, mais la monnaie imprimée par Wrangel ne vaut rien. Les femmes décousent leurs ourlets, sacrifient les bijoux qu'elles avaient sauvé jusque là pour acheter ce qui se vend. Ce sont les Français qui assureront le ravitaillement. </text:p>
      <text:p text:style-name="Preformatted_20_Text"/>
      <text:p text:style-name="Preformatted_20_Text">On finit par pouvoir débarquer et l'on passe de la fuite à l'exode organisé. Des bruits courent. Alors qu'ils s'éloignent du port, Vsévo et Mikhaïl partagent les informations qu'ils ont glané chacun de leur côté. </text:p>
      <text:p text:style-name="Preformatted_20_Text">- On dit que le corps des Volontaire sera dirigé vers Gallipoli, dit Mikhaïl. </text:p>
      <text:p text:style-name="Preformatted_20_Text">- Et les Cosaques, ils seront séparés ou bien ? demande Vsévo. </text:p>
      <text:p text:style-name="Preformatted_20_Text">- Oui, de ce que j'ai entendu, les cosaques du Don iront à Tchatalda, fit Micha, et ceux du Kouban à Lemnos. </text:p>
      <text:p text:style-name="Preformatted_20_Text">- Quant à la flotte, dit Vsévo, j'ai entendu dire que la France ne nous laissera pas tomber. Mais elle a la trouille que les soviétiques se maintiennent au pouvoir, alors personne là-bas ne veut de nos navires dans les ports de Toulon ni de Brest.</text:p>
      <text:p text:style-name="Preformatted_20_Text">- Et nous, qui on va suivre, demande Stoliaroff ? On a lutté avec le train blindé des Volontaires, le régiment Markoff, épaulé les Cosaques, et on n'a jamais fini l'académie navale...</text:p>
      <text:p text:style-name="Preformatted_20_Text">- Et alors ? répond Vsévo sans une hésitation. On est des cadets de la marine, personne ne peut nous enlever ça. </text:p>
      <text:p text:style-name="Preformatted_20_Text"/>
      <text:p text:style-name="Preformatted_20_Text"><text:s/>La guerre civile, horrible, traumatisante, abjecte, ils ne veulent la voir que comme une simple déviation, un accident de trajectoire qu'on corrige pour revenir à l'azimut visé : devenir officier de marine. </text:p>
      <text:p text:style-name="Preformatted_20_Text">Pour le moment, ils n'ont pas de cap à tenir, ils errent dans une ville où l'on peut croiser autant d'Anglais que de Russes, les Turcs préférant ces derniers, la solidarité entre vaincus d'aujourd'hui prime sur la rivalité d'hier. Les familles d'officiers qui ont pu emporter quelques objets de valeur les négocient un peu partout, dans des bureaux de change, auprès de marchands, ou simplement les troquent dans la rue. </text:p>
      <text:p text:style-name="Preformatted_20_Text">Une voix qui se veut enjôleuse alpague Vsévo et Mikhaïl.</text:p>
      <text:p text:style-name="Preformatted_20_Text">- Alors mes mignons, on cherche du réconfort ?</text:p>
      <text:p text:style-name="Preformatted_20_Text">L'accent distingué de la jeune femme tranche avec ce qu'elle suggère. Les adolescents qui parlaient de se dépuceler au bordel après avoir gagné leurs galons se sont changés en combattants apathiques. Vsévo adresse un sourire <text:soft-page-break/>triste et las et ne trouve rien à répondre. Tous ne montrent pas les mêmes pudeurs, et c'est de cette nécessité dégradante qu'est née la réputation sulfureuse dont on affuble encore les femmes slaves. C'est que personne ne sait comment seront traités les civils qui ont embarqué à Sébastopol, combien de temps ils devront tenir avant qu'on leur permettre de travailler, et où ? Les familles de militaires suivront sûrement dans les camps de Gallipoli ou de Lemnos, mais les autres ? On dit que certains pêcheurs peuvent vous emmener jusqu'en Grèce ou en Italie, certains rêvent de rejoindre les Russes qui sont déjà à Nice, mais faut-il croire ces passeurs improvisés quand on voit les frêles embarcations sur lesquelles ils naviguent ?</text:p>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8_Le visage_tourne_vers le sable</text:p>
      <text:p text:style-name="Preformatted_20_Text"/>
      <text:p text:style-name="Preformatted_20_Text">Au départ, les migrants étaient surtout des hommes directement visés par la répression, soit des démocrates, soit des croyants trop zélés pour le régime en place. Puis la guerre civile a obscurci les perspectives de tous et les plus éduqués, les médecins, les universitaires, certains que leurs compétences leur permettraient de refaire leur vie en Europe ou ailleurs ont tenté de fuir avec leurs familles. On avait mis en place des camps sur les îles grecques de Lesbos, de Chios, de Samos et de Leros. Au départ, les politiciens des pays européens n'ont pas osé aller à l'encontre de leurs opinions publiques, effrayées par des fantasmes d'invasion que certains partis entretenaient à dessein. La Croix-Rouge et d'autres organisations dénonçaient les conditions de vie dans ces camps, mais la presse n'y avait pas accès et l'absence de photos permettait à chacun de ne pas se sentir trop concerné, de se dire, c'est loin, tout ça, c'est le problème des Turcs, pas le nôtre. </text:p>
      <text:p text:style-name="Preformatted_20_Text">Sur la côte turque, en revanche, la presse pouvait circuler et la journaliste Nilüfer Demir se trouvait sur la plage d'Ali Hoca Burnu, près de la ville de Bodrum, quand elle fit cette photographie insoutenable <text:s/>de cet enfant de trois ans, dont le T-Shirt Rouge retroussé sur un short en jean laissait apparaître la peau du ventre et du dos. On aurait pu le croire endormi, mais son visage était appuyé contre le sable. Alan Kurdi, trois ans, a perdu la vie le 2 septembre 2015 lors du naufrage de l'embarcation de fortune dans laquelle sa famille fuyait la Syrie. Cette image émut enfin l'Europe qui coordonna des politiques d'accueil pour répondre à l'urgence humanitaire. Ce fut une parenthèse. Petit à petit, nous nous sommes habitués aux décomptes macabres, aux polémiques sur les bateaux de secours ou l'ambivalence de nos garde-côtes, et il ne se passa rien quand parut la photo du corps d'une petite fille échouée sur une île Tunisienne. </text:p>
      <text:p text:style-name="Preformatted_20_Text">Je ne sais pas ce qu'il faudrait faire aujourd'hui, je ne doute pas qu'il soit peut-être difficile, économiquement, culturellement peut-être, d'accueillir quelques dizaines de milliers réfugiés, mais je ne peux pas m'empêcher de penser qu'il y a cent ans, c'est plusieurs centaines de milliers d'hommes et de femmes fuyant la terreur rouge que la France su recevoir sans vaciller. Eux aussi aurait à trouver du travail, eux aussi seraient pointés du doigt quand les conséquences de la crise de vingt-neuf firent exploser le chômage dans les années trente et eux aussi participèrent à faire de la France ce qu'elle es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9_J_ai_quelque_chose_pour_toi</text:p>
      <text:p text:style-name="Preformatted_20_Text"/>
      <text:p text:style-name="Preformatted_20_Text">Lorsque j'ai eu neuf ans, mon père a connu une période de chômage. Je crois qu'il avait refusé de fermer des agences de l'entreprise de bâtiment pour <text:soft-page-break/>laquelle il travaillait, demandant plutôt à ce que ses supérieurs le laissent modifier des pratiques pour améliorer leur rentabilité plutôt que de mettre à la porte les commerciaux qu'il encadrait. Comme il refusait de licencier, on le licencia. Malgré ou à cause de son statut de cadre supérieur, il eu du mal à retrouver un poste équivalent et ne retrouva du travail qu'en Alsace. </text:p>
      <text:p text:style-name="Preformatted_20_Text">Nous avons quitté notre appartement de région parisienne pour une maison près de Strasbourg, avec un étage et un double garage en sous-sol. Ma mère raconte que mon père a failli ne pas la louer, parce qu'elle lui paraissait trop grande, trop luxueuse, avec le sol du salon pavé de marbre, trop belle pour lui qui continuait, malgré sa réussite, à se voir comme un fils d'immigrés russes. </text:p>
      <text:p text:style-name="Preformatted_20_Text"/>
      <text:p text:style-name="Preformatted_20_Text">La maison se situait dans la seule rue pavillonnaire du quartier. Plus on s'en éloignait et plus les bâtiments s'élevaient vers le ciel, jusqu'aux tours des cités sensibles de Schiltigheim où est née ces années là la tradition de brûler des voitures pour la Saint-Sylvestre. </text:p>
      <text:p text:style-name="Preformatted_20_Text">Dès la première semaine je me fis voler mon vélo dans la cour de l'école, qui restait ouverte pour que les gamins des quartiers puissent y jouer. Nous sommes allés le rechercher dans les rues alentour et on nous fit sentir que c'était une idée suicidaire. </text:p>
      <text:p text:style-name="Preformatted_20_Text">Dès la rentrée, je me suis fait tabasser dans la cour de l'école. Je ne comprenais pas pourquoi j'attirais à ce point l'animosité des garçons de mon âge. J'étais premier de la classe, mes parents étaient riches, et j'étais un affreux parigot. </text:p>
      <text:p text:style-name="Preformatted_20_Text">Avant de déménager, même si nous ne vivions pas dans un quartier huppé, dans la cour de l'école publique de la Celle Saint Cloud, je n'avais peur de personne. Mon grand frère et ma grande sœur n'étaient pas spécialement tendres avec moi et je croyais que nos chamailleries étaient des bagarres qui m'avaient appris à me battre. </text:p>
      <text:p text:style-name="Preformatted_20_Text">Dès la première semaine de cours à Schiltigheim, je vis un garçon de ma classe de CM1 s'en prendre à un CP et je crus qu'il était de mon devoir de lui venir en aide. Je fus assez surpris de voir qu'en fait de combat singulier, une bande entière me tomba dessus, notamment deux frères jumeaux d'origine turque. </text:p>
      <text:p text:style-name="Preformatted_20_Text">"Parisien, tête de chien, parigot, tête de veau."</text:p>
      <text:p text:style-name="Preformatted_20_Text">L'insulte me blessa plus que les coups. Neuf ans, c'est un peu jeune pour se poser des questions sur son identité. Ou déjà tard ? Jusqu'à présent, la société ne m'avait pas vraiment posé de questions sur mes origines, contrairement à ceux qui m'y forçaient maintenant. </text:p>
      <text:p text:style-name="Preformatted_20_Text"/>
      <text:p text:style-name="Preformatted_20_Text">Pour eux, j'étais un bourgeois et j'étais un parisien. J'aurais dû vouloir défendre cette identité attaquée, mais je n'arrivais pas à comprendre ce qu'on me reprochait à moi, qui n'y était pour rien. </text:p>
      <text:p text:style-name="Preformatted_20_Text"/>
      <text:p text:style-name="Preformatted_20_Text">"Nous sommes aisés, mais pas riches," répétait mon père. Je me souviens de cette fois où j'étais à terre et que mes camarades me rouaient de coups de pied. Ils portaient des bottes en caoutchouc, alors que l'été n'était pas encore terminé. Lorsque j'en parlais au seul autre fils de bourgeois de la classe, il me dit que c'était parce que c'était ce qu'il y avait de moins cher, que ça ne se trouait jamais et que les parents pouvaient les refiler d'un enfant à l'autre au moins deux ou trois fois. </text:p>
      <text:p text:style-name="Preformatted_20_Text"/>
      <text:p text:style-name="Preformatted_20_Text">"Parisien ? Mais tu es né à Versailles, mon fils," disait ma mère. C'était pire. Le château, le Roi-Soleil, les familles catholiques de cinq enfants. </text:p>
      <text:p text:style-name="Preformatted_20_Text">J'étais allé une fois ou deux à Paris, au jardin d'acclimatation, et ça m'avait semblé une véritable expédition. J'avais vu la Tour Eiffel, certes, mais je ne me souvenais pas y être monté. Mon père nous disait simplement que, quand on la rénovait, cela demandait des tonnes et des tonnes de peintures, et des ouvriers habiles et courageux. Je crois que c'est tout ce que je savais de Paris : la peinture sur la Tour Eiffel pesait des tonnes et des tonnes. </text:p>
      <text:p text:style-name="Preformatted_20_Text"/>
      <text:p text:style-name="Preformatted_20_Text">À cette époque mon père vendit à son frère, l'oncle Lala, sa part de la maison de ma grand-père russe, dans le Loir et Cher. Ma mère fit de même avec sa part de la résidence secondaire de ses parents dans le Finistère. Ils purent ainsi acheter et rénover une longère dans un autre hameau du même village breton. Les pelleteuse avait excavé des tombereaux de terre pour libérer le rez-de-chaussée <text:soft-page-break/>et <text:s/>le chantier avait un air de fouille archéologique. C'est à cette terre que je me sentais appartenir. À la fin des vacances d'été, avant de repartir en Alsace, mes parents disaient : " Quelle tristesse de reparti, on resterait bien là toute l'année." </text:p>
      <text:p text:style-name="Preformatted_20_Text">Je comprenais vaguement que c'était impossible, à cause du travail de mon père, mais après tout, nous avions bien déménagé en Alsace, il devait bien y avoir des entreprises en Bretagne ? </text:p>
      <text:p text:style-name="Preformatted_20_Text">En réalité, le lien de mes parents avec la région parisienne était bien plus fort que cela. Ma mère avait été élevé dans le seizième arrondissement, mon père avait fait ses études de droit à Paris. Quand, au bout de deux ans, mon père a dû à nouveau changer d'emploi, il est revenu là, en banlieue ouest. À l'époque, je ne savais pas que ses parents s'étaient installés sur les bords de Seine, entre Rueil-Malmaison et Bougival, là où l'on trouvait la maison de Tourguenieff et une petite communauté russe. </text:p>
      <text:p text:style-name="Preformatted_20_Text">Je m'y sentais maintenant encore plus étranger qu'en Alsace. Je ne sais pas si c'était une forme de syndrome de Stockholm, ou une prise de conscience politique précoce, mais l'inscription dans un collège bourgeois de Saint-Germain-en-Laye, au lieu de me paraître une libération après les coups plus souvent reçus que donnés dans la cour de l'école primaire de Schiltigheim me fit l'effet d'un emprisonnement. Tous ces fils de riche qui portaient pour un demi-SMIC de vêtements de marque me semblaient puérils et monstrueux. </text:p>
      <text:p text:style-name="Preformatted_20_Text"/>
      <text:p text:style-name="Preformatted_20_Text">Plus que jamais, j'attendais les vacances et le retour en Bretagne. Je savais que j'y étais moi-même perçu comme un fils de bourge dans sa résidence secondaire, mais la mer, le vent, la roche à qui l'oxydation donnait une couleur orange sous le vert sombre des bruyères et des ajoncs du chemin côtier m'apaisaient. Mes frère et sœurs me raillaient : "Tu vas encore te la jouer Chateaubriand, cheveux au vent et chanter tes chansons tristes aux hollandaises de passage ?"</text:p>
      <text:p text:style-name="Preformatted_20_Text">N'empêche, j'ai quitté l'Île-de-France dès que j'ai pu et j'ai fait mes études à Rennes, à Lorient, à Vannes. Puis, après mes années d'errance outre-mer, j'y suis revenu. Mon fils est né à Brest. </text:p>
      <text:p text:style-name="Preformatted_20_Text">Assez rapidement, j'ai tissé des liens avec les voisins du hameau où se trouvait la longère familiale. Assez rapidement, dans le Finistère, ça veut dire au bout de quinze-vingt ans. </text:p>
      <text:p text:style-name="Preformatted_20_Text">Je tâchais de faire profil bas, de m'entendre avec tout le monde, ce qui n'était pas une mince affaire car les uns détestaient les autres, d'une famille à l'autre, bien-sûr, mais aussi au sein de chaque famille. </text:p>
      <text:p text:style-name="Preformatted_20_Text">Je n'habitais pas le hameau. Selon les opportunités, j'ai habité à Rennes, à Brest, à Vannes, et même, pendant un an ou deux, dans le village. J'étais devenu le conjoint d'une exploitante agricole. Quand elle a gardé la ferme mais changé de fermier, une partie du village s'est rangée de son côté, mais dans le hameau, où j'ai dû me réfugier quelques mois avant de rebondir, je ne fus pas mis à l'écart. Par a suite, où que j'habite, quand je venais faire un tour, je faisais le tour des maisons pour dire bonjour, et, à force, on me parlait un peu plus longtemps, un peu plus souvent, un peu plus librement. </text:p>
      <text:p text:style-name="Preformatted_20_Text"/>
      <text:p text:style-name="Preformatted_20_Text">Mais je suis resté un étranger quand même, et quand Jojo Le Calvar est mort, au mois de janvier dernier, ses enfants ne m'ont pas prévenu. Pourtant, c'est lui qui, alors que je pensais abandonner l'écriture de ce libre, m'avait relancé en me disant : "Ah, j'ai quelque chose pour toi."</text:p>
      <text:p text:style-name="Preformatted_20_Text"/>
      <text:p text:style-name="Preformatted_20_Text"/>
      <text:p text:style-name="Preformatted_20_Text"/>
      <text:p text:style-name="Preformatted_20_Text">---</text:p>
      <text:p text:style-name="Preformatted_20_Text"/>
      <text:p text:style-name="Preformatted_20_Text"># 60_Cosaques_et_bretons</text:p>
      <text:p text:style-name="Preformatted_20_Text"/>
      <text:p text:style-name="Preformatted_20_Text"/>
      <text:p text:style-name="Preformatted_20_Text"/>
      <text:p text:style-name="Preformatted_20_Text">Ils avaient finalement raison, les petits turci-alsaciens, de me traiter de parisien. Je n'avais pas conscience de faire l'amalgame entre la France et l'Île-de-France. L'universalisme des Lumières, ça m'a toujours plus, moi qui n'avais à renoncer à aucun accent pour parler comme les gens qu'on voit à la <text:soft-page-break/>télévision et les lois de la république n'entaient en conflit avec aucun élément d'histoire ou de coutume propre à ma région. </text:p>
      <text:p text:style-name="Preformatted_20_Text">Même lorsque je faisais des recherches pour ne pas commettre trop d'erreurs historiques pour ce livre, la spécificité cosaque au sein de l'empire russe me semblait exotique et sans équivalent en France. </text:p>
      <text:p text:style-name="Preformatted_20_Text">Pourtant j'avais choisi d vivre ici, où chacun sait qu'Anne de Bretagne n'a accepté le rattachement à la France qu'à la condition qu'il n'y ait pas d'impôt sur les routes (ni sur le sel note de bas de page). La révolte des Bonnets Rouges, lors de la mise en place des portiques qui devaient permettre de taxer les camions empruntant les voies rapides de Bretagne n'a été une surprise pour personne, ici. </text:p>
      <text:p text:style-name="Preformatted_20_Text">Et pour renforcer le parallèle avec les Cosaques, il suffit de regarder la sur-représentation des Bretons dans la marine nationale . </text:p>
      <text:p text:style-name="Preformatted_20_Text"/>
      <text:p text:style-name="Preformatted_20_Text">Je n'ai évidemment connu JoJo le Calvar qu'après sa retraite de la "royale". On le voyait faire son jardin, ou y peindre , des tableaux où la mer était presque toujours présente. Pas seulement la nôtre : il peignait aussi bien les criques du Finistère que les pains de sucre de la baie d'Along. </text:p>
      <text:p text:style-name="Preformatted_20_Text">"J'y suis allé deux fois, tu sais, en Indochine."</text:p>
      <text:p text:style-name="Preformatted_20_Text">J'évitais soigneusement tout sujet polémique, orientant toujours nos discussion vers la peinture, le choix des sujets, les techniques, dressant des parallèles avec mon arrière grand-mère et ses amis peintre du Faouët, comme pour rappeler que même si j'étais un parisien, j'avais des attaches dans le coin depuis plus d'un siècle maintenant. </text:p>
      <text:p text:style-name="Preformatted_20_Text"/>
      <text:p text:style-name="Preformatted_20_Text">Dans la famille Le Calvar, pour une raison mystérieuse, on appelait toujours les hommes par leur deuxième prénom. Ansin Jojo s'appelait en réalité Rémy Le Calvar. Il ne se vantait jamais de ses décorations, ni de la croix de guerre, ni de la Légion d'honneur qu'on lui avait décerné une dizaine d'année auparavant. On ne parlait que de potager et de peinture, c'est pourquoi j'ai été surpris qu'il me parle d'un bateau de guerre. </text:p>
      <text:p text:style-name="Preformatted_20_Text"/>
      <text:p text:style-name="Preformatted_20_Text">" Tu vois ce que c'est, un aviso ? Non ? Des navires militaires pas trop gros, ça te dit rien ? Bon, ben le Bar-le-Duc, c'était un aviso de type Amiens, soixante douze mètres de long, deux chaudières, deux turbines. PAr en-dessous, ça ressemblait à un bateau de commerce. Du coup, les sous-marins s'approchaient pour les torpiller, et quand ils se rendaient compte de leur erreur, c'était trop tard. Enfin, pour le Bar-Le-Duc, c'était trop tard aussi, il est sorti des chantiers navals de Lorient en 1918. Mais en 1920, il était avec la flotte de méditerranée orientale, à Sébastopol, pour escorter la flotte impériale. Ton grand-père, c'est bien de Sébastopol qu'il est parti, pas de Novorossisk, hein ? Ah, oui, j'aurais dû commencé par là, mais sur le Bar-le-Duc, c'est mon père qu'était matelot. Julien. Mais bon, tu l'as pas connu, bien-sûr. </text:p>
      <text:p text:style-name="Preformatted_20_Text"/>
      <text:p text:style-name="Preformatted_20_Text">Bon, ils ont accompagné toute la flotte jusqu'à Constantinople. La mer était déjà mauvaise, mais ils sont arrivés sans encombre. Ils ont attendu un moment là-bas, parce que personne ne savait où on allait envoyer tout ce beau monde. Tu te doutes bien qu'on voulait pas se mettre les soviétiques à dos non plus, alors pas question de les accueillir à Brest ou à Toulon. Et en décembre, c'était décidé, on les envoyait à Bizerte. Il y avait un lac, là-bas, derrière une rade, parfait pour les laisser en méditerranée, sans les laisser tomber, mais sans qu'ils soient tout à fait en France, tu vois ?</text:p>
      <text:p text:style-name="Preformatted_20_Text">Le Bar-le-Duc devait accompagner un des convois. Tu sais dans quel bateau ton grand-père a fait le trajet ? Regarde, il y avait un énorme croiseur, des torpilleurs, un dragueur de mine, <text:s/>un aviso, russe, pour le coup, un de leurs navires-écoles... Tu peux regarder les noms sur l'article. Ça te dit rien ? Ah, et il y avait quatre sous-marins. J'ai retenu qu'il y en a un qui s'appelle le Outka, tu pourras regarder dans le papier. D'ailleurs le Bar-le-Duc transportait des piècesd e rechange pour les retaper une fois arrivés à bon port."</text:p>
      <text:p text:style-name="Preformatted_20_Text"/>
      <text:p text:style-name="Preformatted_20_Text">Je parcourus l'article, mais aucun nom ne me parut familier. Mais je souris : il y avait bien une histoire de sous-marin, finalement ! Outka, ça veut dire canard, en russe. Un oiseau qui plonge chercher sa nourriture au fond de l'eau ! Jojo reprit. </text:p>
      <text:p text:style-name="Preformatted_20_Text"><text:soft-page-break/></text:p>
      <text:p text:style-name="Preformatted_20_Text">"</text:p>
      <text:p text:style-name="Preformatted_20_Text">Malheureusement, la visibilité était mauvaise cette nuit-là, et la brume était épaisse t le temps n'a fait qu'empirer, au point de disperser le convoi. Un peu avant deux heures du matin, il y a eu un choc lent mais un bruit atroce : le Bar-le-Duc avait talonné."</text:p>
      <text:p text:style-name="Preformatted_20_Text"/>
      <text:p text:style-name="Preformatted_20_Text">Je dus faire une grimace car il précisa : </text:p>
      <text:p text:style-name="Preformatted_20_Text"/>
      <text:p text:style-name="Preformatted_20_Text">" La coque avait heurté un récif par en-dessous. Ils ont alors battu en arrière et ils se sont dégagés. Mais le choc avait été tellement violent que les tubes qui sortaient de la chaudière ont joué, et qu'ils ont perdu la pression, la dynamo a stoppé. La deuxième chaudière n'était pas en pression, alors un bateau sans propulsion, on dit qu'il désempare, en gros, c'est un bouchon baladé par les vagues. </text:p>
      <text:p text:style-name="Preformatted_20_Text">Ça n'a pas pris longtemps pour que les vagues l'envoient à la côte à nouveau. Le bateau était échoué, cette fois. </text:p>
      <text:p text:style-name="Preformatted_20_Text">Ce que je peux te dire, c'est que les officiers, c'était pas des planqués. C'est le second qui s'est jeté à l'eau, avec une amarre à l'épaule. Il a nagé jusqu'à un premier rocher. C'était pas très loin, une dizaine de mètres, mais en pleine nuit, avec la tempête et l'amarre, il aurait pu y passer. Une fois qu'il a grimpé sur le premier rocher, les autres se servaient de Costons, tu vis ce que c'est les Costons ? C'est des feux dont on se servait pour faire des signaux, un peu comme les feux de détresse aujourd'hui, tu vois ? Bon, ils éclairaient avec ça. Mais le rocher, il était minuscule, alors il a fallu qu'il nage jusqu'à un autre, puis encore jusqu'à la côte. Les officiers s'occupaient du bateau et des feux, et les hommes passaient un à un sur l'amarre, jusqu'au premier rocher. Là, ils attendaient que les précédents aient gagné le suivant."</text:p>
      <text:p text:style-name="Preformatted_20_Text"/>
      <text:p text:style-name="Preformatted_20_Text"><text:s/>J'ai demandé à Jojo : "ils n'auraient pas pu attendre le matin sur le premier rocher ? Robert m'a souvent dit que les pêcheurs étaient rarement de bons nageurs."</text:p>
      <text:p text:style-name="Preformatted_20_Text"><text:s/>Jojo fronça les sourcils. Robert était le mari d'une de ses demi-sœurs avec qui il ne s'entendait pas très cordialement. </text:p>
      <text:p text:style-name="Preformatted_20_Text"/>
      <text:p text:style-name="Preformatted_20_Text"><text:s/>" Dans la marchande, peut-être, mais dans la royale, on sait nager. Et puis, il n'y avait pas la place. Au début, c'était bon, parce que le Bar-le-Duc les protégeait des vagues. Mais le bateau a fini par couler. À part le second qui avait nagé pour attacher l'amarre, tous les officiers y sont passés. Et surtout, le bateau n'empêchait plus les vagues de frapper le rocher. Les plus grosses vagues emportaient un type ou deux à chaque fois, alors au lieu d'attendre, les autres se sont lancés pour atteindre la côte. Ceux qui ont réussi se sont regroupé sur une langue rocheuse, parce que les premiers avaient aperçu une cabane quand les Costons éclairaient encore. Ils ont même retrouvé la mascotte du bateau, un braque qu'un matelot avait ramené de Constantinople, et qui était devenu la mascotte du bateau. <text:s/>Mais ils ont quand même perdu vingt-six hommes, et on ne connaissait pas les noms des survivants, du coup, toutes les femmes de ces marins ont été veuves pendant trois jours, et vingt-six seulement tout le reste de leur vie. Joubin, le second, celui qui avait sauté à l'eau avec l'amarre, comme il était le seul officier restant, a décidé d'aller chercher un poste de télégraphe. Il a marché pied nus pendant vingt cinq kilomètres. Après, il a trouvé une mule, et ensuite, ils ont été secourus. Donc contrairement à ton grand-père, mon père n'est jamais arrivé à Bizerte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61_L_ordre_secret</text:p>
      <text:p text:style-name="Preformatted_20_Text"/>
      <text:p text:style-name="Preformatted_20_Text">"Ça fait deux mois qu'on est sur l'eau. On voit cette eau du matin au soir, tantôt verte, tantôt bleue, tantôt propre, tantôt sale, l'air qu'on respire est chargé de sel, on vit sur du métal, les pieds sur le pont à attendre qu'on nous <text:soft-page-break/>distribue des vivres, comme des animaux attendent leur fourrage. Maintenant qu'on est là, ils pourraient nous laisser descendre, bon sang."</text:p>
      <text:p text:style-name="Preformatted_20_Text"/>
      <text:p text:style-name="Preformatted_20_Text">Vsévo et Mikhaïl sont accoudés au bastingage. </text:p>
      <text:p text:style-name="Preformatted_20_Text">- Qui c'est, le type qui se plaint ?, demande Mikhaïl. </text:p>
      <text:p text:style-name="Preformatted_20_Text">- Je sais pas, un civil, un professeur, un historien, je crois, répond Vsévo. </text:p>
      <text:p text:style-name="Preformatted_20_Text">- Cela dit, il a raison, pourquoi est-ce qu'ils ne nous laissent pas descendre ? </text:p>
      <text:p text:style-name="Preformatted_20_Text">- C'est vrai, quoi, on a déjà subi une quarantaine à Constantinople et leurs médecins nous ont déclarés exténués mais en bonne santé. </text:p>
      <text:p text:style-name="Preformatted_20_Text">- Exténués, évidemment, après vingt jours de charbonnage en mer, dit Micha. </text:p>
      <text:p text:style-name="Preformatted_20_Text">- Mais ce n'est pas ça qui me surprend le plus, qu'ils ne nous laissent pas descendre, je veux dire. </text:p>
      <text:p text:style-name="Preformatted_20_Text">- Ah bon ? C'est quoi ? demande Micha.</text:p>
      <text:p text:style-name="Preformatted_20_Text">- Le calme, répond Vsévo. Regarde, ajoute-t-il en montrant le lac de Bizerte de la main. Rappelle-toi, à Constantinople, que ce soit à quai ou dans des embarcations de toutes tailles, il y avait toujours quelqu'un en train de nous vendre quelque chose. </text:p>
      <text:p text:style-name="Preformatted_20_Text">- T'as raison, des Turcs, des Grecs, des marchands, des pêcheurs. Là, rien. </text:p>
      <text:p text:style-name="Preformatted_20_Text">- Personne ! reprend Vsévo. Bon, tu me diras, pour les marchands ou les simples quidams, vu où ils nous ont parqués, ça fait une trotte. </text:p>
      <text:p text:style-name="Preformatted_20_Text">En effet, dès leur arrivée à Bizerte, une fois passé le brise-lames qui marque l'entrée du port, les navires des convois qui se sont succédés du 21 décembre 1920 au 2 janvier 1921 ont été dirigés par le goulet jusqu'au lac de Bizerte, où on les a fait accoster sur la berge nord, à l'écart de la ville. </text:p>
      <text:p text:style-name="Preformatted_20_Text">- Oui, on les voit mal venir nous voir à la nage, rigole Micha. </text:p>
      <text:p text:style-name="Preformatted_20_Text">- Tu imagines, dit Vsévo en riant, un commis du coin voyant depuis deux jours le contre-torpilleur Bezpakoïnik se dire : "Tiens, je vais aller nager près de ses turbines, voire si je peux me faire découper en rondelles !"</text:p>
      <text:p text:style-name="Preformatted_20_Text">- Attends, poursuit Micha, hilare, imagine nager jusqu'à la coque du navire atelier Kronstadt, et espérer que 10 mètre plus haut les gars t'entendent les appeler !</text:p>
      <text:p text:style-name="Preformatted_20_Text">Ils rient encore, puis plus doucement et l'attente et la fatigue reprennent le dessus. </text:p>
      <text:p text:style-name="Preformatted_20_Text"/>
      <text:p text:style-name="Preformatted_20_Text">Ils ne savent pas que le virus contre lequel les autorités françaises veulent se prémunir n'est pas biologique. Avec une cruauté ironique involontaire envers ceux qui l'ont combattu au péril de leur vie, c'est le virus du bolchevisme qui fait trembler les autorités françaises. </text:p>
      <text:p text:style-name="Preformatted_20_Text"/>
      <text:p text:style-name="Preformatted_20_Text">Le 18 décembre 1920, quand la décision d 'accueillir la flotte à Bizerte est enfin confirmée, le vice-amiral <text:s/>Darrieus a émit l'ordre <text:s/>n°12 S portant la mention SECRET.</text:p>
      <text:p text:style-name="Preformatted_20_Text"/>
      <text:p text:style-name="Preformatted_20_Text">"Les Russes évacués sur Bizerte ne devront avoir, jusqu’à nouvel ordre, aucune relation avec la terre. Les mesures suivantes seront prises pour empêcher les Russes de communiquer avec la terre,</text:p>
      <text:p text:style-name="Preformatted_20_Text">et empêcher que des embarcations de terre communiquent avec les bâtiments russes.</text:p>
      <text:p text:style-name="Preformatted_20_Text"/>
      <text:p text:style-name="Preformatted_20_Text">On délimitera une zone interdite à la navigation à proximité des navires russes, sauf autorisation française ou homme à la mer et incendie. La surveillance sera assurée par deux chasseur, vedettes ou torpilleurs qui devront être commandés par un commandant armé au moins d'un revolver. La nuit, des explorations lentes par projecteur, espacées au minimum de 15 minutes et en variant les intervalles seront faites alternativement par la _France_ et par l’_Edgar Quinet_.</text:p>
      <text:p text:style-name="Preformatted_20_Text"/>
      <text:p text:style-name="Preformatted_20_Text">Dans le secteur de la baie de Karouba, le régiment de tirailleurs sénégalais fournira un service de rondes et de patrouilles. Si une embarcation russe tente de sortir de la zone interdite, elle sera reconduite à bord de son bâtiment d'origine pour débarquer le personnel et rehissée. Cette  infraction aux consignes entraînera la suppression des embarcations du bâtiment coupable.</text:p>
      <text:p text:style-name="Preformatted_20_Text"/>
      <text:p text:style-name="Preformatted_20_Text">Le ravitaillement sera fait par des remorqueurs ou chalands provenant de Sidi Abdallah ou de Bizerte, qui se rendront à bord de la _France_ pour embarquer le <text:soft-page-break/>lieutenant de vaisseau fusilier chargé des relations avec les Russes et éventuellement le personnel nécessaire pour aider aux distributions et à la surveillance. Ce lieutenant de vaisseau recevra les demandes d’eau, de vivres et les autres demandes des Russes.</text:p>
      <text:p text:style-name="Preformatted_20_Text"/>
      <text:p text:style-name="Preformatted_20_Text">Le courrier provenant des navires russes devra être désinfecté dans une salle chauffée et dans laquelle on fera agir des vapeurs de formol au moyen de fumigateurs à l'hôpital de Sidi Abdallah.</text:p>
      <text:p text:style-name="Preformatted_20_Text"/>
      <text:p text:style-name="Preformatted_20_Text"> Les malades ou blessés russes ne seront envoyés à l’hôpital de la marine que munis d’un billet d’hôpital ou d’une liste d’évacuation comprenant les indications suivantes :</text:p>
      <text:p text:style-name="Preformatted_20_Text"/>
      <text:p text:style-name="Preformatted_20_Text"> Nom, prénom, âge, date et lieu de naissance, numéro matricule, grade, religion, diagnostic, indication sommaire sur la marche de la maladie, date de la dernière vaccination contre la variole..."</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62_Durs mais...</text:p>
      <text:p text:style-name="Preformatted_20_Text"/>
      <text:p text:style-name="Preformatted_20_Text">Quand on les laisse enfin descendre à terre, une section de tirailleurs Sénégalais les encadre. Un jeune lieutenant français, un peu guindé, donne des instructions. Il a l'air gêné. Peut-être parce que les jeunes hommes portent des sacs manifestement trop lourds pour leur dos alors que son cheval n'a qu'une selle vide sur le sien. Peut-être qu'il a simplement honte qu'on traite ces tous jeunes hommes, dont la plupart avaient vaillamment combattu, comme des éléments potentiellement perturbateurs. </text:p>
      <text:p text:style-name="Preformatted_20_Text">En chemin le commandant Berg leur explique qu'on ne se rend pas à Bizerte même mais au fort du Djebel Kebir. Les autorités françaises ont consenti à laisser l'amiral Guerassimoff à y installer l'École Navale. On prend le bac pour traverser le grand canal et on débarque du côté des pêcheries. Là, enfin, il y a de la vie, de la curiosité, des sourires. Certains pêcheurs mime le port d'un lourd sac à dos en grimaçant, entre moquerie et compassion sincère d'hommes habituées aux charges qui cassent l'échine. </text:p>
      <text:p text:style-name="Preformatted_20_Text">Le lieutenant français explique au commandant Berg : le djebel Kébir, c'est à dire le massif montagneux du Kébir, a la même hauteur que la Tour Eiffel. Berg répond que trois cents mètres de dénivellés ne sont pas pour effrayer ses Junkers. </text:p>
      <text:p text:style-name="Preformatted_20_Text">- Facile à dire, il n'a pas son barda sur le dos, souffle Mikhaïl.</text:p>
      <text:p text:style-name="Preformatted_20_Text">- T'as vu, il nous a appelés Junkers, répond Vsévolode. </text:p>
      <text:p text:style-name="Preformatted_20_Text"/>
      <text:p text:style-name="Preformatted_20_Text">Alors Alors, seulement, les deux jeunes hommes prennent conscience de ce que la guerre civile leur a volé. Il ont l'âge des aspirants avec lesquels ils ont défendu le Palais d'Hiver, mais il sn'ont pas passé deux ans à parfaire leur éducation, à progresser en mathématique, en physique, à connaître leur premier amour, il les ont passés à se battre, à tuer et tâcher de ne pas se faire tuer. </text:p>
      <text:p text:style-name="Preformatted_20_Text">- S'ils nous avaient accueillis en France, vraiment en France, on la verrait, la Tour Eiffel, au lieu d'en parler. <text:s/></text:p>
      <text:p text:style-name="Preformatted_20_Text">- Tu devrais être content qu'on n'y soit pas, répond Vsévolode. </text:p>
      <text:p text:style-name="Preformatted_20_Text">- Quoi, tu préfère crapahuter dans le Djébel ? demande Micha. </text:p>
      <text:p text:style-name="Preformatted_20_Text">- Je me dis que si on est là, c'est qu'ils croient encore un renversement possible, un soulèvement chez nous, en Russie, et qu'ils envisagent encore de laisser la flotte repartir et reconquérir ce que les soviétiques nous ont pris...</text:p>
      <text:p text:style-name="Preformatted_20_Text"/>
      <text:p text:style-name="Preformatted_20_Text">Quand ils arrivent devant l'imposante entrée du fort, ils n'ont plus assez de souffle pour discuter de la Tour Eiffel. Le mur d'enceinte extérieur est suivi d'un fossé et d'un autre mur d'enceinte, selon un plan d'escarpe et de contre escarpe, et cette architecture militaire tout à fait classique, la même que celle du Fort du Questel à Brest ou que des batteries Vauban de Noisy-le-Roi, <text:soft-page-break/>contraste avec le paysage rocailleux du Djébel. </text:p>
      <text:p text:style-name="Preformatted_20_Text"/>
      <text:p text:style-name="Preformatted_20_Text">Les élèves habiteront sur place, les enseignants et leurs famille logeront dans le village de Sfaïat, à quelques kilomètres. </text:p>
      <text:p text:style-name="Preformatted_20_Text">- Ça ne te fait pas penser au sanatorium ? demande Mikhaïl. </text:p>
      <text:p text:style-name="Preformatted_20_Text">- À quoi ?, dit Vsévolode. </text:p>
      <text:p text:style-name="Preformatted_20_Text">- Les murs blanchis à la chaux, nus, les lits alignés... Non ?</text:p>
      <text:p text:style-name="Preformatted_20_Text">- Mais quel sanatorium ? </text:p>
      <text:p text:style-name="Preformatted_20_Text">- Celui où on t'a soigné quand tu as attrapé le typhus, tiens, quel autre ? </text:p>
      <text:p text:style-name="Preformatted_20_Text">- Comment veux-tu que je le sache ? J'étais occupé à ne pas mourir. Avec une fièvre pareille, tu ne vois rien de ce qu'il y a vraiment autour de toi. Et rien de ce que tu crois voir ne se trouve vraiment autour de toi. </text:p>
      <text:p text:style-name="Preformatted_20_Text">Mikhaïl ne répond pas tout de suite. Évoquer ces jours où la mort se tenait tout près, tout le temps, ça ne colle pas avec le soleil, ça ne colle pas avec la colline aride, avec le ciel bleu foncé. </text:p>
      <text:p text:style-name="Preformatted_20_Text">- Le sol est Africain, finit-i par dire, les murs sont bien français, il va falloir donner à tout ça un air russe, finit-il par dire. </text:p>
      <text:p text:style-name="Preformatted_20_Text"/>
      <text:p text:style-name="Preformatted_20_Text">Et c'est en effet au fort qu'on transfère la chapelle de fortune qu'on avait installée sur le vieux cuirassé "Gueorgui Pobiedonossietz" (Saint Georges porteur de victoire). On démonte l'iconostase, ce mur qui sépare le clergé des fidèles surant une partie de la liturgie orthodoxe, et on le transporte du lac de Bizerte jusqu'au Fort. </text:p>
      <text:p text:style-name="Preformatted_20_Text">Les élèves de la nouvelle école navale compte leurs allers-retours jusqu'à la ville ou au lac de Bizerte en Tours Eiffel, en référence à la remarque du lieutenant français. </text:p>
      <text:p text:style-name="Preformatted_20_Text">- On va encore se taper six Tours Eiffel demain, deux allers-retours pour remonter du matériel et un autre pour les exercices sur le plan d'eau. </text:p>
      <text:p text:style-name="Preformatted_20_Text">- J'ai l'impression que c'est juste pour le plaisir nous faire suer. </text:p>
      <text:p text:style-name="Preformatted_20_Text">- Guerassimoff, je te le dis,c 'est une peau de vache. </text:p>
      <text:p text:style-name="Preformatted_20_Text">De fait, la discipline est une obsession de l'amiral, un homme vif et sec, mais dont les yeux malicieux laissent deviner un attachement presque tendre à ses troupes. </text:p>
      <text:p text:style-name="Preformatted_20_Text">Les garçons et les jeunes hommes qu'on lui confie sortent de deux années de guerre civile. Certains sont allés au front, d'autres non, les pères de certains ont été massacrés et certains on participé à des massacres. Tous ont connu des privations ainsi que l'effondrement de leur monde mental et on leur demande à présent de reprendre une scolarité exigeante. La discipline qui ne faisait pas question quand il s'agissait de ne pas mourir, il leur semble difficile de l'accepter quand il ne s'agit que d'étudier les mathématiques, la géographie, l'histoire des batailles navales. Mais pour les calculs de correction de positionnement quand on navigue à la boussole et au compas, c'est différent, car celui qui leur enseigne ces méthodes les impressionne par la rigueur absolue de sa méthode, sa capacité à réaliser des opérations trigonométriques complexes de tête, et par son savoir encyclopédique. </text:p>
      <text:p text:style-name="Preformatted_20_Text">- Demain, on a cours avec Ogloblionsky. </text:p>
      <text:p text:style-name="Preformatted_20_Text">- Ahhh, le Dieu de la Déviation... va falloir s'accrocher.</text:p>
      <text:p text:style-name="Preformatted_20_Text">Des décennies plus tard, tous ne se rappelleront d'Ogloblionski qu'en l'appelant le Dieu de la Déviation. </text:p>
      <text:p text:style-name="Preformatted_20_Text"/>
      <text:p text:style-name="Preformatted_20_Text">Mais certains ne sont plus capables de s'accrocher. Aujourd'hui encore, malgré les habituelles rengaines racistes, ce que les sociologues montrent, c'est qu'après les corrections liées au milieu social, aux conditions de vie, à l'éducation, les sociologues montrent que ni l'appartenance ethnique, ni l'appartenance religieuse ne sont des facteurs explicatifs de la délinquance, le seul facteur qui ajoute quelque chose, c'est le fait de venir d'un pays en guerre, en particulier en guerre civile. </text:p>
      <text:p text:style-name="Preformatted_20_Text">Alors les punitions pleuvent, forgeant la légende noire de Guerassimoff, les exclusions aussi, parois. Parmi les plus âgés, certains ne peuvent plus rester assis à un pupitre huit heures par jour et ils acceptent les boulots que les autorités françaises locales leur proposent, des boulots d'ouvriers agricoles, de mineurs. Ils sont plutôt l'exception, car malgré son apparente froideur, l'amiral Guerassimoff se fait respecter des élèves par la justesse de sa justice, et il se fait apprécier des enseignants qui découvrent son humour <text:soft-page-break/>décalé. </text:p>
      <text:p text:style-name="Preformatted_20_Text">Dur mais pas cassant, aurait Valeri Iakovlevitvh Goussef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03" meta:paragraph-count="1712" meta:word-count="64951" meta:character-count="375844" meta:non-whitespace-character-count="311466"/>
    <meta:generator>LibreOffice/7.3.7.2$Linux_X86_64 LibreOffice_project/30$Build-2</meta:generator>
  </office:meta>
</office:document-meta>
</file>